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number:number-style style:name="N10002" number:language="en" number:country="GB">
      <number:number number:decimal-places="2" loext:min-decimal-places="2"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1000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23.79mm" svg:y="411.1mm">
            <loext:p draw:notify-on-update-of-ranges="Sheet1.E1:Sheet1.E26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IN([.A1]+[.B1])" office:value-type="float" office:value="0.841470984807896" calcext:value-type="float">
            <text:p>0,841470984807896</text:p>
          </table:table-cell>
          <table:table-cell table:style-name="Default" table:formula="of:=(RAND()-0.5)*[.$I$3]" office:value-type="float" office:value="0.0408043417730588" calcext:value-type="float">
            <text:p>0,040804341773059</text:p>
          </table:table-cell>
          <table:table-cell table:style-name="ce2" table:formula="of:=[.C1]+[.D1]" office:value-type="float" office:value="0.882275326580955" calcext:value-type="float">
            <text:p>0.88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table:formula="of:=SIN([.A2]+[.B2])" office:value-type="float" office:value="0.963558185417193" calcext:value-type="float">
            <text:p>0,963558185417193</text:p>
          </table:table-cell>
          <table:table-cell table:style-name="Default" table:formula="of:=(RAND()-0.5)*[.$I$3]" office:value-type="float" office:value="-0.00917958207337283" calcext:value-type="float">
            <text:p>-0,009179582073373</text:p>
          </table:table-cell>
          <table:table-cell table:style-name="ce2" table:formula="of:=[.C2]+[.D2]" office:value-type="float" office:value="0.95437860334382" calcext:value-type="float">
            <text:p>0.95</text:p>
          </table:table-cell>
          <table:table-cell table:number-columns-repeated="3"/>
          <table:table-cell office:value-type="string" calcext:value-type="string">
            <text:p>RND SCALE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table:formula="of:=SIN([.A3]+[.B3])" office:value-type="float" office:value="0.999573603041505" calcext:value-type="float">
            <text:p>0,999573603041505</text:p>
          </table:table-cell>
          <table:table-cell table:style-name="Default" table:formula="of:=(RAND()-0.5)*[.$I$3]" office:value-type="float" office:value="0.0250355611832231" calcext:value-type="float">
            <text:p>0,025035561183223</text:p>
          </table:table-cell>
          <table:table-cell table:style-name="ce2" table:formula="of:=[.C3]+[.D3]" office:value-type="float" office:value="1.02460916422473" calcext:value-type="float">
            <text:p>1.02</text:p>
          </table:table-cell>
          <table:table-cell table:number-columns-repeated="3"/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table:formula="of:=SIN([.A4]+[.B4])" office:value-type="float" office:value="0.946300087687414" calcext:value-type="float">
            <text:p>0,946300087687414</text:p>
          </table:table-cell>
          <table:table-cell table:style-name="Default" table:formula="of:=(RAND()-0.5)*[.$I$3]" office:value-type="float" office:value="0.0343675790224176" calcext:value-type="float">
            <text:p>0,034367579022418</text:p>
          </table:table-cell>
          <table:table-cell table:style-name="ce2" table:formula="of:=[.C4]+[.D4]" office:value-type="float" office:value="0.980667666709832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table:formula="of:=SIN([.A5]+[.B5])" office:value-type="float" office:value="0.80849640381959" calcext:value-type="float">
            <text:p>0,80849640381959</text:p>
          </table:table-cell>
          <table:table-cell table:style-name="Default" table:formula="of:=(RAND()-0.5)*[.$I$3]" office:value-type="float" office:value="-0.0451878879584465" calcext:value-type="float">
            <text:p>-0,045187887958447</text:p>
          </table:table-cell>
          <table:table-cell table:style-name="ce2" table:formula="of:=[.C5]+[.D5]" office:value-type="float" office:value="0.763308515861144" calcext:value-type="float">
            <text:p>0.76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IN([.A6]+[.B6])" office:value-type="float" office:value="0.598472144103956" calcext:value-type="float">
            <text:p>0,598472144103956</text:p>
          </table:table-cell>
          <table:table-cell table:style-name="Default" table:formula="of:=(RAND()-0.5)*[.$I$3]" office:value-type="float" office:value="-0.0699404308231142" calcext:value-type="float">
            <text:p>-0,069940430823114</text:p>
          </table:table-cell>
          <table:table-cell table:style-name="ce2" table:formula="of:=[.C6]+[.D6]" office:value-type="float" office:value="0.528531713280842" calcext:value-type="float">
            <text:p>0.53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table:formula="of:=SIN([.A7]+[.B7])" office:value-type="float" office:value="0.334988150155904" calcext:value-type="float">
            <text:p>0,334988150155904</text:p>
          </table:table-cell>
          <table:table-cell table:style-name="Default" table:formula="of:=(RAND()-0.5)*[.$I$3]" office:value-type="float" office:value="-0.0598185857446054" calcext:value-type="float">
            <text:p>-0,059818585744606</text:p>
          </table:table-cell>
          <table:table-cell table:style-name="ce2" table:formula="of:=[.C7]+[.D7]" office:value-type="float" office:value="0.275169564411299" calcext:value-type="float">
            <text:p>0.28</text:p>
          </table:table-cell>
          <table:table-cell table:number-columns-repeated="4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0" calcext:value-type="float">
            <text:p>0</text:p>
          </table:table-cell>
          <table:table-cell table:formula="of:=SIN([.A8]+[.B8])" office:value-type="float" office:value="0.0415806624332901" calcext:value-type="float">
            <text:p>0,04158066243329</text:p>
          </table:table-cell>
          <table:table-cell table:style-name="Default" table:formula="of:=(RAND()-0.5)*[.$I$3]" office:value-type="float" office:value="-0.0229158677347478" calcext:value-type="float">
            <text:p>-0,022915867734748</text:p>
          </table:table-cell>
          <table:table-cell table:style-name="ce2" table:formula="of:=[.C8]+[.D8]" office:value-type="float" office:value="0.0186647946985422" calcext:value-type="float">
            <text:p>0.02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 table:formula="of:=SIN([.A9]+[.B9])" office:value-type="float" office:value="-0.255541102026832" calcext:value-type="float">
            <text:p>-0,255541102026832</text:p>
          </table:table-cell>
          <table:table-cell table:style-name="Default" table:formula="of:=(RAND()-0.5)*[.$I$3]" office:value-type="float" office:value="-0.063505116912161" calcext:value-type="float">
            <text:p>-0,063505116912161</text:p>
          </table:table-cell>
          <table:table-cell table:style-name="ce2" table:formula="of:=[.C9]+[.D9]" office:value-type="float" office:value="-0.319046218938993" calcext:value-type="float">
            <text:p>-0.32</text:p>
          </table:table-cell>
          <table:table-cell table:number-columns-repeated="4"/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table:formula="of:=SIN([.A10]+[.B10])" office:value-type="float" office:value="-0.529836140908494" calcext:value-type="float">
            <text:p>-0,529836140908494</text:p>
          </table:table-cell>
          <table:table-cell table:style-name="Default" table:formula="of:=(RAND()-0.5)*[.$I$3]" office:value-type="float" office:value="-0.0384763510945223" calcext:value-type="float">
            <text:p>-0,038476351094522</text:p>
          </table:table-cell>
          <table:table-cell table:style-name="ce2" table:formula="of:=[.C10]+[.D10]" office:value-type="float" office:value="-0.568312492003016" calcext:value-type="float">
            <text:p>-0.5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IN([.A11]+[.B11])" office:value-type="float" office:value="-0.756802495307929" calcext:value-type="float">
            <text:p>-0,756802495307929</text:p>
          </table:table-cell>
          <table:table-cell table:style-name="Default" table:formula="of:=(RAND()-0.5)*[.$I$3]" office:value-type="float" office:value="-0.0400170739663135" calcext:value-type="float">
            <text:p>-0,040017073966314</text:p>
          </table:table-cell>
          <table:table-cell table:style-name="ce2" table:formula="of:=[.C11]+[.D11]" office:value-type="float" office:value="-0.796819569274242" calcext:value-type="float">
            <text:p>-0.80</text:p>
          </table:table-cell>
          <table:table-cell table:number-columns-repeated="4"/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table:formula="of:=SIN([.A12]+[.B12])" office:value-type="float" office:value="-0.916165936749455" calcext:value-type="float">
            <text:p>-0,916165936749455</text:p>
          </table:table-cell>
          <table:table-cell table:style-name="Default" table:formula="of:=(RAND()-0.5)*[.$I$3]" office:value-type="float" office:value="0.0626712735959106" calcext:value-type="float">
            <text:p>0,062671273595911</text:p>
          </table:table-cell>
          <table:table-cell table:style-name="ce2" table:formula="of:=[.C12]+[.D12]" office:value-type="float" office:value="-0.853494663153545" calcext:value-type="float">
            <text:p>-0.85</text:p>
          </table:table-cell>
          <table:table-cell table:number-columns-repeated="4"/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0" calcext:value-type="float">
            <text:p>0</text:p>
          </table:table-cell>
          <table:table-cell table:formula="of:=SIN([.A13]+[.B13])" office:value-type="float" office:value="-0.993691003633465" calcext:value-type="float">
            <text:p>-0,993691003633465</text:p>
          </table:table-cell>
          <table:table-cell table:style-name="Default" table:formula="of:=(RAND()-0.5)*[.$I$3]" office:value-type="float" office:value="0.0699569314609254" calcext:value-type="float">
            <text:p>0,069956931460925</text:p>
          </table:table-cell>
          <table:table-cell table:style-name="ce2" table:formula="of:=[.C13]+[.D13]" office:value-type="float" office:value="-0.923734072172539" calcext:value-type="float">
            <text:p>-0.92</text:p>
          </table:table-cell>
          <table:table-cell table:number-columns-repeated="4"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table:formula="of:=SIN([.A14]+[.B14])" office:value-type="float" office:value="-0.982452612624332" calcext:value-type="float">
            <text:p>-0,982452612624332</text:p>
          </table:table-cell>
          <table:table-cell table:style-name="Default" table:formula="of:=(RAND()-0.5)*[.$I$3]" office:value-type="float" office:value="0.0526341849885785" calcext:value-type="float">
            <text:p>0,052634184988579</text:p>
          </table:table-cell>
          <table:table-cell table:style-name="ce2" table:formula="of:=[.C14]+[.D14]" office:value-type="float" office:value="-0.929818427635754" calcext:value-type="float">
            <text:p>-0.93</text:p>
          </table:table-cell>
          <table:table-cell table:number-columns-repeated="4"/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table:formula="of:=SIN([.A15]+[.B15])" office:value-type="float" office:value="-0.883454655720153" calcext:value-type="float">
            <text:p>-0,883454655720153</text:p>
          </table:table-cell>
          <table:table-cell table:style-name="Default" table:formula="of:=(RAND()-0.5)*[.$I$3]" office:value-type="float" office:value="0.0478478646660285" calcext:value-type="float">
            <text:p>0,047847864666029</text:p>
          </table:table-cell>
          <table:table-cell table:style-name="ce2" table:formula="of:=[.C15]+[.D15]" office:value-type="float" office:value="-0.835606791054124" calcext:value-type="float">
            <text:p>-0.84</text:p>
          </table:table-cell>
          <table:table-cell table:number-columns-repeated="4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" calcext:value-type="float">
            <text:p>0</text:p>
          </table:table-cell>
          <table:table-cell table:formula="of:=SIN([.A16]+[.B16])" office:value-type="float" office:value="-0.705540325570391" calcext:value-type="float">
            <text:p>-0,705540325570391</text:p>
          </table:table-cell>
          <table:table-cell table:style-name="Default" table:formula="of:=(RAND()-0.5)*[.$I$3]" office:value-type="float" office:value="0.0509719060300363" calcext:value-type="float">
            <text:p>0,050971906030036</text:p>
          </table:table-cell>
          <table:table-cell table:style-name="ce2" table:formula="of:=[.C16]+[.D16]" office:value-type="float" office:value="-0.654568419540355" calcext:value-type="float">
            <text:p>-0.65</text:p>
          </table:table-cell>
          <table:table-cell table:number-columns-repeated="4"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0" calcext:value-type="float">
            <text:p>0</text:p>
          </table:table-cell>
          <table:table-cell table:formula="of:=SIN([.A17]+[.B17])" office:value-type="float" office:value="-0.464602179413756" calcext:value-type="float">
            <text:p>-0,464602179413756</text:p>
          </table:table-cell>
          <table:table-cell table:style-name="Default" table:formula="of:=(RAND()-0.5)*[.$I$3]" office:value-type="float" office:value="-0.0228085031395701" calcext:value-type="float">
            <text:p>-0,02280850313957</text:p>
          </table:table-cell>
          <table:table-cell table:style-name="ce2" table:formula="of:=[.C17]+[.D17]" office:value-type="float" office:value="-0.487410682553326" calcext:value-type="float">
            <text:p>-0.49</text:p>
          </table:table-cell>
          <table:table-cell table:number-columns-repeated="4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" calcext:value-type="float">
            <text:p>0</text:p>
          </table:table-cell>
          <table:table-cell table:formula="of:=SIN([.A18]+[.B18])" office:value-type="float" office:value="-0.182162504272094" calcext:value-type="float">
            <text:p>-0,182162504272094</text:p>
          </table:table-cell>
          <table:table-cell table:style-name="Default" table:formula="of:=(RAND()-0.5)*[.$I$3]" office:value-type="float" office:value="-0.00955347127928618" calcext:value-type="float">
            <text:p>-0,009553471279286</text:p>
          </table:table-cell>
          <table:table-cell table:style-name="ce2" table:formula="of:=[.C18]+[.D18]" office:value-type="float" office:value="-0.19171597555138" calcext:value-type="float">
            <text:p>-0.19</text:p>
          </table:table-cell>
          <table:table-cell table:number-columns-repeated="4"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  <table:table-cell table:formula="of:=SIN([.A19]+[.B19])" office:value-type="float" office:value="0.116549204850495" calcext:value-type="float">
            <text:p>0,116549204850495</text:p>
          </table:table-cell>
          <table:table-cell table:style-name="Default" table:formula="of:=(RAND()-0.5)*[.$I$3]" office:value-type="float" office:value="0.0604238925466749" calcext:value-type="float">
            <text:p>0,060423892546675</text:p>
          </table:table-cell>
          <table:table-cell table:style-name="ce2" table:formula="of:=[.C19]+[.D19]" office:value-type="float" office:value="0.176973097397169" calcext:value-type="float">
            <text:p>0.18</text:p>
          </table:table-cell>
          <table:table-cell table:number-columns-repeated="4"/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0" calcext:value-type="float">
            <text:p>0</text:p>
          </table:table-cell>
          <table:table-cell table:formula="of:=SIN([.A20]+[.B20])" office:value-type="float" office:value="0.4048499206166" calcext:value-type="float">
            <text:p>0,4048499206166</text:p>
          </table:table-cell>
          <table:table-cell table:style-name="Default" table:formula="of:=(RAND()-0.5)*[.$I$3]" office:value-type="float" office:value="-0.00115766564503943" calcext:value-type="float">
            <text:p>-0,001157665645039</text:p>
          </table:table-cell>
          <table:table-cell table:style-name="ce2" table:formula="of:=[.C20]+[.D20]" office:value-type="float" office:value="0.403692254971561" calcext:value-type="float">
            <text:p>0.4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IN([.A21]+[.B21])" office:value-type="float" office:value="0.65698659871879" calcext:value-type="float">
            <text:p>0,65698659871879</text:p>
          </table:table-cell>
          <table:table-cell table:style-name="Default" table:formula="of:=(RAND()-0.5)*[.$I$3]" office:value-type="float" office:value="0.0529989881658924" calcext:value-type="float">
            <text:p>0,052998988165893</text:p>
          </table:table-cell>
          <table:table-cell table:style-name="ce2" table:formula="of:=[.C21]+[.D21]" office:value-type="float" office:value="0.709985586884683" calcext:value-type="float">
            <text:p>0.71</text:p>
          </table:table-cell>
          <table:table-cell table:number-columns-repeated="4"/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0" calcext:value-type="float">
            <text:p>0</text:p>
          </table:table-cell>
          <table:table-cell table:formula="of:=SIN([.A22]+[.B22])" office:value-type="float" office:value="0.850436620628565" calcext:value-type="float">
            <text:p>0,850436620628565</text:p>
          </table:table-cell>
          <table:table-cell table:style-name="Default" table:formula="of:=(RAND()-0.5)*[.$I$3]" office:value-type="float" office:value="0.0696738315107766" calcext:value-type="float">
            <text:p>0,069673831510777</text:p>
          </table:table-cell>
          <table:table-cell table:style-name="ce2" table:formula="of:=[.C22]+[.D22]" office:value-type="float" office:value="0.920110452139342" calcext:value-type="float">
            <text:p>0.92</text:p>
          </table:table-cell>
          <table:table-cell table:number-columns-repeated="4"/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0" calcext:value-type="float">
            <text:p>0</text:p>
          </table:table-cell>
          <table:table-cell table:formula="of:=SIN([.A23]+[.B23])" office:value-type="float" office:value="0.967919672031487" calcext:value-type="float">
            <text:p>0,967919672031487</text:p>
          </table:table-cell>
          <table:table-cell table:style-name="Default" table:formula="of:=(RAND()-0.5)*[.$I$3]" office:value-type="float" office:value="-0.0489144774169293" calcext:value-type="float">
            <text:p>-0,048914477416929</text:p>
          </table:table-cell>
          <table:table-cell table:style-name="ce2" table:formula="of:=[.C23]+[.D23]" office:value-type="float" office:value="0.919005194614558" calcext:value-type="float">
            <text:p>0.92</text:p>
          </table:table-cell>
          <table:table-cell table:number-columns-repeated="4"/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0" calcext:value-type="float">
            <text:p>0</text:p>
          </table:table-cell>
          <table:table-cell table:formula="of:=SIN([.A24]+[.B24])" office:value-type="float" office:value="0.998941341839772" calcext:value-type="float">
            <text:p>0,998941341839772</text:p>
          </table:table-cell>
          <table:table-cell table:style-name="Default" table:formula="of:=(RAND()-0.5)*[.$I$3]" office:value-type="float" office:value="0.0182414750736876" calcext:value-type="float">
            <text:p>0,018241475073688</text:p>
          </table:table-cell>
          <table:table-cell table:style-name="ce2" table:formula="of:=[.C24]+[.D24]" office:value-type="float" office:value="1.01718281691346" calcext:value-type="float">
            <text:p>1.02</text:p>
          </table:table-cell>
          <table:table-cell table:number-columns-repeated="4"/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0" calcext:value-type="float">
            <text:p>0</text:p>
          </table:table-cell>
          <table:table-cell table:formula="of:=SIN([.A25]+[.B25])" office:value-type="float" office:value="0.940730556679772" calcext:value-type="float">
            <text:p>0,940730556679772</text:p>
          </table:table-cell>
          <table:table-cell table:style-name="Default" table:formula="of:=(RAND()-0.5)*[.$I$3]" office:value-type="float" office:value="0.0358545558072307" calcext:value-type="float">
            <text:p>0,035854555807231</text:p>
          </table:table-cell>
          <table:table-cell table:style-name="ce2" table:formula="of:=[.C25]+[.D25]" office:value-type="float" office:value="0.976585112487003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table:formula="of:=SIN([.A26]+[.B26])" office:value-type="float" office:value="0.798487112623488" calcext:value-type="float">
            <text:p>0,798487112623488</text:p>
          </table:table-cell>
          <table:table-cell table:style-name="Default" table:formula="of:=(RAND()-0.5)*[.$I$3]" office:value-type="float" office:value="0.0576336790020076" calcext:value-type="float">
            <text:p>0,057633679002008</text:p>
          </table:table-cell>
          <table:table-cell table:style-name="ce2" table:formula="of:=[.C26]+[.D26]" office:value-type="float" office:value="0.856120791625496" calcext:value-type="float">
            <text:p>0.86</text:p>
          </table:table-cell>
          <table:table-cell table:number-columns-repeated="4"/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table:formula="of:=SIN([.A27]+[.B27])" office:value-type="float" office:value="0.58491719289176" calcext:value-type="float">
            <text:p>0,58491719289176</text:p>
          </table:table-cell>
          <table:table-cell table:style-name="Default" table:formula="of:=(RAND()-0.5)*[.$I$3]" office:value-type="float" office:value="0.0143651086102394" calcext:value-type="float">
            <text:p>0,01436510861024</text:p>
          </table:table-cell>
          <table:table-cell table:style-name="ce2" table:formula="of:=[.C27]+[.D27]" office:value-type="float" office:value="0.599282301502" calcext:value-type="float">
            <text:p>0.60</text:p>
          </table:table-cell>
          <table:table-cell table:number-columns-repeated="4"/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 table:formula="of:=SIN([.A28]+[.B28])" office:value-type="float" office:value="0.319098362349349" calcext:value-type="float">
            <text:p>0,319098362349349</text:p>
          </table:table-cell>
          <table:table-cell table:style-name="Default" table:formula="of:=(RAND()-0.5)*[.$I$3]" office:value-type="float" office:value="-0.0123058537497654" calcext:value-type="float">
            <text:p>-0,012305853749765</text:p>
          </table:table-cell>
          <table:table-cell table:style-name="ce2" table:formula="of:=[.C28]+[.D28]" office:value-type="float" office:value="0.306792508599583" calcext:value-type="float">
            <text:p>0.31</text:p>
          </table:table-cell>
          <table:table-cell table:number-columns-repeated="4"/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0" calcext:value-type="float">
            <text:p>0</text:p>
          </table:table-cell>
          <table:table-cell table:formula="of:=SIN([.A29]+[.B29])" office:value-type="float" office:value="0.0247754254533542" calcext:value-type="float">
            <text:p>0,024775425453354</text:p>
          </table:table-cell>
          <table:table-cell table:style-name="Default" table:formula="of:=(RAND()-0.5)*[.$I$3]" office:value-type="float" office:value="0.0690171042525649" calcext:value-type="float">
            <text:p>0,069017104252565</text:p>
          </table:table-cell>
          <table:table-cell table:style-name="ce2" table:formula="of:=[.C29]+[.D29]" office:value-type="float" office:value="0.0937925297059191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" calcext:value-type="float">
            <text:p>0</text:p>
          </table:table-cell>
          <table:table-cell table:formula="of:=SIN([.A30]+[.B30])" office:value-type="float" office:value="-0.271760626410946" calcext:value-type="float">
            <text:p>-0,271760626410946</text:p>
          </table:table-cell>
          <table:table-cell table:style-name="Default" table:formula="of:=(RAND()-0.5)*[.$I$3]" office:value-type="float" office:value="-0.0701052768671928" calcext:value-type="float">
            <text:p>-0,070105276867193</text:p>
          </table:table-cell>
          <table:table-cell table:style-name="ce2" table:formula="of:=[.C30]+[.D30]" office:value-type="float" office:value="-0.341865903278139" calcext:value-type="float">
            <text:p>-0.3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IN([.A31]+[.B31])" office:value-type="float" office:value="-0.544021110889373" calcext:value-type="float">
            <text:p>-0,544021110889373</text:p>
          </table:table-cell>
          <table:table-cell table:style-name="Default" table:formula="of:=(RAND()-0.5)*[.$I$3]" office:value-type="float" office:value="0.000395585053659192" calcext:value-type="float">
            <text:p>0,000395585053659</text:p>
          </table:table-cell>
          <table:table-cell table:style-name="ce2" table:formula="of:=[.C31]+[.D31]" office:value-type="float" office:value="-0.543625525835714" calcext:value-type="float">
            <text:p>-0.54</text:p>
          </table:table-cell>
          <table:table-cell table:number-columns-repeated="4"/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0" calcext:value-type="float">
            <text:p>0</text:p>
          </table:table-cell>
          <table:table-cell table:formula="of:=SIN([.A32]+[.B32])" office:value-type="float" office:value="-0.767685809763585" calcext:value-type="float">
            <text:p>-0,767685809763585</text:p>
          </table:table-cell>
          <table:table-cell table:style-name="Default" table:formula="of:=(RAND()-0.5)*[.$I$3]" office:value-type="float" office:value="-0.00855281746578079" calcext:value-type="float">
            <text:p>-0,008552817465781</text:p>
          </table:table-cell>
          <table:table-cell table:style-name="ce2" table:formula="of:=[.C32]+[.D32]" office:value-type="float" office:value="-0.776238627229365" calcext:value-type="float">
            <text:p>-0.78</text:p>
          </table:table-cell>
          <table:table-cell table:number-columns-repeated="4"/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0" calcext:value-type="float">
            <text:p>0</text:p>
          </table:table-cell>
          <table:table-cell table:formula="of:=SIN([.A33]+[.B33])" office:value-type="float" office:value="-0.922775421612808" calcext:value-type="float">
            <text:p>-0,922775421612808</text:p>
          </table:table-cell>
          <table:table-cell table:style-name="Default" table:formula="of:=(RAND()-0.5)*[.$I$3]" office:value-type="float" office:value="0.0375920043485436" calcext:value-type="float">
            <text:p>0,037592004348544</text:p>
          </table:table-cell>
          <table:table-cell table:style-name="ce2" table:formula="of:=[.C33]+[.D33]" office:value-type="float" office:value="-0.885183417264264" calcext:value-type="float">
            <text:p>-0.89</text:p>
          </table:table-cell>
          <table:table-cell table:number-columns-repeated="4"/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0" calcext:value-type="float">
            <text:p>0</text:p>
          </table:table-cell>
          <table:table-cell table:formula="of:=SIN([.A34]+[.B34])" office:value-type="float" office:value="-0.995436253306378" calcext:value-type="float">
            <text:p>-0,995436253306378</text:p>
          </table:table-cell>
          <table:table-cell table:style-name="Default" table:formula="of:=(RAND()-0.5)*[.$I$3]" office:value-type="float" office:value="0.0305018095702087" calcext:value-type="float">
            <text:p>0,030501809570209</text:p>
          </table:table-cell>
          <table:table-cell table:style-name="ce2" table:formula="of:=[.C34]+[.D34]" office:value-type="float" office:value="-0.964934443736169" calcext:value-type="float">
            <text:p>-0.96</text:p>
          </table:table-cell>
          <table:table-cell table:number-columns-repeated="4"/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0" calcext:value-type="float">
            <text:p>0</text:p>
          </table:table-cell>
          <table:table-cell table:formula="of:=SIN([.A35]+[.B35])" office:value-type="float" office:value="-0.979177729151316" calcext:value-type="float">
            <text:p>-0,979177729151316</text:p>
          </table:table-cell>
          <table:table-cell table:style-name="Default" table:formula="of:=(RAND()-0.5)*[.$I$3]" office:value-type="float" office:value="-0.051054692367075" calcext:value-type="float">
            <text:p>-0,051054692367075</text:p>
          </table:table-cell>
          <table:table-cell table:style-name="ce2" table:formula="of:=[.C35]+[.D35]" office:value-type="float" office:value="-1.03023242151839" calcext:value-type="float">
            <text:p>-1.03</text:p>
          </table:table-cell>
          <table:table-cell table:number-columns-repeated="4"/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0" calcext:value-type="float">
            <text:p>0</text:p>
          </table:table-cell>
          <table:table-cell table:formula="of:=SIN([.A36]+[.B36])" office:value-type="float" office:value="-0.875452174688427" calcext:value-type="float">
            <text:p>-0,875452174688427</text:p>
          </table:table-cell>
          <table:table-cell table:style-name="Default" table:formula="of:=(RAND()-0.5)*[.$I$3]" office:value-type="float" office:value="0.0112564531003676" calcext:value-type="float">
            <text:p>0,011256453100368</text:p>
          </table:table-cell>
          <table:table-cell table:style-name="ce2" table:formula="of:=[.C36]+[.D36]" office:value-type="float" office:value="-0.864195721588059" calcext:value-type="float">
            <text:p>-0.86</text:p>
          </table:table-cell>
          <table:table-cell table:number-columns-repeated="4"/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0" calcext:value-type="float">
            <text:p>0</text:p>
          </table:table-cell>
          <table:table-cell table:formula="of:=SIN([.A37]+[.B37])" office:value-type="float" office:value="-0.69352508477712" calcext:value-type="float">
            <text:p>-0,69352508477712</text:p>
          </table:table-cell>
          <table:table-cell table:style-name="Default" table:formula="of:=(RAND()-0.5)*[.$I$3]" office:value-type="float" office:value="-0.0583178372033418" calcext:value-type="float">
            <text:p>-0,058317837203342</text:p>
          </table:table-cell>
          <table:table-cell table:style-name="ce2" table:formula="of:=[.C37]+[.D37]" office:value-type="float" office:value="-0.751842921980462" calcext:value-type="float">
            <text:p>-0.75</text:p>
          </table:table-cell>
          <table:table-cell table:number-columns-repeated="4"/>
        </table:table-row>
        <table:table-row table:style-name="ro1">
          <table:table-cell office:value-type="float" office:value="12.1" calcext:value-type="float">
            <text:p>12,1</text:p>
          </table:table-cell>
          <table:table-cell office:value-type="float" office:value="0" calcext:value-type="float">
            <text:p>0</text:p>
          </table:table-cell>
          <table:table-cell table:formula="of:=SIN([.A38]+[.B38])" office:value-type="float" office:value="-0.449647464534597" calcext:value-type="float">
            <text:p>-0,449647464534597</text:p>
          </table:table-cell>
          <table:table-cell table:style-name="Default" table:formula="of:=(RAND()-0.5)*[.$I$3]" office:value-type="float" office:value="0.0494808921973495" calcext:value-type="float">
            <text:p>0,04948089219735</text:p>
          </table:table-cell>
          <table:table-cell table:style-name="ce2" table:formula="of:=[.C38]+[.D38]" office:value-type="float" office:value="-0.400166572337247" calcext:value-type="float">
            <text:p>-0.40</text:p>
          </table:table-cell>
          <table:table-cell table:number-columns-repeated="4"/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0" calcext:value-type="float">
            <text:p>0</text:p>
          </table:table-cell>
          <table:table-cell table:formula="of:=SIN([.A39]+[.B39])" office:value-type="float" office:value="-0.165604175448306" calcext:value-type="float">
            <text:p>-0,165604175448306</text:p>
          </table:table-cell>
          <table:table-cell table:style-name="Default" table:formula="of:=(RAND()-0.5)*[.$I$3]" office:value-type="float" office:value="-0.0211018425878479" calcext:value-type="float">
            <text:p>-0,021101842587848</text:p>
          </table:table-cell>
          <table:table-cell table:style-name="ce2" table:formula="of:=[.C39]+[.D39]" office:value-type="float" office:value="-0.186706018036154" calcext:value-type="float">
            <text:p>-0.19</text:p>
          </table:table-cell>
          <table:table-cell table:number-columns-repeated="4"/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0" calcext:value-type="float">
            <text:p>0</text:p>
          </table:table-cell>
          <table:table-cell table:formula="of:=SIN([.A40]+[.B40])" office:value-type="float" office:value="0.133232041419947" calcext:value-type="float">
            <text:p>0,133232041419947</text:p>
          </table:table-cell>
          <table:table-cell table:style-name="Default" table:formula="of:=(RAND()-0.5)*[.$I$3]" office:value-type="float" office:value="0.069829458359729" calcext:value-type="float">
            <text:p>0,069829458359729</text:p>
          </table:table-cell>
          <table:table-cell table:style-name="ce2" table:formula="of:=[.C40]+[.D40]" office:value-type="float" office:value="0.203061499779676" calcext:value-type="float">
            <text:p>0.2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IN([.A41]+[.B41])" office:value-type="float" office:value="0.420167036826646" calcext:value-type="float">
            <text:p>0,420167036826646</text:p>
          </table:table-cell>
          <table:table-cell table:style-name="Default" table:formula="of:=(RAND()-0.5)*[.$I$3]" office:value-type="float" office:value="-0.0626634124340278" calcext:value-type="float">
            <text:p>-0,062663412434028</text:p>
          </table:table-cell>
          <table:table-cell table:style-name="ce2" table:formula="of:=[.C41]+[.D41]" office:value-type="float" office:value="0.357503624392618" calcext:value-type="float">
            <text:p>0.36</text:p>
          </table:table-cell>
          <table:table-cell table:number-columns-repeated="4"/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0" calcext:value-type="float">
            <text:p>0</text:p>
          </table:table-cell>
          <table:table-cell table:formula="of:=SIN([.A42]+[.B42])" office:value-type="float" office:value="0.669569762196605" calcext:value-type="float">
            <text:p>0,669569762196605</text:p>
          </table:table-cell>
          <table:table-cell table:style-name="Default" table:formula="of:=(RAND()-0.5)*[.$I$3]" office:value-type="float" office:value="0.0431553597339047" calcext:value-type="float">
            <text:p>0,043155359733905</text:p>
          </table:table-cell>
          <table:table-cell table:style-name="ce2" table:formula="of:=[.C42]+[.D42]" office:value-type="float" office:value="0.71272512193051" calcext:value-type="float">
            <text:p>0.71</text:p>
          </table:table-cell>
          <table:table-cell table:number-columns-repeated="4"/>
        </table:table-row>
        <table:table-row table:style-name="ro1">
          <table:table-cell office:value-type="float" office:value="13.6" calcext:value-type="float">
            <text:p>13,6</text:p>
          </table:table-cell>
          <table:table-cell office:value-type="float" office:value="0" calcext:value-type="float">
            <text:p>0</text:p>
          </table:table-cell>
          <table:table-cell table:formula="of:=SIN([.A43]+[.B43])" office:value-type="float" office:value="0.859161814856499" calcext:value-type="float">
            <text:p>0,859161814856499</text:p>
          </table:table-cell>
          <table:table-cell table:style-name="Default" table:formula="of:=(RAND()-0.5)*[.$I$3]" office:value-type="float" office:value="0.0647703456061791" calcext:value-type="float">
            <text:p>0,064770345606179</text:p>
          </table:table-cell>
          <table:table-cell table:style-name="ce2" table:formula="of:=[.C43]+[.D43]" office:value-type="float" office:value="0.923932160462678" calcext:value-type="float">
            <text:p>0.92</text:p>
          </table:table-cell>
          <table:table-cell table:number-columns-repeated="4"/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table:formula="of:=SIN([.A44]+[.B44])" office:value-type="float" office:value="0.972007501394977" calcext:value-type="float">
            <text:p>0,972007501394977</text:p>
          </table:table-cell>
          <table:table-cell table:style-name="Default" table:formula="of:=(RAND()-0.5)*[.$I$3]" office:value-type="float" office:value="-0.0662658183498108" calcext:value-type="float">
            <text:p>-0,066265818349811</text:p>
          </table:table-cell>
          <table:table-cell table:style-name="ce2" table:formula="of:=[.C44]+[.D44]" office:value-type="float" office:value="0.905741683045167" calcext:value-type="float">
            <text:p>0.91</text:p>
          </table:table-cell>
          <table:table-cell table:number-columns-repeated="4"/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0" calcext:value-type="float">
            <text:p>0</text:p>
          </table:table-cell>
          <table:table-cell table:formula="of:=SIN([.A45]+[.B45])" office:value-type="float" office:value="0.998026652716361" calcext:value-type="float">
            <text:p>0,998026652716361</text:p>
          </table:table-cell>
          <table:table-cell table:style-name="Default" table:formula="of:=(RAND()-0.5)*[.$I$3]" office:value-type="float" office:value="0.00903334709414467" calcext:value-type="float">
            <text:p>0,009033347094145</text:p>
          </table:table-cell>
          <table:table-cell table:style-name="ce2" table:formula="of:=[.C45]+[.D45]" office:value-type="float" office:value="1.0070599998105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0" calcext:value-type="float">
            <text:p>0</text:p>
          </table:table-cell>
          <table:table-cell table:formula="of:=SIN([.A46]+[.B46])" office:value-type="float" office:value="0.934895055524681" calcext:value-type="float">
            <text:p>0,934895055524681</text:p>
          </table:table-cell>
          <table:table-cell table:style-name="Default" table:formula="of:=(RAND()-0.5)*[.$I$3]" office:value-type="float" office:value="0.0262082190344816" calcext:value-type="float">
            <text:p>0,026208219034482</text:p>
          </table:table-cell>
          <table:table-cell table:style-name="ce2" table:formula="of:=[.C46]+[.D46]" office:value-type="float" office:value="0.961103274559163" calcext:value-type="float">
            <text:p>0.96</text:p>
          </table:table-cell>
          <table:table-cell table:number-columns-repeated="4"/>
        </table:table-row>
        <table:table-row table:style-name="ro1">
          <table:table-cell office:value-type="float" office:value="14.8" calcext:value-type="float">
            <text:p>14,8</text:p>
          </table:table-cell>
          <table:table-cell office:value-type="float" office:value="0" calcext:value-type="float">
            <text:p>0</text:p>
          </table:table-cell>
          <table:table-cell table:formula="of:=SIN([.A47]+[.B47])" office:value-type="float" office:value="0.788252067375313" calcext:value-type="float">
            <text:p>0,788252067375313</text:p>
          </table:table-cell>
          <table:table-cell table:style-name="Default" table:formula="of:=(RAND()-0.5)*[.$I$3]" office:value-type="float" office:value="0.0240078854774451" calcext:value-type="float">
            <text:p>0,024007885477445</text:p>
          </table:table-cell>
          <table:table-cell table:style-name="ce2" table:formula="of:=[.C47]+[.D47]" office:value-type="float" office:value="0.812259952852758" calcext:value-type="float">
            <text:p>0.81</text:p>
          </table:table-cell>
          <table:table-cell table:number-columns-repeated="4"/>
        </table:table-row>
        <table:table-row table:style-name="ro1">
          <table:table-cell office:value-type="float" office:value="15.1" calcext:value-type="float">
            <text:p>15,1</text:p>
          </table:table-cell>
          <table:table-cell office:value-type="float" office:value="0" calcext:value-type="float">
            <text:p>0</text:p>
          </table:table-cell>
          <table:table-cell table:formula="of:=SIN([.A48]+[.B48])" office:value-type="float" office:value="0.571196869659984" calcext:value-type="float">
            <text:p>0,571196869659984</text:p>
          </table:table-cell>
          <table:table-cell table:style-name="Default" table:formula="of:=(RAND()-0.5)*[.$I$3]" office:value-type="float" office:value="-0.00701010086001812" calcext:value-type="float">
            <text:p>-0,007010100860018</text:p>
          </table:table-cell>
          <table:table-cell table:style-name="ce2" table:formula="of:=[.C48]+[.D48]" office:value-type="float" office:value="0.564186768799966" calcext:value-type="float">
            <text:p>0.56</text:p>
          </table:table-cell>
          <table:table-cell table:number-columns-repeated="4"/>
        </table:table-row>
        <table:table-row table:style-name="ro1">
          <table:table-cell office:value-type="float" office:value="15.4" calcext:value-type="float">
            <text:p>15,4</text:p>
          </table:table-cell>
          <table:table-cell office:value-type="float" office:value="0" calcext:value-type="float">
            <text:p>0</text:p>
          </table:table-cell>
          <table:table-cell table:formula="of:=SIN([.A49]+[.B49])" office:value-type="float" office:value="0.303118356745697" calcext:value-type="float">
            <text:p>0,303118356745697</text:p>
          </table:table-cell>
          <table:table-cell table:style-name="Default" table:formula="of:=(RAND()-0.5)*[.$I$3]" office:value-type="float" office:value="0.0174723410784908" calcext:value-type="float">
            <text:p>0,017472341078491</text:p>
          </table:table-cell>
          <table:table-cell table:style-name="ce2" table:formula="of:=[.C49]+[.D49]" office:value-type="float" office:value="0.320590697824188" calcext:value-type="float">
            <text:p>0.32</text:p>
          </table:table-cell>
          <table:table-cell table:number-columns-repeated="4"/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0" calcext:value-type="float">
            <text:p>0</text:p>
          </table:table-cell>
          <table:table-cell table:formula="of:=SIN([.A50]+[.B50])" office:value-type="float" office:value="0.00796318378593024" calcext:value-type="float">
            <text:p>0,00796318378593</text:p>
          </table:table-cell>
          <table:table-cell table:style-name="Default" table:formula="of:=(RAND()-0.5)*[.$I$3]" office:value-type="float" office:value="0.00528461298481164" calcext:value-type="float">
            <text:p>0,005284612984812</text:p>
          </table:table-cell>
          <table:table-cell table:style-name="ce2" table:formula="of:=[.C50]+[.D50]" office:value-type="float" office:value="0.0132477967707419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IN([.A51]+[.B51])" office:value-type="float" office:value="-0.287903316665069" calcext:value-type="float">
            <text:p>-0,287903316665069</text:p>
          </table:table-cell>
          <table:table-cell table:style-name="Default" table:formula="of:=(RAND()-0.5)*[.$I$3]" office:value-type="float" office:value="0.00597914504383391" calcext:value-type="float">
            <text:p>0,005979145043834</text:p>
          </table:table-cell>
          <table:table-cell table:style-name="ce2" table:formula="of:=[.C51]+[.D51]" office:value-type="float" office:value="-0.281924171621235" calcext:value-type="float">
            <text:p>-0.28</text:p>
          </table:table-cell>
          <table:table-cell table:number-columns-repeated="4"/>
        </table:table-row>
        <table:table-row table:style-name="ro1">
          <table:table-cell office:value-type="float" office:value="16.3" calcext:value-type="float">
            <text:p>16,3</text:p>
          </table:table-cell>
          <table:table-cell office:value-type="float" office:value="0" calcext:value-type="float">
            <text:p>0</text:p>
          </table:table-cell>
          <table:table-cell table:formula="of:=SIN([.A52]+[.B52])" office:value-type="float" office:value="-0.558052271286782" calcext:value-type="float">
            <text:p>-0,558052271286782</text:p>
          </table:table-cell>
          <table:table-cell table:style-name="Default" table:formula="of:=(RAND()-0.5)*[.$I$3]" office:value-type="float" office:value="0.00974102697006991" calcext:value-type="float">
            <text:p>0,00974102697007</text:p>
          </table:table-cell>
          <table:table-cell table:style-name="ce2" table:formula="of:=[.C52]+[.D52]" office:value-type="float" office:value="-0.548311244316712" calcext:value-type="float">
            <text:p>-0.55</text:p>
          </table:table-cell>
          <table:table-cell table:number-columns-repeated="4"/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0" calcext:value-type="float">
            <text:p>0</text:p>
          </table:table-cell>
          <table:table-cell table:formula="of:=SIN([.A53]+[.B53])" office:value-type="float" office:value="-0.778352078534301" calcext:value-type="float">
            <text:p>-0,778352078534301</text:p>
          </table:table-cell>
          <table:table-cell table:style-name="Default" table:formula="of:=(RAND()-0.5)*[.$I$3]" office:value-type="float" office:value="-0.0623581222726507" calcext:value-type="float">
            <text:p>-0,062358122272651</text:p>
          </table:table-cell>
          <table:table-cell table:style-name="ce2" table:formula="of:=[.C53]+[.D53]" office:value-type="float" office:value="-0.840710200806952" calcext:value-type="float">
            <text:p>-0.84</text:p>
          </table:table-cell>
          <table:table-cell table:number-columns-repeated="4"/>
        </table:table-row>
        <table:table-row table:style-name="ro1">
          <table:table-cell office:value-type="float" office:value="16.9" calcext:value-type="float">
            <text:p>16,9</text:p>
          </table:table-cell>
          <table:table-cell office:value-type="float" office:value="0" calcext:value-type="float">
            <text:p>0</text:p>
          </table:table-cell>
          <table:table-cell table:formula="of:=SIN([.A54]+[.B54])" office:value-type="float" office:value="-0.929124012734371" calcext:value-type="float">
            <text:p>-0,929124012734371</text:p>
          </table:table-cell>
          <table:table-cell table:style-name="Default" table:formula="of:=(RAND()-0.5)*[.$I$3]" office:value-type="float" office:value="-0.0650228913721717" calcext:value-type="float">
            <text:p>-0,065022891372172</text:p>
          </table:table-cell>
          <table:table-cell table:style-name="ce2" table:formula="of:=[.C54]+[.D54]" office:value-type="float" office:value="-0.994146904106543" calcext:value-type="float">
            <text:p>-0.99</text:p>
          </table:table-cell>
          <table:table-cell table:number-columns-repeated="4"/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0" calcext:value-type="float">
            <text:p>0</text:p>
          </table:table-cell>
          <table:table-cell table:formula="of:=SIN([.A55]+[.B55])" office:value-type="float" office:value="-0.996900066041597" calcext:value-type="float">
            <text:p>-0,996900066041597</text:p>
          </table:table-cell>
          <table:table-cell table:style-name="Default" table:formula="of:=(RAND()-0.5)*[.$I$3]" office:value-type="float" office:value="0.0269787622600512" calcext:value-type="float">
            <text:p>0,026978762260051</text:p>
          </table:table-cell>
          <table:table-cell table:style-name="ce2" table:formula="of:=[.C55]+[.D55]" office:value-type="float" office:value="-0.969921303781545" calcext:value-type="float">
            <text:p>-0.97</text:p>
          </table:table-cell>
          <table:table-cell table:number-columns-repeated="4"/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0" calcext:value-type="float">
            <text:p>0</text:p>
          </table:table-cell>
          <table:table-cell table:formula="of:=SIN([.A56]+[.B56])" office:value-type="float" office:value="-0.975626005468156" calcext:value-type="float">
            <text:p>-0,975626005468156</text:p>
          </table:table-cell>
          <table:table-cell table:style-name="Default" table:formula="of:=(RAND()-0.5)*[.$I$3]" office:value-type="float" office:value="0.00423486459977016" calcext:value-type="float">
            <text:p>0,00423486459977</text:p>
          </table:table-cell>
          <table:table-cell table:style-name="ce2" table:formula="of:=[.C56]+[.D56]" office:value-type="float" office:value="-0.971391140868386" calcext:value-type="float">
            <text:p>-0.97</text:p>
          </table:table-cell>
          <table:table-cell table:number-columns-repeated="4"/>
        </table:table-row>
        <table:table-row table:style-name="ro1">
          <table:table-cell office:value-type="float" office:value="17.8" calcext:value-type="float">
            <text:p>17,8</text:p>
          </table:table-cell>
          <table:table-cell office:value-type="float" office:value="0" calcext:value-type="float">
            <text:p>0</text:p>
          </table:table-cell>
          <table:table-cell table:formula="of:=SIN([.A57]+[.B57])" office:value-type="float" office:value="-0.867202179485578" calcext:value-type="float">
            <text:p>-0,867202179485578</text:p>
          </table:table-cell>
          <table:table-cell table:style-name="Default" table:formula="of:=(RAND()-0.5)*[.$I$3]" office:value-type="float" office:value="0.0611705008924914" calcext:value-type="float">
            <text:p>0,061170500892491</text:p>
          </table:table-cell>
          <table:table-cell table:style-name="ce2" table:formula="of:=[.C57]+[.D57]" office:value-type="float" office:value="-0.806031678593087" calcext:value-type="float">
            <text:p>-0.81</text:p>
          </table:table-cell>
          <table:table-cell table:number-columns-repeated="4"/>
        </table:table-row>
        <table:table-row table:style-name="ro1">
          <table:table-cell office:value-type="float" office:value="18.1" calcext:value-type="float">
            <text:p>18,1</text:p>
          </table:table-cell>
          <table:table-cell office:value-type="float" office:value="0" calcext:value-type="float">
            <text:p>0</text:p>
          </table:table-cell>
          <table:table-cell table:formula="of:=SIN([.A58]+[.B58])" office:value-type="float" office:value="-0.681313765555497" calcext:value-type="float">
            <text:p>-0,681313765555497</text:p>
          </table:table-cell>
          <table:table-cell table:style-name="Default" table:formula="of:=(RAND()-0.5)*[.$I$3]" office:value-type="float" office:value="0.0406931910692694" calcext:value-type="float">
            <text:p>0,040693191069269</text:p>
          </table:table-cell>
          <table:table-cell table:style-name="ce2" table:formula="of:=[.C58]+[.D58]" office:value-type="float" office:value="-0.640620574486228" calcext:value-type="float">
            <text:p>-0.64</text:p>
          </table:table-cell>
          <table:table-cell table:number-columns-repeated="4"/>
        </table:table-row>
        <table:table-row table:style-name="ro1">
          <table:table-cell office:value-type="float" office:value="18.4" calcext:value-type="float">
            <text:p>18,4</text:p>
          </table:table-cell>
          <table:table-cell office:value-type="float" office:value="0" calcext:value-type="float">
            <text:p>0</text:p>
          </table:table-cell>
          <table:table-cell table:formula="of:=SIN([.A59]+[.B59])" office:value-type="float" office:value="-0.43456562207189" calcext:value-type="float">
            <text:p>-0,43456562207189</text:p>
          </table:table-cell>
          <table:table-cell table:style-name="Default" table:formula="of:=(RAND()-0.5)*[.$I$3]" office:value-type="float" office:value="-0.0172357888200123" calcext:value-type="float">
            <text:p>-0,017235788820012</text:p>
          </table:table-cell>
          <table:table-cell table:style-name="ce2" table:formula="of:=[.C59]+[.D59]" office:value-type="float" office:value="-0.451801410891903" calcext:value-type="float">
            <text:p>-0.45</text:p>
          </table:table-cell>
          <table:table-cell table:number-columns-repeated="4"/>
        </table:table-row>
        <table:table-row table:style-name="ro1">
          <table:table-cell office:value-type="float" office:value="18.7" calcext:value-type="float">
            <text:p>18,7</text:p>
          </table:table-cell>
          <table:table-cell office:value-type="float" office:value="0" calcext:value-type="float">
            <text:p>0</text:p>
          </table:table-cell>
          <table:table-cell table:formula="of:=SIN([.A60]+[.B60])" office:value-type="float" office:value="-0.148999025814192" calcext:value-type="float">
            <text:p>-0,148999025814192</text:p>
          </table:table-cell>
          <table:table-cell table:style-name="Default" table:formula="of:=(RAND()-0.5)*[.$I$3]" office:value-type="float" office:value="0.0500626588168713" calcext:value-type="float">
            <text:p>0,050062658816871</text:p>
          </table:table-cell>
          <table:table-cell table:style-name="ce2" table:formula="of:=[.C60]+[.D60]" office:value-type="float" office:value="-0.0989363669973204" calcext:value-type="float">
            <text:p>-0.1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IN([.A61]+[.B61])" office:value-type="float" office:value="0.149877209662959" calcext:value-type="float">
            <text:p>0,149877209662959</text:p>
          </table:table-cell>
          <table:table-cell table:style-name="Default" table:formula="of:=(RAND()-0.5)*[.$I$3]" office:value-type="float" office:value="-0.0390854450743189" calcext:value-type="float">
            <text:p>-0,039085445074319</text:p>
          </table:table-cell>
          <table:table-cell table:style-name="ce2" table:formula="of:=[.C61]+[.D61]" office:value-type="float" office:value="0.11079176458864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0" calcext:value-type="float">
            <text:p>0</text:p>
          </table:table-cell>
          <table:table-cell table:formula="of:=SIN([.A62]+[.B62])" office:value-type="float" office:value="0.4353653603729" calcext:value-type="float">
            <text:p>0,4353653603729</text:p>
          </table:table-cell>
          <table:table-cell table:style-name="Default" table:formula="of:=(RAND()-0.5)*[.$I$3]" office:value-type="float" office:value="0.0518992118686453" calcext:value-type="float">
            <text:p>0,051899211868645</text:p>
          </table:table-cell>
          <table:table-cell table:style-name="ce2" table:formula="of:=[.C62]+[.D62]" office:value-type="float" office:value="0.487264572241545" calcext:value-type="float">
            <text:p>0.49</text:p>
          </table:table-cell>
          <table:table-cell table:number-columns-repeated="4"/>
        </table:table-row>
        <table:table-row table:style-name="ro1">
          <table:table-cell office:value-type="float" office:value="19.6" calcext:value-type="float">
            <text:p>19,6</text:p>
          </table:table-cell>
          <table:table-cell office:value-type="float" office:value="0" calcext:value-type="float">
            <text:p>0</text:p>
          </table:table-cell>
          <table:table-cell table:formula="of:=SIN([.A63]+[.B63])" office:value-type="float" office:value="0.681963620068141" calcext:value-type="float">
            <text:p>0,681963620068141</text:p>
          </table:table-cell>
          <table:table-cell table:style-name="Default" table:formula="of:=(RAND()-0.5)*[.$I$3]" office:value-type="float" office:value="-0.00561144371596846" calcext:value-type="float">
            <text:p>-0,005611443715968</text:p>
          </table:table-cell>
          <table:table-cell table:style-name="ce2" table:formula="of:=[.C63]+[.D63]" office:value-type="float" office:value="0.676352176352172" calcext:value-type="float">
            <text:p>0.68</text:p>
          </table:table-cell>
          <table:table-cell table:number-columns-repeated="4"/>
        </table:table-row>
        <table:table-row table:style-name="ro1">
          <table:table-cell office:value-type="float" office:value="19.9" calcext:value-type="float">
            <text:p>19,9</text:p>
          </table:table-cell>
          <table:table-cell office:value-type="float" office:value="0" calcext:value-type="float">
            <text:p>0</text:p>
          </table:table-cell>
          <table:table-cell table:formula="of:=SIN([.A64]+[.B64])" office:value-type="float" office:value="0.867644100641671" calcext:value-type="float">
            <text:p>0,867644100641671</text:p>
          </table:table-cell>
          <table:table-cell table:style-name="Default" table:formula="of:=(RAND()-0.5)*[.$I$3]" office:value-type="float" office:value="-0.0141137850192502" calcext:value-type="float">
            <text:p>-0,01411378501925</text:p>
          </table:table-cell>
          <table:table-cell table:style-name="ce2" table:formula="of:=[.C64]+[.D64]" office:value-type="float" office:value="0.853530315622421" calcext:value-type="float">
            <text:p>0.85</text:p>
          </table:table-cell>
          <table:table-cell table:number-columns-repeated="4"/>
        </table:table-row>
        <table:table-row table:style-name="ro1">
          <table:table-cell office:value-type="float" office:value="20.2" calcext:value-type="float">
            <text:p>20,2</text:p>
          </table:table-cell>
          <table:table-cell office:value-type="float" office:value="0" calcext:value-type="float">
            <text:p>0</text:p>
          </table:table-cell>
          <table:table-cell table:formula="of:=SIN([.A65]+[.B65])" office:value-type="float" office:value="0.975820517766977" calcext:value-type="float">
            <text:p>0,975820517766977</text:p>
          </table:table-cell>
          <table:table-cell table:style-name="Default" table:formula="of:=(RAND()-0.5)*[.$I$3]" office:value-type="float" office:value="0.0715003326527224" calcext:value-type="float">
            <text:p>0,071500332652722</text:p>
          </table:table-cell>
          <table:table-cell table:style-name="ce2" table:formula="of:=[.C65]+[.D65]" office:value-type="float" office:value="1.0473208504197" calcext:value-type="float">
            <text:p>1.05</text:p>
          </table:table-cell>
          <table:table-cell table:number-columns-repeated="4"/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0" calcext:value-type="float">
            <text:p>0</text:p>
          </table:table-cell>
          <table:table-cell table:formula="of:=SIN([.A66]+[.B66])" office:value-type="float" office:value="0.996829794278799" calcext:value-type="float">
            <text:p>0,996829794278799</text:p>
          </table:table-cell>
          <table:table-cell table:style-name="Default" table:formula="of:=(RAND()-0.5)*[.$I$3]" office:value-type="float" office:value="-0.0402282320168732" calcext:value-type="float">
            <text:p>-0,040228232016873</text:p>
          </table:table-cell>
          <table:table-cell table:style-name="ce2" table:formula="of:=[.C66]+[.D66]" office:value-type="float" office:value="0.956601562261925" calcext:value-type="float">
            <text:p>0.96</text:p>
          </table:table-cell>
          <table:table-cell table:number-columns-repeated="4"/>
        </table:table-row>
        <table:table-row table:style-name="ro1">
          <table:table-cell office:value-type="float" office:value="20.8" calcext:value-type="float">
            <text:p>20,8</text:p>
          </table:table-cell>
          <table:table-cell office:value-type="float" office:value="0" calcext:value-type="float">
            <text:p>0</text:p>
          </table:table-cell>
          <table:table-cell table:formula="of:=SIN([.A67]+[.B67])" office:value-type="float" office:value="0.928795234077238" calcext:value-type="float">
            <text:p>0,928795234077238</text:p>
          </table:table-cell>
          <table:table-cell table:style-name="Default" table:formula="of:=(RAND()-0.5)*[.$I$3]" office:value-type="float" office:value="-0.0313859008295656" calcext:value-type="float">
            <text:p>-0,031385900829566</text:p>
          </table:table-cell>
          <table:table-cell table:style-name="ce2" table:formula="of:=[.C67]+[.D67]" office:value-type="float" office:value="0.897409333247672" calcext:value-type="float">
            <text:p>0.90</text:p>
          </table:table-cell>
          <table:table-cell table:number-columns-repeated="4"/>
        </table:table-row>
        <table:table-row table:style-name="ro1">
          <table:table-cell office:value-type="float" office:value="21.1" calcext:value-type="float">
            <text:p>21,1</text:p>
          </table:table-cell>
          <table:table-cell office:value-type="float" office:value="0" calcext:value-type="float">
            <text:p>0</text:p>
          </table:table-cell>
          <table:table-cell table:formula="of:=SIN([.A68]+[.B68])" office:value-type="float" office:value="0.777794161801088" calcext:value-type="float">
            <text:p>0,777794161801088</text:p>
          </table:table-cell>
          <table:table-cell table:style-name="Default" table:formula="of:=(RAND()-0.5)*[.$I$3]" office:value-type="float" office:value="-0.010862550857125" calcext:value-type="float">
            <text:p>-0,010862550857125</text:p>
          </table:table-cell>
          <table:table-cell table:style-name="ce2" table:formula="of:=[.C68]+[.D68]" office:value-type="float" office:value="0.766931610943963" calcext:value-type="float">
            <text:p>0.77</text:p>
          </table:table-cell>
          <table:table-cell table:number-columns-repeated="4"/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0" calcext:value-type="float">
            <text:p>0</text:p>
          </table:table-cell>
          <table:table-cell table:formula="of:=SIN([.A69]+[.B69])" office:value-type="float" office:value="0.557315053517656" calcext:value-type="float">
            <text:p>0,557315053517656</text:p>
          </table:table-cell>
          <table:table-cell table:style-name="Default" table:formula="of:=(RAND()-0.5)*[.$I$3]" office:value-type="float" office:value="0.0160421951217239" calcext:value-type="float">
            <text:p>0,016042195121724</text:p>
          </table:table-cell>
          <table:table-cell table:style-name="ce2" table:formula="of:=[.C69]+[.D69]" office:value-type="float" office:value="0.573357248639379" calcext:value-type="float">
            <text:p>0.57</text:p>
          </table:table-cell>
          <table:table-cell table:number-columns-repeated="4"/>
        </table:table-row>
        <table:table-row table:style-name="ro1">
          <table:table-cell office:value-type="float" office:value="21.7" calcext:value-type="float">
            <text:p>21,7</text:p>
          </table:table-cell>
          <table:table-cell office:value-type="float" office:value="0" calcext:value-type="float">
            <text:p>0</text:p>
          </table:table-cell>
          <table:table-cell table:formula="of:=SIN([.A70]+[.B70])" office:value-type="float" office:value="0.287052651327722" calcext:value-type="float">
            <text:p>0,287052651327722</text:p>
          </table:table-cell>
          <table:table-cell table:style-name="Default" table:formula="of:=(RAND()-0.5)*[.$I$3]" office:value-type="float" office:value="-0.0311993061803573" calcext:value-type="float">
            <text:p>-0,031199306180357</text:p>
          </table:table-cell>
          <table:table-cell table:style-name="ce2" table:formula="of:=[.C70]+[.D70]" office:value-type="float" office:value="0.255853345147364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IN([.A71]+[.B71])" office:value-type="float" office:value="-0.00885130929041098" calcext:value-type="float">
            <text:p>-0,008851309290411</text:p>
          </table:table-cell>
          <table:table-cell table:style-name="Default" table:formula="of:=(RAND()-0.5)*[.$I$3]" office:value-type="float" office:value="0.00153223414544861" calcext:value-type="float">
            <text:p>0,001532234145449</text:p>
          </table:table-cell>
          <table:table-cell table:style-name="ce2" table:formula="of:=[.C71]+[.D71]" office:value-type="float" office:value="-0.00731907514496237" calcext:value-type="float">
            <text:p>-0.01</text:p>
          </table:table-cell>
          <table:table-cell table:number-columns-repeated="4"/>
        </table:table-row>
        <table:table-row table:style-name="ro1">
          <table:table-cell office:value-type="float" office:value="22.3" calcext:value-type="float">
            <text:p>22,3</text:p>
          </table:table-cell>
          <table:table-cell office:value-type="float" office:value="0" calcext:value-type="float">
            <text:p>0</text:p>
          </table:table-cell>
          <table:table-cell table:formula="of:=SIN([.A72]+[.B72])" office:value-type="float" office:value="-0.303964608811054" calcext:value-type="float">
            <text:p>-0,303964608811054</text:p>
          </table:table-cell>
          <table:table-cell table:style-name="Default" table:formula="of:=(RAND()-0.5)*[.$I$3]" office:value-type="float" office:value="0.0733413591018714" calcext:value-type="float">
            <text:p>0,073341359101871</text:p>
          </table:table-cell>
          <table:table-cell table:style-name="ce2" table:formula="of:=[.C72]+[.D72]" office:value-type="float" office:value="-0.230623249709182" calcext:value-type="float">
            <text:p>-0.23</text:p>
          </table:table-cell>
          <table:table-cell table:number-columns-repeated="4"/>
        </table:table-row>
        <table:table-row table:style-name="ro1">
          <table:table-cell office:value-type="float" office:value="22.6" calcext:value-type="float">
            <text:p>22,6</text:p>
          </table:table-cell>
          <table:table-cell office:value-type="float" office:value="0" calcext:value-type="float">
            <text:p>0</text:p>
          </table:table-cell>
          <table:table-cell table:formula="of:=SIN([.A73]+[.B73])" office:value-type="float" office:value="-0.57192565510957" calcext:value-type="float">
            <text:p>-0,57192565510957</text:p>
          </table:table-cell>
          <table:table-cell table:style-name="Default" table:formula="of:=(RAND()-0.5)*[.$I$3]" office:value-type="float" office:value="-0.0125098299383138" calcext:value-type="float">
            <text:p>-0,012509829938314</text:p>
          </table:table-cell>
          <table:table-cell table:style-name="ce2" table:formula="of:=[.C73]+[.D73]" office:value-type="float" office:value="-0.584435485047884" calcext:value-type="float">
            <text:p>-0.58</text:p>
          </table:table-cell>
          <table:table-cell table:number-columns-repeated="4"/>
        </table:table-row>
        <table:table-row table:style-name="ro1">
          <table:table-cell office:value-type="float" office:value="22.9" calcext:value-type="float">
            <text:p>22,9</text:p>
          </table:table-cell>
          <table:table-cell office:value-type="float" office:value="0" calcext:value-type="float">
            <text:p>0</text:p>
          </table:table-cell>
          <table:table-cell table:formula="of:=SIN([.A74]+[.B74])" office:value-type="float" office:value="-0.788798285975423" calcext:value-type="float">
            <text:p>-0,788798285975423</text:p>
          </table:table-cell>
          <table:table-cell table:style-name="Default" table:formula="of:=(RAND()-0.5)*[.$I$3]" office:value-type="float" office:value="0.0574563338304372" calcext:value-type="float">
            <text:p>0,057456333830437</text:p>
          </table:table-cell>
          <table:table-cell table:style-name="ce2" table:formula="of:=[.C74]+[.D74]" office:value-type="float" office:value="-0.731341952144986" calcext:value-type="float">
            <text:p>-0.73</text:p>
          </table:table-cell>
          <table:table-cell table:number-columns-repeated="4"/>
        </table:table-row>
        <table:table-row table:style-name="ro1">
          <table:table-cell office:value-type="float" office:value="23.2" calcext:value-type="float">
            <text:p>23,2</text:p>
          </table:table-cell>
          <table:table-cell office:value-type="float" office:value="0" calcext:value-type="float">
            <text:p>0</text:p>
          </table:table-cell>
          <table:table-cell table:formula="of:=SIN([.A75]+[.B75])" office:value-type="float" office:value="-0.935209915194541" calcext:value-type="float">
            <text:p>-0,935209915194541</text:p>
          </table:table-cell>
          <table:table-cell table:style-name="Default" table:formula="of:=(RAND()-0.5)*[.$I$3]" office:value-type="float" office:value="0.0457474757286541" calcext:value-type="float">
            <text:p>0,045747475728654</text:p>
          </table:table-cell>
          <table:table-cell table:style-name="ce2" table:formula="of:=[.C75]+[.D75]" office:value-type="float" office:value="-0.889462439465887" calcext:value-type="float">
            <text:p>-0.89</text:p>
          </table:table-cell>
          <table:table-cell table:number-columns-repeated="4"/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0" calcext:value-type="float">
            <text:p>0</text:p>
          </table:table-cell>
          <table:table-cell table:formula="of:=SIN([.A76]+[.B76])" office:value-type="float" office:value="-0.998082027979397" calcext:value-type="float">
            <text:p>-0,998082027979397</text:p>
          </table:table-cell>
          <table:table-cell table:style-name="Default" table:formula="of:=(RAND()-0.5)*[.$I$3]" office:value-type="float" office:value="0.0330400664052421" calcext:value-type="float">
            <text:p>0,033040066405242</text:p>
          </table:table-cell>
          <table:table-cell table:style-name="ce2" table:formula="of:=[.C76]+[.D76]" office:value-type="float" office:value="-0.965041961574154" calcext:value-type="float">
            <text:p>-0.97</text:p>
          </table:table-cell>
          <table:table-cell table:number-columns-repeated="4"/>
        </table:table-row>
        <table:table-row table:style-name="ro1">
          <table:table-cell office:value-type="float" office:value="23.8" calcext:value-type="float">
            <text:p>23,8</text:p>
          </table:table-cell>
          <table:table-cell office:value-type="float" office:value="0" calcext:value-type="float">
            <text:p>0</text:p>
          </table:table-cell>
          <table:table-cell table:formula="of:=SIN([.A77]+[.B77])" office:value-type="float" office:value="-0.971798445743862" calcext:value-type="float">
            <text:p>-0,971798445743862</text:p>
          </table:table-cell>
          <table:table-cell table:style-name="Default" table:formula="of:=(RAND()-0.5)*[.$I$3]" office:value-type="float" office:value="-0.0708301148322166" calcext:value-type="float">
            <text:p>-0,070830114832217</text:p>
          </table:table-cell>
          <table:table-cell table:style-name="ce2" table:formula="of:=[.C77]+[.D77]" office:value-type="float" office:value="-1.04262856057608" calcext:value-type="float">
            <text:p>-1.04</text:p>
          </table:table-cell>
          <table:table-cell table:number-columns-repeated="4"/>
        </table:table-row>
        <table:table-row table:style-name="ro1">
          <table:table-cell office:value-type="float" office:value="24.1" calcext:value-type="float">
            <text:p>24,1</text:p>
          </table:table-cell>
          <table:table-cell office:value-type="float" office:value="0" calcext:value-type="float">
            <text:p>0</text:p>
          </table:table-cell>
          <table:table-cell table:formula="of:=SIN([.A78]+[.B78])" office:value-type="float" office:value="-0.858707002609926" calcext:value-type="float">
            <text:p>-0,858707002609926</text:p>
          </table:table-cell>
          <table:table-cell table:style-name="Default" table:formula="of:=(RAND()-0.5)*[.$I$3]" office:value-type="float" office:value="0.00419226001861446" calcext:value-type="float">
            <text:p>0,004192260018614</text:p>
          </table:table-cell>
          <table:table-cell table:style-name="ce2" table:formula="of:=[.C78]+[.D78]" office:value-type="float" office:value="-0.854514742591311" calcext:value-type="float">
            <text:p>-0.85</text:p>
          </table:table-cell>
          <table:table-cell table:number-columns-repeated="4"/>
        </table:table-row>
        <table:table-row table:style-name="ro1">
          <table:table-cell office:value-type="float" office:value="24.4" calcext:value-type="float">
            <text:p>24,4</text:p>
          </table:table-cell>
          <table:table-cell office:value-type="float" office:value="0" calcext:value-type="float">
            <text:p>0</text:p>
          </table:table-cell>
          <table:table-cell table:formula="of:=SIN([.A79]+[.B79])" office:value-type="float" office:value="-0.668909820378016" calcext:value-type="float">
            <text:p>-0,668909820378016</text:p>
          </table:table-cell>
          <table:table-cell table:style-name="Default" table:formula="of:=(RAND()-0.5)*[.$I$3]" office:value-type="float" office:value="-0.0116705143145722" calcext:value-type="float">
            <text:p>-0,011670514314572</text:p>
          </table:table-cell>
          <table:table-cell table:style-name="ce2" table:formula="of:=[.C79]+[.D79]" office:value-type="float" office:value="-0.680580334692588" calcext:value-type="float">
            <text:p>-0.68</text:p>
          </table:table-cell>
          <table:table-cell table:number-columns-repeated="4"/>
        </table:table-row>
        <table:table-row table:style-name="ro1">
          <table:table-cell office:value-type="float" office:value="24.7" calcext:value-type="float">
            <text:p>24,7</text:p>
          </table:table-cell>
          <table:table-cell office:value-type="float" office:value="0" calcext:value-type="float">
            <text:p>0</text:p>
          </table:table-cell>
          <table:table-cell table:formula="of:=SIN([.A80]+[.B80])" office:value-type="float" office:value="-0.419360916073222" calcext:value-type="float">
            <text:p>-0,419360916073222</text:p>
          </table:table-cell>
          <table:table-cell table:style-name="Default" table:formula="of:=(RAND()-0.5)*[.$I$3]" office:value-type="float" office:value="-0.0378556564995506" calcext:value-type="float">
            <text:p>-0,037855656499551</text:p>
          </table:table-cell>
          <table:table-cell table:style-name="ce2" table:formula="of:=[.C80]+[.D80]" office:value-type="float" office:value="-0.457216572572772" calcext:value-type="float">
            <text:p>-0.46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SIN([.A81]+[.B81])" office:value-type="float" office:value="-0.132351750097766" calcext:value-type="float">
            <text:p>-0,132351750097766</text:p>
          </table:table-cell>
          <table:table-cell table:style-name="Default" table:formula="of:=(RAND()-0.5)*[.$I$3]" office:value-type="float" office:value="0.0113504034674637" calcext:value-type="float">
            <text:p>0,011350403467464</text:p>
          </table:table-cell>
          <table:table-cell table:style-name="ce2" table:formula="of:=[.C81]+[.D81]" office:value-type="float" office:value="-0.121001346630302" calcext:value-type="float">
            <text:p>-0.12</text:p>
          </table:table-cell>
          <table:table-cell table:number-columns-repeated="4"/>
        </table:table-row>
        <table:table-row table:style-name="ro1">
          <table:table-cell office:value-type="float" office:value="25.3" calcext:value-type="float">
            <text:p>25,3</text:p>
          </table:table-cell>
          <table:table-cell office:value-type="float" office:value="0" calcext:value-type="float">
            <text:p>0</text:p>
          </table:table-cell>
          <table:table-cell table:formula="of:=SIN([.A82]+[.B82])" office:value-type="float" office:value="0.166480003537166" calcext:value-type="float">
            <text:p>0,166480003537166</text:p>
          </table:table-cell>
          <table:table-cell table:style-name="Default" table:formula="of:=(RAND()-0.5)*[.$I$3]" office:value-type="float" office:value="-0.0616419208756086" calcext:value-type="float">
            <text:p>-0,061641920875609</text:p>
          </table:table-cell>
          <table:table-cell table:style-name="ce2" table:formula="of:=[.C82]+[.D82]" office:value-type="float" office:value="0.104838082661558" calcext:value-type="float">
            <text:p>0.10</text:p>
          </table:table-cell>
          <table:table-cell table:number-columns-repeated="4"/>
        </table:table-row>
        <table:table-row table:style-name="ro1">
          <table:table-cell office:value-type="float" office:value="25.6" calcext:value-type="float">
            <text:p>25,6</text:p>
          </table:table-cell>
          <table:table-cell office:value-type="float" office:value="0" calcext:value-type="float">
            <text:p>0</text:p>
          </table:table-cell>
          <table:table-cell table:formula="of:=SIN([.A83]+[.B83])" office:value-type="float" office:value="0.450440594275396" calcext:value-type="float">
            <text:p>0,450440594275396</text:p>
          </table:table-cell>
          <table:table-cell table:style-name="Default" table:formula="of:=(RAND()-0.5)*[.$I$3]" office:value-type="float" office:value="0.0742728155786523" calcext:value-type="float">
            <text:p>0,074272815578652</text:p>
          </table:table-cell>
          <table:table-cell table:style-name="ce2" table:formula="of:=[.C83]+[.D83]" office:value-type="float" office:value="0.524713409854048" calcext:value-type="float">
            <text:p>0.52</text:p>
          </table:table-cell>
          <table:table-cell table:number-columns-repeated="4"/>
        </table:table-row>
        <table:table-row table:style-name="ro1">
          <table:table-cell office:value-type="float" office:value="25.9" calcext:value-type="float">
            <text:p>25,9</text:p>
          </table:table-cell>
          <table:table-cell office:value-type="float" office:value="0" calcext:value-type="float">
            <text:p>0</text:p>
          </table:table-cell>
          <table:table-cell table:formula="of:=SIN([.A84]+[.B84])" office:value-type="float" office:value="0.69416466825225" calcext:value-type="float">
            <text:p>0,69416466825225</text:p>
          </table:table-cell>
          <table:table-cell table:style-name="Default" table:formula="of:=(RAND()-0.5)*[.$I$3]" office:value-type="float" office:value="-0.0490133281212368" calcext:value-type="float">
            <text:p>-0,049013328121237</text:p>
          </table:table-cell>
          <table:table-cell table:style-name="ce2" table:formula="of:=[.C84]+[.D84]" office:value-type="float" office:value="0.645151340131013" calcext:value-type="float">
            <text:p>0.65</text:p>
          </table:table-cell>
          <table:table-cell table:number-columns-repeated="4"/>
        </table:table-row>
        <table:table-row table:style-name="ro1">
          <table:table-cell office:value-type="float" office:value="26.2" calcext:value-type="float">
            <text:p>26,2</text:p>
          </table:table-cell>
          <table:table-cell office:value-type="float" office:value="0" calcext:value-type="float">
            <text:p>0</text:p>
          </table:table-cell>
          <table:table-cell table:formula="of:=SIN([.A85]+[.B85])" office:value-type="float" office:value="0.875881079810895" calcext:value-type="float">
            <text:p>0,875881079810895</text:p>
          </table:table-cell>
          <table:table-cell table:style-name="Default" table:formula="of:=(RAND()-0.5)*[.$I$3]" office:value-type="float" office:value="0.0688743818192819" calcext:value-type="float">
            <text:p>0,068874381819282</text:p>
          </table:table-cell>
          <table:table-cell table:style-name="ce2" table:formula="of:=[.C85]+[.D85]" office:value-type="float" office:value="0.944755461630176" calcext:value-type="float">
            <text:p>0.94</text:p>
          </table:table-cell>
          <table:table-cell table:number-columns-repeated="4"/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0" calcext:value-type="float">
            <text:p>0</text:p>
          </table:table-cell>
          <table:table-cell table:formula="of:=SIN([.A86]+[.B86])" office:value-type="float" office:value="0.979357643103919" calcext:value-type="float">
            <text:p>0,979357643103919</text:p>
          </table:table-cell>
          <table:table-cell table:style-name="Default" table:formula="of:=(RAND()-0.5)*[.$I$3]" office:value-type="float" office:value="0.0421735640812149" calcext:value-type="float">
            <text:p>0,042173564081215</text:p>
          </table:table-cell>
          <table:table-cell table:style-name="ce2" table:formula="of:=[.C86]+[.D86]" office:value-type="float" office:value="1.02153120718513" calcext:value-type="float">
            <text:p>1.02</text:p>
          </table:table-cell>
          <table:table-cell table:number-columns-repeated="4"/>
        </table:table-row>
        <table:table-row table:style-name="ro1">
          <table:table-cell office:value-type="float" office:value="26.8" calcext:value-type="float">
            <text:p>26,8</text:p>
          </table:table-cell>
          <table:table-cell office:value-type="float" office:value="0" calcext:value-type="float">
            <text:p>0</text:p>
          </table:table-cell>
          <table:table-cell table:formula="of:=SIN([.A87]+[.B87])" office:value-type="float" office:value="0.995351104911558" calcext:value-type="float">
            <text:p>0,995351104911558</text:p>
          </table:table-cell>
          <table:table-cell table:style-name="Default" table:formula="of:=(RAND()-0.5)*[.$I$3]" office:value-type="float" office:value="-0.02175334150702" calcext:value-type="float">
            <text:p>-0,02175334150702</text:p>
          </table:table-cell>
          <table:table-cell table:style-name="ce2" table:formula="of:=[.C87]+[.D87]" office:value-type="float" office:value="0.973597763404538" calcext:value-type="float">
            <text:p>0.97</text:p>
          </table:table-cell>
          <table:table-cell table:number-columns-repeated="4"/>
        </table:table-row>
        <table:table-row table:style-name="ro1">
          <table:table-cell office:value-type="float" office:value="27.1" calcext:value-type="float">
            <text:p>27,1</text:p>
          </table:table-cell>
          <table:table-cell office:value-type="float" office:value="0" calcext:value-type="float">
            <text:p>0</text:p>
          </table:table-cell>
          <table:table-cell table:formula="of:=SIN([.A88]+[.B88])" office:value-type="float" office:value="0.922432816923083" calcext:value-type="float">
            <text:p>0,922432816923083</text:p>
          </table:table-cell>
          <table:table-cell table:style-name="Default" table:formula="of:=(RAND()-0.5)*[.$I$3]" office:value-type="float" office:value="0.0157794042304366" calcext:value-type="float">
            <text:p>0,015779404230437</text:p>
          </table:table-cell>
          <table:table-cell table:style-name="ce2" table:formula="of:=[.C88]+[.D88]" office:value-type="float" office:value="0.93821222115352" calcext:value-type="float">
            <text:p>0.94</text:p>
          </table:table-cell>
          <table:table-cell table:number-columns-repeated="4"/>
        </table:table-row>
        <table:table-row table:style-name="ro1">
          <table:table-cell office:value-type="float" office:value="27.4" calcext:value-type="float">
            <text:p>27,4</text:p>
          </table:table-cell>
          <table:table-cell office:value-type="float" office:value="0" calcext:value-type="float">
            <text:p>0</text:p>
          </table:table-cell>
          <table:table-cell table:formula="of:=SIN([.A89]+[.B89])" office:value-type="float" office:value="0.767116352635523" calcext:value-type="float">
            <text:p>0,767116352635523</text:p>
          </table:table-cell>
          <table:table-cell table:style-name="Default" table:formula="of:=(RAND()-0.5)*[.$I$3]" office:value-type="float" office:value="-0.0422799782759521" calcext:value-type="float">
            <text:p>-0,042279978275952</text:p>
          </table:table-cell>
          <table:table-cell table:style-name="ce2" table:formula="of:=[.C89]+[.D89]" office:value-type="float" office:value="0.724836374359571" calcext:value-type="float">
            <text:p>0.72</text:p>
          </table:table-cell>
          <table:table-cell table:number-columns-repeated="4"/>
        </table:table-row>
        <table:table-row table:style-name="ro1">
          <table:table-cell office:value-type="float" office:value="27.7" calcext:value-type="float">
            <text:p>27,7</text:p>
          </table:table-cell>
          <table:table-cell office:value-type="float" office:value="0" calcext:value-type="float">
            <text:p>0</text:p>
          </table:table-cell>
          <table:table-cell table:formula="of:=SIN([.A90]+[.B90])" office:value-type="float" office:value="0.543275669232239" calcext:value-type="float">
            <text:p>0,543275669232239</text:p>
          </table:table-cell>
          <table:table-cell table:style-name="Default" table:formula="of:=(RAND()-0.5)*[.$I$3]" office:value-type="float" office:value="0.0710407050858062" calcext:value-type="float">
            <text:p>0,071040705085806</text:p>
          </table:table-cell>
          <table:table-cell table:style-name="ce2" table:formula="of:=[.C90]+[.D90]" office:value-type="float" office:value="0.614316374318045" calcext:value-type="float">
            <text:p>0.6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SIN([.A91]+[.B91])" office:value-type="float" office:value="0.270905788307859" calcext:value-type="float">
            <text:p>0,270905788307859</text:p>
          </table:table-cell>
          <table:table-cell table:style-name="Default" table:formula="of:=(RAND()-0.5)*[.$I$3]" office:value-type="float" office:value="0.015009959901181" calcext:value-type="float">
            <text:p>0,015009959901181</text:p>
          </table:table-cell>
          <table:table-cell table:style-name="ce2" table:formula="of:=[.C91]+[.D91]" office:value-type="float" office:value="0.28591574820904" calcext:value-type="float">
            <text:p>0.29</text:p>
          </table:table-cell>
          <table:table-cell table:number-columns-repeated="4"/>
        </table:table-row>
        <table:table-row table:style-name="ro1">
          <table:table-cell office:value-type="float" office:value="28.3" calcext:value-type="float">
            <text:p>28,3</text:p>
          </table:table-cell>
          <table:table-cell office:value-type="float" office:value="0" calcext:value-type="float">
            <text:p>0</text:p>
          </table:table-cell>
          <table:table-cell table:formula="of:=SIN([.A92]+[.B92])" office:value-type="float" office:value="-0.0256632998605701" calcext:value-type="float">
            <text:p>-0,02566329986057</text:p>
          </table:table-cell>
          <table:table-cell table:style-name="Default" table:formula="of:=(RAND()-0.5)*[.$I$3]" office:value-type="float" office:value="-0.00544575120596008" calcext:value-type="float">
            <text:p>-0,00544575120596</text:p>
          </table:table-cell>
          <table:table-cell table:style-name="ce2" table:formula="of:=[.C92]+[.D92]" office:value-type="float" office:value="-0.0311090510665302" calcext:value-type="float">
            <text:p>-0.03</text:p>
          </table:table-cell>
          <table:table-cell table:number-columns-repeated="4"/>
        </table:table-row>
        <table:table-row table:style-name="ro1">
          <table:table-cell office:value-type="float" office:value="28.6" calcext:value-type="float">
            <text:p>28,6</text:p>
          </table:table-cell>
          <table:table-cell office:value-type="float" office:value="0" calcext:value-type="float">
            <text:p>0</text:p>
          </table:table-cell>
          <table:table-cell table:formula="of:=SIN([.A93]+[.B93])" office:value-type="float" office:value="-0.319939961884205" calcext:value-type="float">
            <text:p>-0,319939961884205</text:p>
          </table:table-cell>
          <table:table-cell table:style-name="Default" table:formula="of:=(RAND()-0.5)*[.$I$3]" office:value-type="float" office:value="0.0293303352990014" calcext:value-type="float">
            <text:p>0,029330335299001</text:p>
          </table:table-cell>
          <table:table-cell table:style-name="ce2" table:formula="of:=[.C93]+[.D93]" office:value-type="float" office:value="-0.290609626585203" calcext:value-type="float">
            <text:p>-0.29</text:p>
          </table:table-cell>
          <table:table-cell table:number-columns-repeated="4"/>
        </table:table-row>
        <table:table-row table:style-name="ro1">
          <table:table-cell office:value-type="float" office:value="28.9" calcext:value-type="float">
            <text:p>28,9</text:p>
          </table:table-cell>
          <table:table-cell office:value-type="float" office:value="0" calcext:value-type="float">
            <text:p>0</text:p>
          </table:table-cell>
          <table:table-cell table:formula="of:=SIN([.A94]+[.B94])" office:value-type="float" office:value="-0.585637339974306" calcext:value-type="float">
            <text:p>-0,585637339974306</text:p>
          </table:table-cell>
          <table:table-cell table:style-name="Default" table:formula="of:=(RAND()-0.5)*[.$I$3]" office:value-type="float" office:value="-0.0601746276236983" calcext:value-type="float">
            <text:p>-0,060174627623698</text:p>
          </table:table-cell>
          <table:table-cell table:style-name="ce2" table:formula="of:=[.C94]+[.D94]" office:value-type="float" office:value="-0.645811967598005" calcext:value-type="float">
            <text:p>-0.65</text:p>
          </table:table-cell>
          <table:table-cell table:number-columns-repeated="4"/>
        </table:table-row>
        <table:table-row table:style-name="ro1">
          <table:table-cell office:value-type="float" office:value="29.2" calcext:value-type="float">
            <text:p>29,2</text:p>
          </table:table-cell>
          <table:table-cell office:value-type="float" office:value="1" calcext:value-type="float">
            <text:p>1</text:p>
          </table:table-cell>
          <table:table-cell table:formula="of:=SIN([.A95]+[.B95])" office:value-type="float" office:value="-0.937691740300278" calcext:value-type="float">
            <text:p>-0,937691740300278</text:p>
          </table:table-cell>
          <table:table-cell table:style-name="Default" table:formula="of:=(RAND()-0.5)*[.$I$3]" office:value-type="float" office:value="-0.0128756582915903" calcext:value-type="float">
            <text:p>-0,01287565829159</text:p>
          </table:table-cell>
          <table:table-cell table:style-name="ce2" table:formula="of:=[.C95]+[.D95]" office:value-type="float" office:value="-0.950567398591868" calcext:value-type="float">
            <text:p>-0.95</text:p>
          </table:table-cell>
          <table:table-cell table:number-columns-repeated="4"/>
        </table:table-row>
        <table:table-row table:style-name="ro1">
          <table:table-cell office:value-type="float" office:value="29.5" calcext:value-type="float">
            <text:p>29,5</text:p>
          </table:table-cell>
          <table:table-cell office:value-type="float" office:value="1" calcext:value-type="float">
            <text:p>1</text:p>
          </table:table-cell>
          <table:table-cell table:formula="of:=SIN([.A96]+[.B96])" office:value-type="float" office:value="-0.793127239457279" calcext:value-type="float">
            <text:p>-0,793127239457279</text:p>
          </table:table-cell>
          <table:table-cell table:style-name="Default" table:formula="of:=(RAND()-0.5)*[.$I$3]" office:value-type="float" office:value="-0.0320561820204315" calcext:value-type="float">
            <text:p>-0,032056182020432</text:p>
          </table:table-cell>
          <table:table-cell table:style-name="ce2" table:formula="of:=[.C96]+[.D96]" office:value-type="float" office:value="-0.82518342147771" calcext:value-type="float">
            <text:p>-0.83</text:p>
          </table:table-cell>
          <table:table-cell table:number-columns-repeated="4"/>
        </table:table-row>
        <table:table-row table:style-name="ro1">
          <table:table-cell office:value-type="float" office:value="29.8" calcext:value-type="float">
            <text:p>29,8</text:p>
          </table:table-cell>
          <table:table-cell office:value-type="float" office:value="1" calcext:value-type="float">
            <text:p>1</text:p>
          </table:table-cell>
          <table:table-cell table:formula="of:=SIN([.A97]+[.B97])" office:value-type="float" office:value="-0.577715044445723" calcext:value-type="float">
            <text:p>-0,577715044445723</text:p>
          </table:table-cell>
          <table:table-cell table:style-name="Default" table:formula="of:=(RAND()-0.5)*[.$I$3]" office:value-type="float" office:value="0.0536874092519708" calcext:value-type="float">
            <text:p>0,053687409251971</text:p>
          </table:table-cell>
          <table:table-cell table:style-name="ce2" table:formula="of:=[.C97]+[.D97]" office:value-type="float" office:value="-0.524027635193752" calcext:value-type="float">
            <text:p>-0.52</text:p>
          </table:table-cell>
          <table:table-cell table:number-columns-repeated="4"/>
        </table:table-row>
        <table:table-row table:style-name="ro1">
          <table:table-cell office:value-type="float" office:value="30.1" calcext:value-type="float">
            <text:p>30,1</text:p>
          </table:table-cell>
          <table:table-cell office:value-type="float" office:value="1" calcext:value-type="float">
            <text:p>1</text:p>
          </table:table-cell>
          <table:table-cell table:formula="of:=SIN([.A98]+[.B98])" office:value-type="float" office:value="-0.310697285094362" calcext:value-type="float">
            <text:p>-0,310697285094362</text:p>
          </table:table-cell>
          <table:table-cell table:style-name="Default" table:formula="of:=(RAND()-0.5)*[.$I$3]" office:value-type="float" office:value="-0.0614962437053674" calcext:value-type="float">
            <text:p>-0,061496243705367</text:p>
          </table:table-cell>
          <table:table-cell table:style-name="ce2" table:formula="of:=[.C98]+[.D98]" office:value-type="float" office:value="-0.37219352879973" calcext:value-type="float">
            <text:p>-0.37</text:p>
          </table:table-cell>
          <table:table-cell table:number-columns-repeated="4"/>
        </table:table-row>
        <table:table-row table:style-name="ro1">
          <table:table-cell office:value-type="float" office:value="30.4" calcext:value-type="float">
            <text:p>30,4</text:p>
          </table:table-cell>
          <table:table-cell office:value-type="float" office:value="1" calcext:value-type="float">
            <text:p>1</text:p>
          </table:table-cell>
          <table:table-cell table:formula="of:=SIN([.A99]+[.B99])" office:value-type="float" office:value="-0.0159258626000911" calcext:value-type="float">
            <text:p>-0,015925862600091</text:p>
          </table:table-cell>
          <table:table-cell table:style-name="Default" table:formula="of:=(RAND()-0.5)*[.$I$3]" office:value-type="float" office:value="-0.000896979780272572" calcext:value-type="float">
            <text:p>-0,000896979780273</text:p>
          </table:table-cell>
          <table:table-cell table:style-name="ce2" table:formula="of:=[.C99]+[.D99]" office:value-type="float" office:value="-0.0168228423803637" calcext:value-type="float">
            <text:p>-0.02</text:p>
          </table:table-cell>
          <table:table-cell table:number-columns-repeated="4"/>
        </table:table-row>
        <table:table-row table:style-name="ro1">
          <table:table-cell office:value-type="float" office:value="30.7" calcext:value-type="float">
            <text:p>30,7</text:p>
          </table:table-cell>
          <table:table-cell office:value-type="float" office:value="1" calcext:value-type="float">
            <text:p>1</text:p>
          </table:table-cell>
          <table:table-cell table:formula="of:=SIN([.A100]+[.B100])" office:value-type="float" office:value="0.28026816976903" calcext:value-type="float">
            <text:p>0,28026816976903</text:p>
          </table:table-cell>
          <table:table-cell table:style-name="Default" table:formula="of:=(RAND()-0.5)*[.$I$3]" office:value-type="float" office:value="-0.0697278723200467" calcext:value-type="float">
            <text:p>-0,069727872320047</text:p>
          </table:table-cell>
          <table:table-cell table:style-name="ce2" table:formula="of:=[.C100]+[.D100]" office:value-type="float" office:value="0.210540297448983" calcext:value-type="float">
            <text:p>0.2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SIN([.A101]+[.B101])" office:value-type="float" office:value="0.551426681241702" calcext:value-type="float">
            <text:p>0,551426681241702</text:p>
          </table:table-cell>
          <table:table-cell table:style-name="Default" table:formula="of:=(RAND()-0.5)*[.$I$3]" office:value-type="float" office:value="-0.00238314491321036" calcext:value-type="float">
            <text:p>-0,00238314491321</text:p>
          </table:table-cell>
          <table:table-cell table:style-name="ce2" table:formula="of:=[.C101]+[.D101]" office:value-type="float" office:value="0.549043536328492" calcext:value-type="float">
            <text:p>0.55</text:p>
          </table:table-cell>
          <table:table-cell table:number-columns-repeated="4"/>
        </table:table-row>
        <table:table-row table:style-name="ro1">
          <table:table-cell office:value-type="float" office:value="31.3" calcext:value-type="float">
            <text:p>31,3</text:p>
          </table:table-cell>
          <table:table-cell office:value-type="float" office:value="1" calcext:value-type="float">
            <text:p>1</text:p>
          </table:table-cell>
          <table:table-cell table:formula="of:=SIN([.A102]+[.B102])" office:value-type="float" office:value="0.77332788956623" calcext:value-type="float">
            <text:p>0,77332788956623</text:p>
          </table:table-cell>
          <table:table-cell table:style-name="Default" table:formula="of:=(RAND()-0.5)*[.$I$3]" office:value-type="float" office:value="-0.0105856951991101" calcext:value-type="float">
            <text:p>-0,01058569519911</text:p>
          </table:table-cell>
          <table:table-cell table:style-name="ce2" table:formula="of:=[.C102]+[.D102]" office:value-type="float" office:value="0.76274219436712" calcext:value-type="float">
            <text:p>0.76</text:p>
          </table:table-cell>
          <table:table-cell table:number-columns-repeated="4"/>
        </table:table-row>
        <table:table-row table:style-name="ro1">
          <table:table-cell office:value-type="float" office:value="31.6" calcext:value-type="float">
            <text:p>31,6</text:p>
          </table:table-cell>
          <table:table-cell office:value-type="float" office:value="1" calcext:value-type="float">
            <text:p>1</text:p>
          </table:table-cell>
          <table:table-cell table:formula="of:=SIN([.A103]+[.B103])" office:value-type="float" office:value="0.926150020680531" calcext:value-type="float">
            <text:p>0,926150020680531</text:p>
          </table:table-cell>
          <table:table-cell table:style-name="Default" table:formula="of:=(RAND()-0.5)*[.$I$3]" office:value-type="float" office:value="0.0501866555613064" calcext:value-type="float">
            <text:p>0,050186655561306</text:p>
          </table:table-cell>
          <table:table-cell table:style-name="ce2" table:formula="of:=[.C103]+[.D103]" office:value-type="float" office:value="0.976336676241838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31.9" calcext:value-type="float">
            <text:p>31,9</text:p>
          </table:table-cell>
          <table:table-cell office:value-type="float" office:value="1" calcext:value-type="float">
            <text:p>1</text:p>
          </table:table-cell>
          <table:table-cell table:formula="of:=SIN([.A104]+[.B104])" office:value-type="float" office:value="0.996241928754864" calcext:value-type="float">
            <text:p>0,996241928754864</text:p>
          </table:table-cell>
          <table:table-cell table:style-name="Default" table:formula="of:=(RAND()-0.5)*[.$I$3]" office:value-type="float" office:value="0.0107320243609664" calcext:value-type="float">
            <text:p>0,010732024360967</text:p>
          </table:table-cell>
          <table:table-cell table:style-name="ce2" table:formula="of:=[.C104]+[.D104]" office:value-type="float" office:value="1.00697395311583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32.2" calcext:value-type="float">
            <text:p>32,2</text:p>
          </table:table-cell>
          <table:table-cell office:value-type="float" office:value="1" calcext:value-type="float">
            <text:p>1</text:p>
          </table:table-cell>
          <table:table-cell table:formula="of:=SIN([.A105]+[.B105])" office:value-type="float" office:value="0.977342512392257" calcext:value-type="float">
            <text:p>0,977342512392257</text:p>
          </table:table-cell>
          <table:table-cell table:style-name="Default" table:formula="of:=(RAND()-0.5)*[.$I$3]" office:value-type="float" office:value="-0.0298700136742273" calcext:value-type="float">
            <text:p>-0,029870013674227</text:p>
          </table:table-cell>
          <table:table-cell table:style-name="ce2" table:formula="of:=[.C105]+[.D105]" office:value-type="float" office:value="0.94747249871803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float" office:value="1" calcext:value-type="float">
            <text:p>1</text:p>
          </table:table-cell>
          <table:table-cell table:formula="of:=SIN([.A106]+[.B106])" office:value-type="float" office:value="0.871140000169173" calcext:value-type="float">
            <text:p>0,871140000169173</text:p>
          </table:table-cell>
          <table:table-cell table:style-name="Default" table:formula="of:=(RAND()-0.5)*[.$I$3]" office:value-type="float" office:value="0.0499631127790296" calcext:value-type="float">
            <text:p>0,04996311277903</text:p>
          </table:table-cell>
          <table:table-cell table:style-name="ce2" table:formula="of:=[.C106]+[.D106]" office:value-type="float" office:value="0.921103112948202" calcext:value-type="float">
            <text:p>0.92</text:p>
          </table:table-cell>
          <table:table-cell table:number-columns-repeated="4"/>
        </table:table-row>
        <table:table-row table:style-name="ro1">
          <table:table-cell office:value-type="float" office:value="32.8" calcext:value-type="float">
            <text:p>32,8</text:p>
          </table:table-cell>
          <table:table-cell office:value-type="float" office:value="1" calcext:value-type="float">
            <text:p>1</text:p>
          </table:table-cell>
          <table:table-cell table:formula="of:=SIN([.A107]+[.B107])" office:value-type="float" office:value="0.687121146204734" calcext:value-type="float">
            <text:p>0,687121146204734</text:p>
          </table:table-cell>
          <table:table-cell table:style-name="Default" table:formula="of:=(RAND()-0.5)*[.$I$3]" office:value-type="float" office:value="0.0432221456495401" calcext:value-type="float">
            <text:p>0,04322214564954</text:p>
          </table:table-cell>
          <table:table-cell table:style-name="ce2" table:formula="of:=[.C107]+[.D107]" office:value-type="float" office:value="0.730343291854274" calcext:value-type="float">
            <text:p>0.73</text:p>
          </table:table-cell>
          <table:table-cell table:number-columns-repeated="4"/>
        </table:table-row>
        <table:table-row table:style-name="ro1">
          <table:table-cell office:value-type="float" office:value="33.1" calcext:value-type="float">
            <text:p>33,1</text:p>
          </table:table-cell>
          <table:table-cell office:value-type="float" office:value="1" calcext:value-type="float">
            <text:p>1</text:p>
          </table:table-cell>
          <table:table-cell table:formula="of:=SIN([.A108]+[.B108])" office:value-type="float" office:value="0.441723806669217" calcext:value-type="float">
            <text:p>0,441723806669217</text:p>
          </table:table-cell>
          <table:table-cell table:style-name="Default" table:formula="of:=(RAND()-0.5)*[.$I$3]" office:value-type="float" office:value="0.0599699000214455" calcext:value-type="float">
            <text:p>0,059969900021446</text:p>
          </table:table-cell>
          <table:table-cell table:style-name="ce2" table:formula="of:=[.C108]+[.D108]" office:value-type="float" office:value="0.501693706690663" calcext:value-type="float">
            <text:p>0.50</text:p>
          </table:table-cell>
          <table:table-cell table:number-columns-repeated="4"/>
        </table:table-row>
        <table:table-row table:style-name="ro1">
          <table:table-cell office:value-type="float" office:value="33.4" calcext:value-type="float">
            <text:p>33,4</text:p>
          </table:table-cell>
          <table:table-cell office:value-type="float" office:value="1" calcext:value-type="float">
            <text:p>1</text:p>
          </table:table-cell>
          <table:table-cell table:formula="of:=SIN([.A109]+[.B109])" office:value-type="float" office:value="0.156868595048403" calcext:value-type="float">
            <text:p>0,156868595048403</text:p>
          </table:table-cell>
          <table:table-cell table:style-name="Default" table:formula="of:=(RAND()-0.5)*[.$I$3]" office:value-type="float" office:value="0.0181896761639134" calcext:value-type="float">
            <text:p>0,018189676163914</text:p>
          </table:table-cell>
          <table:table-cell table:style-name="ce2" table:formula="of:=[.C109]+[.D109]" office:value-type="float" office:value="0.175058271212316" calcext:value-type="float">
            <text:p>0.18</text:p>
          </table:table-cell>
          <table:table-cell table:number-columns-repeated="4"/>
        </table:table-row>
        <table:table-row table:style-name="ro1">
          <table:table-cell office:value-type="float" office:value="33.7" calcext:value-type="float">
            <text:p>33,7</text:p>
          </table:table-cell>
          <table:table-cell office:value-type="float" office:value="1" calcext:value-type="float">
            <text:p>1</text:p>
          </table:table-cell>
          <table:table-cell table:formula="of:=SIN([.A110]+[.B110])" office:value-type="float" office:value="-0.141999220974009" calcext:value-type="float">
            <text:p>-0,141999220974009</text:p>
          </table:table-cell>
          <table:table-cell table:style-name="Default" table:formula="of:=(RAND()-0.5)*[.$I$3]" office:value-type="float" office:value="0.0215800060908456" calcext:value-type="float">
            <text:p>0,021580006090846</text:p>
          </table:table-cell>
          <table:table-cell table:style-name="ce2" table:formula="of:=[.C110]+[.D110]" office:value-type="float" office:value="-0.120419214883163" calcext:value-type="float">
            <text:p>-0.12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IN([.A111]+[.B111])" office:value-type="float" office:value="-0.428182669496157" calcext:value-type="float">
            <text:p>-0,428182669496157</text:p>
          </table:table-cell>
          <table:table-cell table:style-name="Default" table:formula="of:=(RAND()-0.5)*[.$I$3]" office:value-type="float" office:value="0.0599379967004233" calcext:value-type="float">
            <text:p>0,059937996700423</text:p>
          </table:table-cell>
          <table:table-cell table:style-name="ce2" table:formula="of:=[.C111]+[.D111]" office:value-type="float" office:value="-0.368244672795734" calcext:value-type="float">
            <text:p>-0.37</text:p>
          </table:table-cell>
          <table:table-cell table:number-columns-repeated="4"/>
        </table:table-row>
        <table:table-row table:style-name="ro1">
          <table:table-cell office:value-type="float" office:value="34.3" calcext:value-type="float">
            <text:p>34,3</text:p>
          </table:table-cell>
          <table:table-cell office:value-type="float" office:value="1" calcext:value-type="float">
            <text:p>1</text:p>
          </table:table-cell>
          <table:table-cell table:formula="of:=SIN([.A112]+[.B112])" office:value-type="float" office:value="-0.676117835387775" calcext:value-type="float">
            <text:p>-0,676117835387775</text:p>
          </table:table-cell>
          <table:table-cell table:style-name="Default" table:formula="of:=(RAND()-0.5)*[.$I$3]" office:value-type="float" office:value="-0.0194915800186866" calcext:value-type="float">
            <text:p>-0,019491580018687</text:p>
          </table:table-cell>
          <table:table-cell table:style-name="ce2" table:formula="of:=[.C112]+[.D112]" office:value-type="float" office:value="-0.695609415406461" calcext:value-type="float">
            <text:p>-0.70</text:p>
          </table:table-cell>
          <table:table-cell table:number-columns-repeated="4"/>
        </table:table-row>
        <table:table-row table:style-name="ro1">
          <table:table-cell office:value-type="float" office:value="34.6" calcext:value-type="float">
            <text:p>34,6</text:p>
          </table:table-cell>
          <table:table-cell office:value-type="float" office:value="1" calcext:value-type="float">
            <text:p>1</text:p>
          </table:table-cell>
          <table:table-cell table:formula="of:=SIN([.A113]+[.B113])" office:value-type="float" office:value="-0.86365740869296" calcext:value-type="float">
            <text:p>-0,86365740869296</text:p>
          </table:table-cell>
          <table:table-cell table:style-name="Default" table:formula="of:=(RAND()-0.5)*[.$I$3]" office:value-type="float" office:value="-0.0269911488421073" calcext:value-type="float">
            <text:p>-0,026991148842107</text:p>
          </table:table-cell>
          <table:table-cell table:style-name="ce2" table:formula="of:=[.C113]+[.D113]" office:value-type="float" office:value="-0.890648557535067" calcext:value-type="float">
            <text:p>-0.89</text:p>
          </table:table-cell>
          <table:table-cell table:number-columns-repeated="4"/>
        </table:table-row>
        <table:table-row table:style-name="ro1">
          <table:table-cell office:value-type="float" office:value="34.9" calcext:value-type="float">
            <text:p>34,9</text:p>
          </table:table-cell>
          <table:table-cell office:value-type="float" office:value="1" calcext:value-type="float">
            <text:p>1</text:p>
          </table:table-cell>
          <table:table-cell table:formula="of:=SIN([.A114]+[.B114])" office:value-type="float" office:value="-0.974049037868328" calcext:value-type="float">
            <text:p>-0,974049037868328</text:p>
          </table:table-cell>
          <table:table-cell table:style-name="Default" table:formula="of:=(RAND()-0.5)*[.$I$3]" office:value-type="float" office:value="0.0348529606930391" calcext:value-type="float">
            <text:p>0,034852960693039</text:p>
          </table:table-cell>
          <table:table-cell table:style-name="ce2" table:formula="of:=[.C114]+[.D114]" office:value-type="float" office:value="-0.939196077175289" calcext:value-type="float">
            <text:p>-0.94</text:p>
          </table:table-cell>
          <table:table-cell table:number-columns-repeated="4"/>
        </table:table-row>
        <table:table-row table:style-name="ro1">
          <table:table-cell office:value-type="float" office:value="35.2" calcext:value-type="float">
            <text:p>35,2</text:p>
          </table:table-cell>
          <table:table-cell office:value-type="float" office:value="0" calcext:value-type="float">
            <text:p>0</text:p>
          </table:table-cell>
          <table:table-cell table:formula="of:=SIN([.A115]+[.B115])" office:value-type="float" office:value="-0.599183449214271" calcext:value-type="float">
            <text:p>-0,599183449214271</text:p>
          </table:table-cell>
          <table:table-cell table:style-name="Default" table:formula="of:=(RAND()-0.5)*[.$I$3]" office:value-type="float" office:value="0.0609878027204145" calcext:value-type="float">
            <text:p>0,060987802720415</text:p>
          </table:table-cell>
          <table:table-cell table:style-name="ce2" table:formula="of:=[.C115]+[.D115]" office:value-type="float" office:value="-0.538195646493856" calcext:value-type="float">
            <text:p>-0.54</text:p>
          </table:table-cell>
          <table:table-cell table:number-columns-repeated="4"/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0" calcext:value-type="float">
            <text:p>0</text:p>
          </table:table-cell>
          <table:table-cell table:formula="of:=SIN([.A116]+[.B116])" office:value-type="float" office:value="-0.809018766211911" calcext:value-type="float">
            <text:p>-0,809018766211911</text:p>
          </table:table-cell>
          <table:table-cell table:style-name="Default" table:formula="of:=(RAND()-0.5)*[.$I$3]" office:value-type="float" office:value="0.0333633222532495" calcext:value-type="float">
            <text:p>0,03336332225325</text:p>
          </table:table-cell>
          <table:table-cell table:style-name="ce2" table:formula="of:=[.C116]+[.D116]" office:value-type="float" office:value="-0.775655443958661" calcext:value-type="float">
            <text:p>-0.78</text:p>
          </table:table-cell>
          <table:table-cell table:number-columns-repeated="4"/>
        </table:table-row>
        <table:table-row table:style-name="ro1">
          <table:table-cell office:value-type="float" office:value="35.8" calcext:value-type="float">
            <text:p>35,8</text:p>
          </table:table-cell>
          <table:table-cell office:value-type="float" office:value="0" calcext:value-type="float">
            <text:p>0</text:p>
          </table:table-cell>
          <table:table-cell table:formula="of:=SIN([.A117]+[.B117])" office:value-type="float" office:value="-0.946586846284965" calcext:value-type="float">
            <text:p>-0,946586846284965</text:p>
          </table:table-cell>
          <table:table-cell table:style-name="Default" table:formula="of:=(RAND()-0.5)*[.$I$3]" office:value-type="float" office:value="-0.0688580589629073" calcext:value-type="float">
            <text:p>-0,068858058962907</text:p>
          </table:table-cell>
          <table:table-cell table:style-name="ce2" table:formula="of:=[.C117]+[.D117]" office:value-type="float" office:value="-1.01544490524787" calcext:value-type="float">
            <text:p>-1.02</text:p>
          </table:table-cell>
          <table:table-cell table:number-columns-repeated="4"/>
        </table:table-row>
        <table:table-row table:style-name="ro1">
          <table:table-cell office:value-type="float" office:value="36.1" calcext:value-type="float">
            <text:p>36,1</text:p>
          </table:table-cell>
          <table:table-cell office:value-type="float" office:value="0" calcext:value-type="float">
            <text:p>0</text:p>
          </table:table-cell>
          <table:table-cell table:formula="of:=SIN([.A118]+[.B118])" office:value-type="float" office:value="-0.999599142552803" calcext:value-type="float">
            <text:p>-0,999599142552803</text:p>
          </table:table-cell>
          <table:table-cell table:style-name="Default" table:formula="of:=(RAND()-0.5)*[.$I$3]" office:value-type="float" office:value="-0.060516802595723" calcext:value-type="float">
            <text:p>-0,060516802595723</text:p>
          </table:table-cell>
          <table:table-cell table:style-name="ce2" table:formula="of:=[.C118]+[.D118]" office:value-type="float" office:value="-1.06011594514853" calcext:value-type="float">
            <text:p>-1.06</text:p>
          </table:table-cell>
          <table:table-cell table:number-columns-repeated="4"/>
        </table:table-row>
        <table:table-row table:style-name="ro1">
          <table:table-cell office:value-type="float" office:value="36.4" calcext:value-type="float">
            <text:p>36,4</text:p>
          </table:table-cell>
          <table:table-cell office:value-type="float" office:value="0" calcext:value-type="float">
            <text:p>0</text:p>
          </table:table-cell>
          <table:table-cell table:formula="of:=SIN([.A119]+[.B119])" office:value-type="float" office:value="-0.963320224473759" calcext:value-type="float">
            <text:p>-0,963320224473759</text:p>
          </table:table-cell>
          <table:table-cell table:style-name="Default" table:formula="of:=(RAND()-0.5)*[.$I$3]" office:value-type="float" office:value="-0.0525868195317096" calcext:value-type="float">
            <text:p>-0,05258681953171</text:p>
          </table:table-cell>
          <table:table-cell table:style-name="ce2" table:formula="of:=[.C119]+[.D119]" office:value-type="float" office:value="-1.01590704400547" calcext:value-type="float">
            <text:p>-1.02</text:p>
          </table:table-cell>
          <table:table-cell table:number-columns-repeated="4"/>
        </table:table-row>
        <table:table-row table:style-name="ro1">
          <table:table-cell office:value-type="float" office:value="36.7" calcext:value-type="float">
            <text:p>36,7</text:p>
          </table:table-cell>
          <table:table-cell office:value-type="float" office:value="0" calcext:value-type="float">
            <text:p>0</text:p>
          </table:table-cell>
          <table:table-cell table:formula="of:=SIN([.A120]+[.B120])" office:value-type="float" office:value="-0.840990779752098" calcext:value-type="float">
            <text:p>-0,840990779752098</text:p>
          </table:table-cell>
          <table:table-cell table:style-name="Default" table:formula="of:=(RAND()-0.5)*[.$I$3]" office:value-type="float" office:value="0.0038426367208105" calcext:value-type="float">
            <text:p>0,003842636720811</text:p>
          </table:table-cell>
          <table:table-cell table:style-name="ce2" table:formula="of:=[.C120]+[.D120]" office:value-type="float" office:value="-0.837148143031287" calcext:value-type="float">
            <text:p>-0.84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IN([.A121]+[.B121])" office:value-type="float" office:value="-0.643538133356994" calcext:value-type="float">
            <text:p>-0,643538133356994</text:p>
          </table:table-cell>
          <table:table-cell table:style-name="Default" table:formula="of:=(RAND()-0.5)*[.$I$3]" office:value-type="float" office:value="-0.0601016638044248" calcext:value-type="float">
            <text:p>-0,060101663804425</text:p>
          </table:table-cell>
          <table:table-cell table:style-name="ce2" table:formula="of:=[.C121]+[.D121]" office:value-type="float" office:value="-0.703639797161419" calcext:value-type="float">
            <text:p>-0.70</text:p>
          </table:table-cell>
          <table:table-cell table:number-columns-repeated="4"/>
        </table:table-row>
        <table:table-row table:style-name="ro1">
          <table:table-cell office:value-type="float" office:value="37.3" calcext:value-type="float">
            <text:p>37,3</text:p>
          </table:table-cell>
          <table:table-cell office:value-type="float" office:value="0" calcext:value-type="float">
            <text:p>0</text:p>
          </table:table-cell>
          <table:table-cell table:formula="of:=SIN([.A122]+[.B122])" office:value-type="float" office:value="-0.38860014212733" calcext:value-type="float">
            <text:p>-0,38860014212733</text:p>
          </table:table-cell>
          <table:table-cell table:style-name="Default" table:formula="of:=(RAND()-0.5)*[.$I$3]" office:value-type="float" office:value="0.0135319676871963" calcext:value-type="float">
            <text:p>0,013531967687196</text:p>
          </table:table-cell>
          <table:table-cell table:style-name="ce2" table:formula="of:=[.C122]+[.D122]" office:value-type="float" office:value="-0.375068174440134" calcext:value-type="float">
            <text:p>-0.38</text:p>
          </table:table-cell>
          <table:table-cell table:number-columns-repeated="4"/>
        </table:table-row>
        <table:table-row table:style-name="ro1">
          <table:table-cell office:value-type="float" office:value="37.6" calcext:value-type="float">
            <text:p>37,6</text:p>
          </table:table-cell>
          <table:table-cell office:value-type="float" office:value="0" calcext:value-type="float">
            <text:p>0</text:p>
          </table:table-cell>
          <table:table-cell table:formula="of:=SIN([.A123]+[.B123])" office:value-type="float" office:value="-0.0989496575502825" calcext:value-type="float">
            <text:p>-0,098949657550283</text:p>
          </table:table-cell>
          <table:table-cell table:style-name="Default" table:formula="of:=(RAND()-0.5)*[.$I$3]" office:value-type="float" office:value="-0.0742730459193861" calcext:value-type="float">
            <text:p>-0,074273045919386</text:p>
          </table:table-cell>
          <table:table-cell table:style-name="ce2" table:formula="of:=[.C123]+[.D123]" office:value-type="float" office:value="-0.173222703469669" calcext:value-type="float">
            <text:p>-0.17</text:p>
          </table:table-cell>
          <table:table-cell table:number-columns-repeated="4"/>
        </table:table-row>
        <table:table-row table:style-name="ro1">
          <table:table-cell office:value-type="float" office:value="37.9" calcext:value-type="float">
            <text:p>37,9</text:p>
          </table:table-cell>
          <table:table-cell office:value-type="float" office:value="0" calcext:value-type="float">
            <text:p>0</text:p>
          </table:table-cell>
          <table:table-cell table:formula="of:=SIN([.A124]+[.B124])" office:value-type="float" office:value="0.199539705238801" calcext:value-type="float">
            <text:p>0,199539705238801</text:p>
          </table:table-cell>
          <table:table-cell table:style-name="Default" table:formula="of:=(RAND()-0.5)*[.$I$3]" office:value-type="float" office:value="0.0351493611383487" calcext:value-type="float">
            <text:p>0,035149361138349</text:p>
          </table:table-cell>
          <table:table-cell table:style-name="ce2" table:formula="of:=[.C124]+[.D124]" office:value-type="float" office:value="0.23468906637715" calcext:value-type="float">
            <text:p>0.23</text:p>
          </table:table-cell>
          <table:table-cell table:number-columns-repeated="4"/>
        </table:table-row>
        <table:table-row table:style-name="ro1">
          <table:table-cell office:value-type="float" office:value="38.2" calcext:value-type="float">
            <text:p>38,2</text:p>
          </table:table-cell>
          <table:table-cell office:value-type="float" office:value="0" calcext:value-type="float">
            <text:p>0</text:p>
          </table:table-cell>
          <table:table-cell table:formula="of:=SIN([.A125]+[.B125])" office:value-type="float" office:value="0.480204780438265" calcext:value-type="float">
            <text:p>0,480204780438265</text:p>
          </table:table-cell>
          <table:table-cell table:style-name="Default" table:formula="of:=(RAND()-0.5)*[.$I$3]" office:value-type="float" office:value="-0.015286796551578" calcext:value-type="float">
            <text:p>-0,015286796551578</text:p>
          </table:table-cell>
          <table:table-cell table:style-name="ce2" table:formula="of:=[.C125]+[.D125]" office:value-type="float" office:value="0.464917983886687" calcext:value-type="float">
            <text:p>0.46</text:p>
          </table:table-cell>
          <table:table-cell table:number-columns-repeated="4"/>
        </table:table-row>
        <table:table-row table:style-name="ro1"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table:formula="of:=SIN([.A126]+[.B126])" office:value-type="float" office:value="0.717974592771649" calcext:value-type="float">
            <text:p>0,717974592771649</text:p>
          </table:table-cell>
          <table:table-cell table:style-name="Default" table:formula="of:=(RAND()-0.5)*[.$I$3]" office:value-type="float" office:value="0.063391092443377" calcext:value-type="float">
            <text:p>0,063391092443377</text:p>
          </table:table-cell>
          <table:table-cell table:style-name="ce2" table:formula="of:=[.C126]+[.D126]" office:value-type="float" office:value="0.781365685215026" calcext:value-type="float">
            <text:p>0.78</text:p>
          </table:table-cell>
          <table:table-cell table:number-columns-repeated="4"/>
        </table:table-row>
        <table:table-row table:style-name="ro1">
          <table:table-cell office:value-type="float" office:value="38.8" calcext:value-type="float">
            <text:p>38,8</text:p>
          </table:table-cell>
          <table:table-cell office:value-type="float" office:value="0" calcext:value-type="float">
            <text:p>0</text:p>
          </table:table-cell>
          <table:table-cell table:formula="of:=SIN([.A127]+[.B127])" office:value-type="float" office:value="0.891609873041447" calcext:value-type="float">
            <text:p>0,891609873041447</text:p>
          </table:table-cell>
          <table:table-cell table:style-name="Default" table:formula="of:=(RAND()-0.5)*[.$I$3]" office:value-type="float" office:value="-0.0165393062384779" calcext:value-type="float">
            <text:p>-0,016539306238478</text:p>
          </table:table-cell>
          <table:table-cell table:style-name="ce2" table:formula="of:=[.C127]+[.D127]" office:value-type="float" office:value="0.875070566802969" calcext:value-type="float">
            <text:p>0.88</text:p>
          </table:table-cell>
          <table:table-cell table:number-columns-repeated="4"/>
        </table:table-row>
        <table:table-row table:style-name="ro1">
          <table:table-cell office:value-type="float" office:value="39.1" calcext:value-type="float">
            <text:p>39,1</text:p>
          </table:table-cell>
          <table:table-cell office:value-type="float" office:value="0" calcext:value-type="float">
            <text:p>0</text:p>
          </table:table-cell>
          <table:table-cell table:formula="of:=SIN([.A128]+[.B128])" office:value-type="float" office:value="0.985600298790634" calcext:value-type="float">
            <text:p>0,985600298790634</text:p>
          </table:table-cell>
          <table:table-cell table:style-name="Default" table:formula="of:=(RAND()-0.5)*[.$I$3]" office:value-type="float" office:value="-0.0706501712523271" calcext:value-type="float">
            <text:p>-0,070650171252327</text:p>
          </table:table-cell>
          <table:table-cell table:style-name="ce2" table:formula="of:=[.C128]+[.D128]" office:value-type="float" office:value="0.914950127538307" calcext:value-type="float">
            <text:p>0.91</text:p>
          </table:table-cell>
          <table:table-cell table:number-columns-repeated="4"/>
        </table:table-row>
        <table:table-row table:style-name="ro1">
          <table:table-cell office:value-type="float" office:value="39.4" calcext:value-type="float">
            <text:p>39,4</text:p>
          </table:table-cell>
          <table:table-cell office:value-type="float" office:value="0" calcext:value-type="float">
            <text:p>0</text:p>
          </table:table-cell>
          <table:table-cell table:formula="of:=SIN([.A129]+[.B129])" office:value-type="float" office:value="0.991549985214139" calcext:value-type="float">
            <text:p>0,991549985214139</text:p>
          </table:table-cell>
          <table:table-cell table:style-name="Default" table:formula="of:=(RAND()-0.5)*[.$I$3]" office:value-type="float" office:value="0.0395665839579534" calcext:value-type="float">
            <text:p>0,039566583957954</text:p>
          </table:table-cell>
          <table:table-cell table:style-name="ce2" table:formula="of:=[.C129]+[.D129]" office:value-type="float" office:value="1.03111656917209" calcext:value-type="float">
            <text:p>1.03</text:p>
          </table:table-cell>
          <table:table-cell table:number-columns-repeated="4"/>
        </table:table-row>
        <table:table-row table:style-name="ro1">
          <table:table-cell office:value-type="float" office:value="39.7" calcext:value-type="float">
            <text:p>39,7</text:p>
          </table:table-cell>
          <table:table-cell office:value-type="float" office:value="0" calcext:value-type="float">
            <text:p>0</text:p>
          </table:table-cell>
          <table:table-cell table:formula="of:=SIN([.A130]+[.B130])" office:value-type="float" office:value="0.908927464543411" calcext:value-type="float">
            <text:p>0,908927464543411</text:p>
          </table:table-cell>
          <table:table-cell table:style-name="Default" table:formula="of:=(RAND()-0.5)*[.$I$3]" office:value-type="float" office:value="-0.0261199718687672" calcext:value-type="float">
            <text:p>-0,026119971868767</text:p>
          </table:table-cell>
          <table:table-cell table:style-name="ce2" table:formula="of:=[.C130]+[.D130]" office:value-type="float" office:value="0.882807492674644" calcext:value-type="float">
            <text:p>0.88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SIN([.A131]+[.B131])" office:value-type="float" office:value="0.745113160479344" calcext:value-type="float">
            <text:p>0,745113160479344</text:p>
          </table:table-cell>
          <table:table-cell table:style-name="Default" table:formula="of:=(RAND()-0.5)*[.$I$3]" office:value-type="float" office:value="-0.0228827073418996" calcext:value-type="float">
            <text:p>-0,0228827073419</text:p>
          </table:table-cell>
          <table:table-cell table:style-name="ce2" table:formula="of:=[.C131]+[.D131]" office:value-type="float" office:value="0.722230453137444" calcext:value-type="float">
            <text:p>0.72</text:p>
          </table:table-cell>
          <table:table-cell table:number-columns-repeated="4"/>
        </table:table-row>
        <table:table-row table:style-name="ro1">
          <table:table-cell office:value-type="float" office:value="40.3" calcext:value-type="float">
            <text:p>40,3</text:p>
          </table:table-cell>
          <table:table-cell office:value-type="float" office:value="0" calcext:value-type="float">
            <text:p>0</text:p>
          </table:table-cell>
          <table:table-cell table:formula="of:=SIN([.A132]+[.B132])" office:value-type="float" office:value="0.514740116923826" calcext:value-type="float">
            <text:p>0,514740116923826</text:p>
          </table:table-cell>
          <table:table-cell table:style-name="Default" table:formula="of:=(RAND()-0.5)*[.$I$3]" office:value-type="float" office:value="0.0720568964596179" calcext:value-type="float">
            <text:p>0,072056896459618</text:p>
          </table:table-cell>
          <table:table-cell table:style-name="ce2" table:formula="of:=[.C132]+[.D132]" office:value-type="float" office:value="0.586797013383444" calcext:value-type="float">
            <text:p>0.59</text:p>
          </table:table-cell>
          <table:table-cell table:number-columns-repeated="4"/>
        </table:table-row>
        <table:table-row table:style-name="ro1">
          <table:table-cell office:value-type="float" office:value="40.6" calcext:value-type="float">
            <text:p>40,6</text:p>
          </table:table-cell>
          <table:table-cell office:value-type="float" office:value="0" calcext:value-type="float">
            <text:p>0</text:p>
          </table:table-cell>
          <table:table-cell table:formula="of:=SIN([.A133]+[.B133])" office:value-type="float" office:value="0.238386871748885" calcext:value-type="float">
            <text:p>0,238386871748885</text:p>
          </table:table-cell>
          <table:table-cell table:style-name="Default" table:formula="of:=(RAND()-0.5)*[.$I$3]" office:value-type="float" office:value="0.000140586386807329" calcext:value-type="float">
            <text:p>0,000140586386807</text:p>
          </table:table-cell>
          <table:table-cell table:style-name="ce2" table:formula="of:=[.C133]+[.D133]" office:value-type="float" office:value="0.238527458135692" calcext:value-type="float">
            <text:p>0.24</text:p>
          </table:table-cell>
          <table:table-cell table:number-columns-repeated="4"/>
        </table:table-row>
        <table:table-row table:style-name="ro1">
          <table:table-cell office:value-type="float" office:value="40.9" calcext:value-type="float">
            <text:p>40,9</text:p>
          </table:table-cell>
          <table:table-cell office:value-type="float" office:value="0" calcext:value-type="float">
            <text:p>0</text:p>
          </table:table-cell>
          <table:table-cell table:formula="of:=SIN([.A134]+[.B134])" office:value-type="float" office:value="-0.0592607627034005" calcext:value-type="float">
            <text:p>-0,059260762703401</text:p>
          </table:table-cell>
          <table:table-cell table:style-name="Default" table:formula="of:=(RAND()-0.5)*[.$I$3]" office:value-type="float" office:value="0.0257811046835699" calcext:value-type="float">
            <text:p>0,02578110468357</text:p>
          </table:table-cell>
          <table:table-cell table:style-name="ce2" table:formula="of:=[.C134]+[.D134]" office:value-type="float" office:value="-0.0334796580198306" calcext:value-type="float">
            <text:p>-0.03</text:p>
          </table:table-cell>
          <table:table-cell table:number-columns-repeated="4"/>
        </table:table-row>
        <table:table-row table:style-name="ro1">
          <table:table-cell office:value-type="float" office:value="41.2" calcext:value-type="float">
            <text:p>41,2</text:p>
          </table:table-cell>
          <table:table-cell office:value-type="float" office:value="0" calcext:value-type="float">
            <text:p>0</text:p>
          </table:table-cell>
          <table:table-cell table:formula="of:=SIN([.A135]+[.B135])" office:value-type="float" office:value="-0.351614809716823" calcext:value-type="float">
            <text:p>-0,351614809716823</text:p>
          </table:table-cell>
          <table:table-cell table:style-name="Default" table:formula="of:=(RAND()-0.5)*[.$I$3]" office:value-type="float" office:value="-0.00710539597691378" calcext:value-type="float">
            <text:p>-0,007105395976914</text:p>
          </table:table-cell>
          <table:table-cell table:style-name="ce2" table:formula="of:=[.C135]+[.D135]" office:value-type="float" office:value="-0.358720205693737" calcext:value-type="float">
            <text:p>-0.36</text:p>
          </table:table-cell>
          <table:table-cell table:number-columns-repeated="4"/>
        </table:table-row>
        <table:table-row table:style-name="ro1">
          <table:table-cell office:value-type="float" office:value="41.5" calcext:value-type="float">
            <text:p>41,5</text:p>
          </table:table-cell>
          <table:table-cell office:value-type="float" office:value="0" calcext:value-type="float">
            <text:p>0</text:p>
          </table:table-cell>
          <table:table-cell table:formula="of:=SIN([.A136]+[.B136])" office:value-type="float" office:value="-0.612560152975475" calcext:value-type="float">
            <text:p>-0,612560152975475</text:p>
          </table:table-cell>
          <table:table-cell table:style-name="Default" table:formula="of:=(RAND()-0.5)*[.$I$3]" office:value-type="float" office:value="0.0600379687689915" calcext:value-type="float">
            <text:p>0,060037968768992</text:p>
          </table:table-cell>
          <table:table-cell table:style-name="ce2" table:formula="of:=[.C136]+[.D136]" office:value-type="float" office:value="-0.552522184206484" calcext:value-type="float">
            <text:p>-0.55</text:p>
          </table:table-cell>
          <table:table-cell table:number-columns-repeated="4"/>
        </table:table-row>
        <table:table-row table:style-name="ro1">
          <table:table-cell office:value-type="float" office:value="41.8" calcext:value-type="float">
            <text:p>41,8</text:p>
          </table:table-cell>
          <table:table-cell office:value-type="float" office:value="0" calcext:value-type="float">
            <text:p>0</text:p>
          </table:table-cell>
          <table:table-cell table:formula="of:=SIN([.A137]+[.B137])" office:value-type="float" office:value="-0.818787322126852" calcext:value-type="float">
            <text:p>-0,818787322126852</text:p>
          </table:table-cell>
          <table:table-cell table:style-name="Default" table:formula="of:=(RAND()-0.5)*[.$I$3]" office:value-type="float" office:value="-0.0474783204304055" calcext:value-type="float">
            <text:p>-0,047478320430406</text:p>
          </table:table-cell>
          <table:table-cell table:style-name="ce2" table:formula="of:=[.C137]+[.D137]" office:value-type="float" office:value="-0.866265642557257" calcext:value-type="float">
            <text:p>-0.87</text:p>
          </table:table-cell>
          <table:table-cell table:number-columns-repeated="4"/>
        </table:table-row>
        <table:table-row table:style-name="ro1">
          <table:table-cell office:value-type="float" office:value="42.1" calcext:value-type="float">
            <text:p>42,1</text:p>
          </table:table-cell>
          <table:table-cell office:value-type="float" office:value="0" calcext:value-type="float">
            <text:p>0</text:p>
          </table:table-cell>
          <table:table-cell table:formula="of:=SIN([.A138]+[.B138])" office:value-type="float" office:value="-0.951874658346967" calcext:value-type="float">
            <text:p>-0,951874658346967</text:p>
          </table:table-cell>
          <table:table-cell table:style-name="Default" table:formula="of:=(RAND()-0.5)*[.$I$3]" office:value-type="float" office:value="0.032369126973306" calcext:value-type="float">
            <text:p>0,032369126973306</text:p>
          </table:table-cell>
          <table:table-cell table:style-name="ce2" table:formula="of:=[.C138]+[.D138]" office:value-type="float" office:value="-0.919505531373661" calcext:value-type="float">
            <text:p>-0.92</text:p>
          </table:table-cell>
          <table:table-cell table:number-columns-repeated="4"/>
        </table:table-row>
        <table:table-row table:style-name="ro1">
          <table:table-cell office:value-type="float" office:value="42.4" calcext:value-type="float">
            <text:p>42,4</text:p>
          </table:table-cell>
          <table:table-cell office:value-type="float" office:value="0" calcext:value-type="float">
            <text:p>0</text:p>
          </table:table-cell>
          <table:table-cell table:formula="of:=SIN([.A139]+[.B139])" office:value-type="float" office:value="-0.999933866258804" calcext:value-type="float">
            <text:p>-0,999933866258804</text:p>
          </table:table-cell>
          <table:table-cell table:style-name="Default" table:formula="of:=(RAND()-0.5)*[.$I$3]" office:value-type="float" office:value="0.0505105117499036" calcext:value-type="float">
            <text:p>0,050510511749904</text:p>
          </table:table-cell>
          <table:table-cell table:style-name="ce2" table:formula="of:=[.C139]+[.D139]" office:value-type="float" office:value="-0.9494233545089" calcext:value-type="float">
            <text:p>-0.95</text:p>
          </table:table-cell>
          <table:table-cell table:number-columns-repeated="4"/>
        </table:table-row>
        <table:table-row table:style-name="ro1">
          <table:table-cell office:value-type="float" office:value="42.7" calcext:value-type="float">
            <text:p>42,7</text:p>
          </table:table-cell>
          <table:table-cell office:value-type="float" office:value="0" calcext:value-type="float">
            <text:p>0</text:p>
          </table:table-cell>
          <table:table-cell table:formula="of:=SIN([.A140]+[.B140])" office:value-type="float" office:value="-0.958671959951991" calcext:value-type="float">
            <text:p>-0,958671959951991</text:p>
          </table:table-cell>
          <table:table-cell table:style-name="Default" table:formula="of:=(RAND()-0.5)*[.$I$3]" office:value-type="float" office:value="-0.0128181520898313" calcext:value-type="float">
            <text:p>-0,012818152089831</text:p>
          </table:table-cell>
          <table:table-cell table:style-name="ce2" table:formula="of:=[.C140]+[.D140]" office:value-type="float" office:value="-0.971490112041822" calcext:value-type="float">
            <text:p>-0.97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IN([.A141]+[.B141])" office:value-type="float" office:value="-0.83177474262859" calcext:value-type="float">
            <text:p>-0,83177474262859</text:p>
          </table:table-cell>
          <table:table-cell table:style-name="Default" table:formula="of:=(RAND()-0.5)*[.$I$3]" office:value-type="float" office:value="-0.0548755226720828" calcext:value-type="float">
            <text:p>-0,054875522672083</text:p>
          </table:table-cell>
          <table:table-cell table:style-name="ce2" table:formula="of:=[.C141]+[.D141]" office:value-type="float" office:value="-0.886650265300673" calcext:value-type="float">
            <text:p>-0.89</text:p>
          </table:table-cell>
          <table:table-cell table:number-columns-repeated="4"/>
        </table:table-row>
        <table:table-row table:style-name="ro1">
          <table:table-cell office:value-type="float" office:value="43.3" calcext:value-type="float">
            <text:p>43,3</text:p>
          </table:table-cell>
          <table:table-cell office:value-type="float" office:value="0" calcext:value-type="float">
            <text:p>0</text:p>
          </table:table-cell>
          <table:table-cell table:formula="of:=SIN([.A142]+[.B142])" office:value-type="float" office:value="-0.630577564780317" calcext:value-type="float">
            <text:p>-0,630577564780317</text:p>
          </table:table-cell>
          <table:table-cell table:style-name="Default" table:formula="of:=(RAND()-0.5)*[.$I$3]" office:value-type="float" office:value="-0.0397322867516622" calcext:value-type="float">
            <text:p>-0,039732286751662</text:p>
          </table:table-cell>
          <table:table-cell table:style-name="ce2" table:formula="of:=[.C142]+[.D142]" office:value-type="float" office:value="-0.670309851531979" calcext:value-type="float">
            <text:p>-0.67</text:p>
          </table:table-cell>
          <table:table-cell table:number-columns-repeated="4"/>
        </table:table-row>
        <table:table-row table:style-name="ro1">
          <table:table-cell office:value-type="float" office:value="43.6" calcext:value-type="float">
            <text:p>43,6</text:p>
          </table:table-cell>
          <table:table-cell office:value-type="float" office:value="0" calcext:value-type="float">
            <text:p>0</text:p>
          </table:table-cell>
          <table:table-cell table:formula="of:=SIN([.A143]+[.B143])" office:value-type="float" office:value="-0.373052771088616" calcext:value-type="float">
            <text:p>-0,373052771088616</text:p>
          </table:table-cell>
          <table:table-cell table:style-name="Default" table:formula="of:=(RAND()-0.5)*[.$I$3]" office:value-type="float" office:value="-0.0429927998952427" calcext:value-type="float">
            <text:p>-0,042992799895243</text:p>
          </table:table-cell>
          <table:table-cell table:style-name="ce2" table:formula="of:=[.C143]+[.D143]" office:value-type="float" office:value="-0.416045570983858" calcext:value-type="float">
            <text:p>-0.42</text:p>
          </table:table-cell>
          <table:table-cell table:number-columns-repeated="4"/>
        </table:table-row>
        <table:table-row table:style-name="ro1">
          <table:table-cell office:value-type="float" office:value="43.9" calcext:value-type="float">
            <text:p>43,9</text:p>
          </table:table-cell>
          <table:table-cell office:value-type="float" office:value="0" calcext:value-type="float">
            <text:p>0</text:p>
          </table:table-cell>
          <table:table-cell table:formula="of:=SIN([.A144]+[.B144])" office:value-type="float" office:value="-0.0822042844004293" calcext:value-type="float">
            <text:p>-0,082204284400429</text:p>
          </table:table-cell>
          <table:table-cell table:style-name="Default" table:formula="of:=(RAND()-0.5)*[.$I$3]" office:value-type="float" office:value="-0.00063942589532851" calcext:value-type="float">
            <text:p>-0,000639425895329</text:p>
          </table:table-cell>
          <table:table-cell table:style-name="ce2" table:formula="of:=[.C144]+[.D144]" office:value-type="float" office:value="-0.0828437102957578" calcext:value-type="float">
            <text:p>-0.08</text:p>
          </table:table-cell>
          <table:table-cell table:number-columns-repeated="4"/>
        </table:table-row>
        <table:table-row table:style-name="ro1">
          <table:table-cell office:value-type="float" office:value="44.2" calcext:value-type="float">
            <text:p>44,2</text:p>
          </table:table-cell>
          <table:table-cell office:value-type="float" office:value="0" calcext:value-type="float">
            <text:p>0</text:p>
          </table:table-cell>
          <table:table-cell table:formula="of:=SIN([.A145]+[.B145])" office:value-type="float" office:value="0.215987266188231" calcext:value-type="float">
            <text:p>0,215987266188231</text:p>
          </table:table-cell>
          <table:table-cell table:style-name="Default" table:formula="of:=(RAND()-0.5)*[.$I$3]" office:value-type="float" office:value="-0.0522110257526867" calcext:value-type="float">
            <text:p>-0,052211025752687</text:p>
          </table:table-cell>
          <table:table-cell table:style-name="ce2" table:formula="of:=[.C145]+[.D145]" office:value-type="float" office:value="0.163776240435544" calcext:value-type="float">
            <text:p>0.16</text:p>
          </table:table-cell>
          <table:table-cell table:number-columns-repeated="4"/>
        </table:table-row>
        <table:table-row table:style-name="ro1">
          <table:table-cell office:value-type="float" office:value="44.5" calcext:value-type="float">
            <text:p>44,5</text:p>
          </table:table-cell>
          <table:table-cell office:value-type="float" office:value="0" calcext:value-type="float">
            <text:p>0</text:p>
          </table:table-cell>
          <table:table-cell table:formula="of:=SIN([.A146]+[.B146])" office:value-type="float" office:value="0.49488531755264" calcext:value-type="float">
            <text:p>0,49488531755264</text:p>
          </table:table-cell>
          <table:table-cell table:style-name="Default" table:formula="of:=(RAND()-0.5)*[.$I$3]" office:value-type="float" office:value="-0.0374822894271" calcext:value-type="float">
            <text:p>-0,0374822894271</text:p>
          </table:table-cell>
          <table:table-cell table:style-name="ce2" table:formula="of:=[.C146]+[.D146]" office:value-type="float" office:value="0.45740302812554" calcext:value-type="float">
            <text:p>0.46</text:p>
          </table:table-cell>
          <table:table-cell table:number-columns-repeated="4"/>
        </table:table-row>
        <table:table-row table:style-name="ro1">
          <table:table-cell office:value-type="float" office:value="44.8" calcext:value-type="float">
            <text:p>44,8</text:p>
          </table:table-cell>
          <table:table-cell office:value-type="float" office:value="0" calcext:value-type="float">
            <text:p>0</text:p>
          </table:table-cell>
          <table:table-cell table:formula="of:=SIN([.A147]+[.B147])" office:value-type="float" office:value="0.729576737392863" calcext:value-type="float">
            <text:p>0,729576737392863</text:p>
          </table:table-cell>
          <table:table-cell table:style-name="Default" table:formula="of:=(RAND()-0.5)*[.$I$3]" office:value-type="float" office:value="0.0673428082995551" calcext:value-type="float">
            <text:p>0,067342808299555</text:p>
          </table:table-cell>
          <table:table-cell table:style-name="ce2" table:formula="of:=[.C147]+[.D147]" office:value-type="float" office:value="0.796919545692418" calcext:value-type="float">
            <text:p>0.80</text:p>
          </table:table-cell>
          <table:table-cell table:number-columns-repeated="4"/>
        </table:table-row>
        <table:table-row table:style-name="ro1">
          <table:table-cell office:value-type="float" office:value="45.1" calcext:value-type="float">
            <text:p>45,1</text:p>
          </table:table-cell>
          <table:table-cell office:value-type="float" office:value="0" calcext:value-type="float">
            <text:p>0</text:p>
          </table:table-cell>
          <table:table-cell table:formula="of:=SIN([.A148]+[.B148])" office:value-type="float" office:value="0.899097240144585" calcext:value-type="float">
            <text:p>0,899097240144585</text:p>
          </table:table-cell>
          <table:table-cell table:style-name="Default" table:formula="of:=(RAND()-0.5)*[.$I$3]" office:value-type="float" office:value="0.019757625213671" calcext:value-type="float">
            <text:p>0,019757625213671</text:p>
          </table:table-cell>
          <table:table-cell table:style-name="ce2" table:formula="of:=[.C148]+[.D148]" office:value-type="float" office:value="0.918854865358256" calcext:value-type="float">
            <text:p>0.92</text:p>
          </table:table-cell>
          <table:table-cell table:number-columns-repeated="4"/>
        </table:table-row>
        <table:table-row table:style-name="ro1">
          <table:table-cell office:value-type="float" office:value="45.4" calcext:value-type="float">
            <text:p>45,4</text:p>
          </table:table-cell>
          <table:table-cell office:value-type="float" office:value="0" calcext:value-type="float">
            <text:p>0</text:p>
          </table:table-cell>
          <table:table-cell table:formula="of:=SIN([.A149]+[.B149])" office:value-type="float" office:value="0.988304064171639" calcext:value-type="float">
            <text:p>0,988304064171639</text:p>
          </table:table-cell>
          <table:table-cell table:style-name="Default" table:formula="of:=(RAND()-0.5)*[.$I$3]" office:value-type="float" office:value="0.0117532265864189" calcext:value-type="float">
            <text:p>0,011753226586419</text:p>
          </table:table-cell>
          <table:table-cell table:style-name="ce2" table:formula="of:=[.C149]+[.D149]" office:value-type="float" office:value="1.00005729075806" calcext:value-type="float">
            <text:p>1.00</text:p>
          </table:table-cell>
          <table:table-cell table:number-columns-repeated="4"/>
        </table:table-row>
        <table:table-row table:style-name="ro1">
          <table:table-cell office:value-type="float" office:value="45.7" calcext:value-type="float">
            <text:p>45,7</text:p>
          </table:table-cell>
          <table:table-cell office:value-type="float" office:value="0" calcext:value-type="float">
            <text:p>0</text:p>
          </table:table-cell>
          <table:table-cell table:formula="of:=SIN([.A150]+[.B150])" office:value-type="float" office:value="0.989228629564016" calcext:value-type="float">
            <text:p>0,989228629564016</text:p>
          </table:table-cell>
          <table:table-cell table:style-name="Default" table:formula="of:=(RAND()-0.5)*[.$I$3]" office:value-type="float" office:value="0.0612658417581915" calcext:value-type="float">
            <text:p>0,061265841758192</text:p>
          </table:table-cell>
          <table:table-cell table:style-name="ce2" table:formula="of:=[.C150]+[.D150]" office:value-type="float" office:value="1.05049447132221" calcext:value-type="float">
            <text:p>1.0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IN([.A151]+[.B151])" office:value-type="float" office:value="0.901788347648803" calcext:value-type="float">
            <text:p>0,901788347648803</text:p>
          </table:table-cell>
          <table:table-cell table:style-name="Default" table:formula="of:=(RAND()-0.5)*[.$I$3]" office:value-type="float" office:value="-0.00333374329095279" calcext:value-type="float">
            <text:p>-0,003333743290953</text:p>
          </table:table-cell>
          <table:table-cell table:style-name="ce2" table:formula="of:=[.C151]+[.D151]" office:value-type="float" office:value="0.89845460435785" calcext:value-type="float">
            <text:p>0.90</text:p>
          </table:table-cell>
          <table:table-cell table:number-columns-repeated="4"/>
        </table:table-row>
        <table:table-row table:style-name="ro1">
          <table:table-cell office:value-type="float" office:value="46.3" calcext:value-type="float">
            <text:p>46,3</text:p>
          </table:table-cell>
          <table:table-cell office:value-type="float" office:value="0" calcext:value-type="float">
            <text:p>0</text:p>
          </table:table-cell>
          <table:table-cell table:formula="of:=SIN([.A152]+[.B152])" office:value-type="float" office:value="0.733793998390364" calcext:value-type="float">
            <text:p>0,733793998390364</text:p>
          </table:table-cell>
          <table:table-cell table:style-name="Default" table:formula="of:=(RAND()-0.5)*[.$I$3]" office:value-type="float" office:value="-0.028236863345321" calcext:value-type="float">
            <text:p>-0,028236863345321</text:p>
          </table:table-cell>
          <table:table-cell table:style-name="ce2" table:formula="of:=[.C152]+[.D152]" office:value-type="float" office:value="0.705557135045043" calcext:value-type="float">
            <text:p>0.71</text:p>
          </table:table-cell>
          <table:table-cell table:number-columns-repeated="4"/>
        </table:table-row>
        <table:table-row table:style-name="ro1">
          <table:table-cell office:value-type="float" office:value="46.6" calcext:value-type="float">
            <text:p>46,6</text:p>
          </table:table-cell>
          <table:table-cell office:value-type="float" office:value="0" calcext:value-type="float">
            <text:p>0</text:p>
          </table:table-cell>
          <table:table-cell table:formula="of:=SIN([.A153]+[.B153])" office:value-type="float" office:value="0.500252016678575" calcext:value-type="float">
            <text:p>0,500252016678575</text:p>
          </table:table-cell>
          <table:table-cell table:style-name="Default" table:formula="of:=(RAND()-0.5)*[.$I$3]" office:value-type="float" office:value="-0.00550694137503866" calcext:value-type="float">
            <text:p>-0,005506941375039</text:p>
          </table:table-cell>
          <table:table-cell table:style-name="ce2" table:formula="of:=[.C153]+[.D153]" office:value-type="float" office:value="0.494745075303536" calcext:value-type="float">
            <text:p>0.49</text:p>
          </table:table-cell>
          <table:table-cell table:number-columns-repeated="4"/>
        </table:table-row>
        <table:table-row table:style-name="ro1">
          <table:table-cell office:value-type="float" office:value="46.9" calcext:value-type="float">
            <text:p>46,9</text:p>
          </table:table-cell>
          <table:table-cell office:value-type="float" office:value="0" calcext:value-type="float">
            <text:p>0</text:p>
          </table:table-cell>
          <table:table-cell table:formula="of:=SIN([.A154]+[.B154])" office:value-type="float" office:value="0.222024012193068" calcext:value-type="float">
            <text:p>0,222024012193068</text:p>
          </table:table-cell>
          <table:table-cell table:style-name="Default" table:formula="of:=(RAND()-0.5)*[.$I$3]" office:value-type="float" office:value="-0.0613437491223492" calcext:value-type="float">
            <text:p>-0,061343749122349</text:p>
          </table:table-cell>
          <table:table-cell table:style-name="ce2" table:formula="of:=[.C154]+[.D154]" office:value-type="float" office:value="0.160680263070719" calcext:value-type="float">
            <text:p>0.16</text:p>
          </table:table-cell>
          <table:table-cell table:number-columns-repeated="4"/>
        </table:table-row>
        <table:table-row table:style-name="ro1">
          <table:table-cell office:value-type="float" office:value="47.2" calcext:value-type="float">
            <text:p>47,2</text:p>
          </table:table-cell>
          <table:table-cell office:value-type="float" office:value="0" calcext:value-type="float">
            <text:p>0</text:p>
          </table:table-cell>
          <table:table-cell table:formula="of:=SIN([.A155]+[.B155])" office:value-type="float" office:value="-0.0760367360583607" calcext:value-type="float">
            <text:p>-0,076036736058361</text:p>
          </table:table-cell>
          <table:table-cell table:style-name="Default" table:formula="of:=(RAND()-0.5)*[.$I$3]" office:value-type="float" office:value="-0.02111759936428" calcext:value-type="float">
            <text:p>-0,02111759936428</text:p>
          </table:table-cell>
          <table:table-cell table:style-name="ce2" table:formula="of:=[.C155]+[.D155]" office:value-type="float" office:value="-0.0971543354226407" calcext:value-type="float">
            <text:p>-0.10</text:p>
          </table:table-cell>
          <table:table-cell table:number-columns-repeated="4"/>
        </table:table-row>
        <table:table-row table:style-name="ro1">
          <table:table-cell office:value-type="float" office:value="47.5" calcext:value-type="float">
            <text:p>47,5</text:p>
          </table:table-cell>
          <table:table-cell office:value-type="float" office:value="0" calcext:value-type="float">
            <text:p>0</text:p>
          </table:table-cell>
          <table:table-cell table:formula="of:=SIN([.A156]+[.B156])" office:value-type="float" office:value="-0.367305349134205" calcext:value-type="float">
            <text:p>-0,367305349134205</text:p>
          </table:table-cell>
          <table:table-cell table:style-name="Default" table:formula="of:=(RAND()-0.5)*[.$I$3]" office:value-type="float" office:value="-0.00919457933729932" calcext:value-type="float">
            <text:p>-0,009194579337299</text:p>
          </table:table-cell>
          <table:table-cell table:style-name="ce2" table:formula="of:=[.C156]+[.D156]" office:value-type="float" office:value="-0.376499928471504" calcext:value-type="float">
            <text:p>-0.38</text:p>
          </table:table-cell>
          <table:table-cell table:number-columns-repeated="4"/>
        </table:table-row>
        <table:table-row table:style-name="ro1">
          <table:table-cell office:value-type="float" office:value="47.8" calcext:value-type="float">
            <text:p>47,8</text:p>
          </table:table-cell>
          <table:table-cell office:value-type="float" office:value="0" calcext:value-type="float">
            <text:p>0</text:p>
          </table:table-cell>
          <table:table-cell table:formula="of:=SIN([.A157]+[.B157])" office:value-type="float" office:value="-0.625763669299485" calcext:value-type="float">
            <text:p>-0,625763669299485</text:p>
          </table:table-cell>
          <table:table-cell table:style-name="Default" table:formula="of:=(RAND()-0.5)*[.$I$3]" office:value-type="float" office:value="-0.0683351471142711" calcext:value-type="float">
            <text:p>-0,068335147114271</text:p>
          </table:table-cell>
          <table:table-cell table:style-name="ce2" table:formula="of:=[.C157]+[.D157]" office:value-type="float" office:value="-0.694098816413756" calcext:value-type="float">
            <text:p>-0.69</text:p>
          </table:table-cell>
          <table:table-cell table:number-columns-repeated="4"/>
        </table:table-row>
        <table:table-row table:style-name="ro1">
          <table:table-cell office:value-type="float" office:value="48.1" calcext:value-type="float">
            <text:p>48,1</text:p>
          </table:table-cell>
          <table:table-cell office:value-type="float" office:value="0" calcext:value-type="float">
            <text:p>0</text:p>
          </table:table-cell>
          <table:table-cell table:formula="of:=SIN([.A158]+[.B158])" office:value-type="float" office:value="-0.828324384567653" calcext:value-type="float">
            <text:p>-0,828324384567653</text:p>
          </table:table-cell>
          <table:table-cell table:style-name="Default" table:formula="of:=(RAND()-0.5)*[.$I$3]" office:value-type="float" office:value="0.0689139455211143" calcext:value-type="float">
            <text:p>0,068913945521114</text:p>
          </table:table-cell>
          <table:table-cell table:style-name="ce2" table:formula="of:=[.C158]+[.D158]" office:value-type="float" office:value="-0.759410439046539" calcext:value-type="float">
            <text:p>-0.76</text:p>
          </table:table-cell>
          <table:table-cell table:number-columns-repeated="4"/>
        </table:table-row>
        <table:table-row table:style-name="ro1">
          <table:table-cell office:value-type="float" office:value="48.4" calcext:value-type="float">
            <text:p>48,4</text:p>
          </table:table-cell>
          <table:table-cell office:value-type="float" office:value="0" calcext:value-type="float">
            <text:p>0</text:p>
          </table:table-cell>
          <table:table-cell table:formula="of:=SIN([.A159]+[.B159])" office:value-type="float" office:value="-0.956893349520492" calcext:value-type="float">
            <text:p>-0,956893349520492</text:p>
          </table:table-cell>
          <table:table-cell table:style-name="Default" table:formula="of:=(RAND()-0.5)*[.$I$3]" office:value-type="float" office:value="0.00498827167300393" calcext:value-type="float">
            <text:p>0,004988271673004</text:p>
          </table:table-cell>
          <table:table-cell table:style-name="ce2" table:formula="of:=[.C159]+[.D159]" office:value-type="float" office:value="-0.951905077847488" calcext:value-type="float">
            <text:p>-0.95</text:p>
          </table:table-cell>
          <table:table-cell table:number-columns-repeated="4"/>
        </table:table-row>
        <table:table-row table:style-name="ro1">
          <table:table-cell office:value-type="float" office:value="48.7" calcext:value-type="float">
            <text:p>48,7</text:p>
          </table:table-cell>
          <table:table-cell office:value-type="float" office:value="0" calcext:value-type="float">
            <text:p>0</text:p>
          </table:table-cell>
          <table:table-cell table:formula="of:=SIN([.A160]+[.B160])" office:value-type="float" office:value="-0.999985881429444" calcext:value-type="float">
            <text:p>-0,999985881429444</text:p>
          </table:table-cell>
          <table:table-cell table:style-name="Default" table:formula="of:=(RAND()-0.5)*[.$I$3]" office:value-type="float" office:value="0.0506903830321955" calcext:value-type="float">
            <text:p>0,050690383032196</text:p>
          </table:table-cell>
          <table:table-cell table:style-name="ce2" table:formula="of:=[.C160]+[.D160]" office:value-type="float" office:value="-0.949295498397249" calcext:value-type="float">
            <text:p>-0.9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SIN([.A161]+[.B161])" office:value-type="float" office:value="-0.953752652759468" calcext:value-type="float">
            <text:p>-0,953752652759468</text:p>
          </table:table-cell>
          <table:table-cell table:style-name="Default" table:formula="of:=(RAND()-0.5)*[.$I$3]" office:value-type="float" office:value="0.0551307579344624" calcext:value-type="float">
            <text:p>0,055130757934462</text:p>
          </table:table-cell>
          <table:table-cell table:style-name="ce2" table:formula="of:=[.C161]+[.D161]" office:value-type="float" office:value="-0.898621894825005" calcext:value-type="float">
            <text:p>-0.90</text:p>
          </table:table-cell>
          <table:table-cell table:number-columns-repeated="4"/>
        </table:table-row>
        <table:table-row table:style-name="ro1">
          <table:table-cell office:value-type="float" office:value="49.3" calcext:value-type="float">
            <text:p>49,3</text:p>
          </table:table-cell>
          <table:table-cell office:value-type="float" office:value="0" calcext:value-type="float">
            <text:p>0</text:p>
          </table:table-cell>
          <table:table-cell table:formula="of:=SIN([.A162]+[.B162])" office:value-type="float" office:value="-0.822323540133483" calcext:value-type="float">
            <text:p>-0,822323540133483</text:p>
          </table:table-cell>
          <table:table-cell table:style-name="Default" table:formula="of:=(RAND()-0.5)*[.$I$3]" office:value-type="float" office:value="0.0378686876591078" calcext:value-type="float">
            <text:p>0,037868687659108</text:p>
          </table:table-cell>
          <table:table-cell table:style-name="ce2" table:formula="of:=[.C162]+[.D162]" office:value-type="float" office:value="-0.784454852474375" calcext:value-type="float">
            <text:p>-0.78</text:p>
          </table:table-cell>
          <table:table-cell table:number-columns-repeated="4"/>
        </table:table-row>
        <table:table-row table:style-name="ro1">
          <table:table-cell office:value-type="float" office:value="49.6" calcext:value-type="float">
            <text:p>49,6</text:p>
          </table:table-cell>
          <table:table-cell office:value-type="float" office:value="0" calcext:value-type="float">
            <text:p>0</text:p>
          </table:table-cell>
          <table:table-cell table:formula="of:=SIN([.A163]+[.B163])" office:value-type="float" office:value="-0.617438714753451" calcext:value-type="float">
            <text:p>-0,617438714753451</text:p>
          </table:table-cell>
          <table:table-cell table:style-name="Default" table:formula="of:=(RAND()-0.5)*[.$I$3]" office:value-type="float" office:value="0.0505591946427633" calcext:value-type="float">
            <text:p>0,050559194642763</text:p>
          </table:table-cell>
          <table:table-cell table:style-name="ce2" table:formula="of:=[.C163]+[.D163]" office:value-type="float" office:value="-0.566879520110687" calcext:value-type="float">
            <text:p>-0.57</text:p>
          </table:table-cell>
          <table:table-cell table:number-columns-repeated="4"/>
        </table:table-row>
        <table:table-row table:style-name="ro1">
          <table:table-cell office:value-type="float" office:value="49.9" calcext:value-type="float">
            <text:p>49,9</text:p>
          </table:table-cell>
          <table:table-cell office:value-type="float" office:value="0" calcext:value-type="float">
            <text:p>0</text:p>
          </table:table-cell>
          <table:table-cell table:formula="of:=SIN([.A164]+[.B164])" office:value-type="float" office:value="-0.357399927872098" calcext:value-type="float">
            <text:p>-0,357399927872098</text:p>
          </table:table-cell>
          <table:table-cell table:style-name="Default" table:formula="of:=(RAND()-0.5)*[.$I$3]" office:value-type="float" office:value="-0.00901631691630564" calcext:value-type="float">
            <text:p>-0,009016316916306</text:p>
          </table:table-cell>
          <table:table-cell table:style-name="ce2" table:formula="of:=[.C164]+[.D164]" office:value-type="float" office:value="-0.366416244788404" calcext:value-type="float">
            <text:p>-0.37</text:p>
          </table:table-cell>
          <table:table-cell table:number-columns-repeated="4"/>
        </table:table-row>
        <table:table-row table:style-name="ro1">
          <table:table-cell office:value-type="float" office:value="50.2" calcext:value-type="float">
            <text:p>50,2</text:p>
          </table:table-cell>
          <table:table-cell office:value-type="float" office:value="0" calcext:value-type="float">
            <text:p>0</text:p>
          </table:table-cell>
          <table:table-cell table:formula="of:=SIN([.A165]+[.B165])" office:value-type="float" office:value="-0.0654356698606999" calcext:value-type="float">
            <text:p>-0,0654356698607</text:p>
          </table:table-cell>
          <table:table-cell table:style-name="Default" table:formula="of:=(RAND()-0.5)*[.$I$3]" office:value-type="float" office:value="-0.0385579215737691" calcext:value-type="float">
            <text:p>-0,038557921573769</text:p>
          </table:table-cell>
          <table:table-cell table:style-name="ce2" table:formula="of:=[.C165]+[.D165]" office:value-type="float" office:value="-0.103993591434469" calcext:value-type="float">
            <text:p>-0.10</text:p>
          </table:table-cell>
          <table:table-cell table:number-columns-repeated="4"/>
        </table:table-row>
        <table:table-row table:style-name="ro1">
          <table:table-cell office:value-type="float" office:value="50.5" calcext:value-type="float">
            <text:p>50,5</text:p>
          </table:table-cell>
          <table:table-cell office:value-type="float" office:value="0" calcext:value-type="float">
            <text:p>0</text:p>
          </table:table-cell>
          <table:table-cell table:formula="of:=SIN([.A166]+[.B166])" office:value-type="float" office:value="0.232373761655498" calcext:value-type="float">
            <text:p>0,232373761655498</text:p>
          </table:table-cell>
          <table:table-cell table:style-name="Default" table:formula="of:=(RAND()-0.5)*[.$I$3]" office:value-type="float" office:value="-0.0171179812939137" calcext:value-type="float">
            <text:p>-0,017117981293914</text:p>
          </table:table-cell>
          <table:table-cell table:style-name="ce2" table:formula="of:=[.C166]+[.D166]" office:value-type="float" office:value="0.215255780361585" calcext:value-type="float">
            <text:p>0.22</text:p>
          </table:table-cell>
          <table:table-cell table:number-columns-repeated="4"/>
        </table:table-row>
        <table:table-row table:style-name="ro1">
          <table:table-cell office:value-type="float" office:value="50.8" calcext:value-type="float">
            <text:p>50,8</text:p>
          </table:table-cell>
          <table:table-cell office:value-type="float" office:value="0" calcext:value-type="float">
            <text:p>0</text:p>
          </table:table-cell>
          <table:table-cell table:formula="of:=SIN([.A167]+[.B167])" office:value-type="float" office:value="0.509425937110442" calcext:value-type="float">
            <text:p>0,509425937110442</text:p>
          </table:table-cell>
          <table:table-cell table:style-name="Default" table:formula="of:=(RAND()-0.5)*[.$I$3]" office:value-type="float" office:value="-0.0208898035721053" calcext:value-type="float">
            <text:p>-0,020889803572105</text:p>
          </table:table-cell>
          <table:table-cell table:style-name="ce2" table:formula="of:=[.C167]+[.D167]" office:value-type="float" office:value="0.488536133538336" calcext:value-type="float">
            <text:p>0.49</text:p>
          </table:table-cell>
          <table:table-cell table:number-columns-repeated="4"/>
        </table:table-row>
        <table:table-row table:style-name="ro1">
          <table:table-cell office:value-type="float" office:value="51.1" calcext:value-type="float">
            <text:p>51,1</text:p>
          </table:table-cell>
          <table:table-cell office:value-type="float" office:value="0" calcext:value-type="float">
            <text:p>0</text:p>
          </table:table-cell>
          <table:table-cell table:formula="of:=SIN([.A168]+[.B168])" office:value-type="float" office:value="0.740972610801729" calcext:value-type="float">
            <text:p>0,740972610801729</text:p>
          </table:table-cell>
          <table:table-cell table:style-name="Default" table:formula="of:=(RAND()-0.5)*[.$I$3]" office:value-type="float" office:value="0.0609110129011405" calcext:value-type="float">
            <text:p>0,060911012901141</text:p>
          </table:table-cell>
          <table:table-cell table:style-name="ce2" table:formula="of:=[.C168]+[.D168]" office:value-type="float" office:value="0.80188362370287" calcext:value-type="float">
            <text:p>0.80</text:p>
          </table:table-cell>
          <table:table-cell table:number-columns-repeated="4"/>
        </table:table-row>
        <table:table-row table:style-name="ro1">
          <table:table-cell office:value-type="float" office:value="51.4" calcext:value-type="float">
            <text:p>51,4</text:p>
          </table:table-cell>
          <table:table-cell office:value-type="float" office:value="0" calcext:value-type="float">
            <text:p>0</text:p>
          </table:table-cell>
          <table:table-cell table:formula="of:=SIN([.A169]+[.B169])" office:value-type="float" office:value="0.90633040797267" calcext:value-type="float">
            <text:p>0,90633040797267</text:p>
          </table:table-cell>
          <table:table-cell table:style-name="Default" table:formula="of:=(RAND()-0.5)*[.$I$3]" office:value-type="float" office:value="0.0477924397893195" calcext:value-type="float">
            <text:p>0,04779243978932</text:p>
          </table:table-cell>
          <table:table-cell table:style-name="ce2" table:formula="of:=[.C169]+[.D169]" office:value-type="float" office:value="0.954122847761989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51.7" calcext:value-type="float">
            <text:p>51,7</text:p>
          </table:table-cell>
          <table:table-cell office:value-type="float" office:value="0" calcext:value-type="float">
            <text:p>0</text:p>
          </table:table-cell>
          <table:table-cell table:formula="of:=SIN([.A170]+[.B170])" office:value-type="float" office:value="0.99072840907905" calcext:value-type="float">
            <text:p>0,99072840907905</text:p>
          </table:table-cell>
          <table:table-cell table:style-name="Default" table:formula="of:=(RAND()-0.5)*[.$I$3]" office:value-type="float" office:value="-0.0413491256036054" calcext:value-type="float">
            <text:p>-0,041349125603606</text:p>
          </table:table-cell>
          <table:table-cell table:style-name="ce2" table:formula="of:=[.C170]+[.D170]" office:value-type="float" office:value="0.949379283475445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IN([.A171]+[.B171])" office:value-type="float" office:value="0.986627592040483" calcext:value-type="float">
            <text:p>0,986627592040483</text:p>
          </table:table-cell>
          <table:table-cell table:style-name="Default" table:formula="of:=(RAND()-0.5)*[.$I$3]" office:value-type="float" office:value="0.00950170113721626" calcext:value-type="float">
            <text:p>0,009501701137216</text:p>
          </table:table-cell>
          <table:table-cell table:style-name="ce2" table:formula="of:=[.C171]+[.D171]" office:value-type="float" office:value="0.996129293177699" calcext:value-type="float">
            <text:p>1.00</text:p>
          </table:table-cell>
          <table:table-cell table:number-columns-repeated="4"/>
        </table:table-row>
        <table:table-row table:style-name="ro1">
          <table:table-cell office:value-type="float" office:value="52.3" calcext:value-type="float">
            <text:p>52,3</text:p>
          </table:table-cell>
          <table:table-cell office:value-type="float" office:value="0" calcext:value-type="float">
            <text:p>0</text:p>
          </table:table-cell>
          <table:table-cell table:formula="of:=SIN([.A172]+[.B172])" office:value-type="float" office:value="0.894394270629763" calcext:value-type="float">
            <text:p>0,894394270629763</text:p>
          </table:table-cell>
          <table:table-cell table:style-name="Default" table:formula="of:=(RAND()-0.5)*[.$I$3]" office:value-type="float" office:value="0.0458937778980462" calcext:value-type="float">
            <text:p>0,045893777898046</text:p>
          </table:table-cell>
          <table:table-cell table:style-name="ce2" table:formula="of:=[.C172]+[.D172]" office:value-type="float" office:value="0.940288048527809" calcext:value-type="float">
            <text:p>0.94</text:p>
          </table:table-cell>
          <table:table-cell table:number-columns-repeated="4"/>
        </table:table-row>
        <table:table-row table:style-name="ro1">
          <table:table-cell office:value-type="float" office:value="52.6" calcext:value-type="float">
            <text:p>52,6</text:p>
          </table:table-cell>
          <table:table-cell office:value-type="float" office:value="0" calcext:value-type="float">
            <text:p>0</text:p>
          </table:table-cell>
          <table:table-cell table:formula="of:=SIN([.A173]+[.B173])" office:value-type="float" office:value="0.722267372754503" calcext:value-type="float">
            <text:p>0,722267372754503</text:p>
          </table:table-cell>
          <table:table-cell table:style-name="Default" table:formula="of:=(RAND()-0.5)*[.$I$3]" office:value-type="float" office:value="0.00874764423875235" calcext:value-type="float">
            <text:p>0,008747644238752</text:p>
          </table:table-cell>
          <table:table-cell table:style-name="ce2" table:formula="of:=[.C173]+[.D173]" office:value-type="float" office:value="0.731015016993255" calcext:value-type="float">
            <text:p>0.73</text:p>
          </table:table-cell>
          <table:table-cell table:number-columns-repeated="4"/>
        </table:table-row>
        <table:table-row table:style-name="ro1">
          <table:table-cell office:value-type="float" office:value="52.9" calcext:value-type="float">
            <text:p>52,9</text:p>
          </table:table-cell>
          <table:table-cell office:value-type="float" office:value="0" calcext:value-type="float">
            <text:p>0</text:p>
          </table:table-cell>
          <table:table-cell table:formula="of:=SIN([.A174]+[.B174])" office:value-type="float" office:value="0.485622481564766" calcext:value-type="float">
            <text:p>0,485622481564766</text:p>
          </table:table-cell>
          <table:table-cell table:style-name="Default" table:formula="of:=(RAND()-0.5)*[.$I$3]" office:value-type="float" office:value="-0.00406350121960144" calcext:value-type="float">
            <text:p>-0,004063501219601</text:p>
          </table:table-cell>
          <table:table-cell table:style-name="ce2" table:formula="of:=[.C174]+[.D174]" office:value-type="float" office:value="0.481558980345165" calcext:value-type="float">
            <text:p>0.48</text:p>
          </table:table-cell>
          <table:table-cell table:number-columns-repeated="4"/>
        </table:table-row>
        <table:table-row table:style-name="ro1">
          <table:table-cell office:value-type="float" office:value="53.2" calcext:value-type="float">
            <text:p>53,2</text:p>
          </table:table-cell>
          <table:table-cell office:value-type="float" office:value="0" calcext:value-type="float">
            <text:p>0</text:p>
          </table:table-cell>
          <table:table-cell table:formula="of:=SIN([.A175]+[.B175])" office:value-type="float" office:value="0.205598380402587" calcext:value-type="float">
            <text:p>0,205598380402587</text:p>
          </table:table-cell>
          <table:table-cell table:style-name="Default" table:formula="of:=(RAND()-0.5)*[.$I$3]" office:value-type="float" office:value="-0.00648318486677533" calcext:value-type="float">
            <text:p>-0,006483184866775</text:p>
          </table:table-cell>
          <table:table-cell table:style-name="ce2" table:formula="of:=[.C175]+[.D175]" office:value-type="float" office:value="0.199115195535812" calcext:value-type="float">
            <text:p>0.20</text:p>
          </table:table-cell>
          <table:table-cell table:number-columns-repeated="4"/>
        </table:table-row>
        <table:table-row table:style-name="ro1">
          <table:table-cell office:value-type="float" office:value="53.5" calcext:value-type="float">
            <text:p>53,5</text:p>
          </table:table-cell>
          <table:table-cell office:value-type="float" office:value="0" calcext:value-type="float">
            <text:p>0</text:p>
          </table:table-cell>
          <table:table-cell table:formula="of:=SIN([.A176]+[.B176])" office:value-type="float" office:value="-0.0927912117573228" calcext:value-type="float">
            <text:p>-0,092791211757323</text:p>
          </table:table-cell>
          <table:table-cell table:style-name="Default" table:formula="of:=(RAND()-0.5)*[.$I$3]" office:value-type="float" office:value="0.0503353023830395" calcext:value-type="float">
            <text:p>0,05033530238304</text:p>
          </table:table-cell>
          <table:table-cell table:style-name="ce2" table:formula="of:=[.C176]+[.D176]" office:value-type="float" office:value="-0.0424559093742834" calcext:value-type="float">
            <text:p>-0.04</text:p>
          </table:table-cell>
          <table:table-cell table:number-columns-repeated="4"/>
        </table:table-row>
        <table:table-row table:style-name="ro1">
          <table:table-cell office:value-type="float" office:value="53.8" calcext:value-type="float">
            <text:p>53,8</text:p>
          </table:table-cell>
          <table:table-cell office:value-type="float" office:value="0" calcext:value-type="float">
            <text:p>0</text:p>
          </table:table-cell>
          <table:table-cell table:formula="of:=SIN([.A177]+[.B177])" office:value-type="float" office:value="-0.38289204132649" calcext:value-type="float">
            <text:p>-0,38289204132649</text:p>
          </table:table-cell>
          <table:table-cell table:style-name="Default" table:formula="of:=(RAND()-0.5)*[.$I$3]" office:value-type="float" office:value="0.0102381228935771" calcext:value-type="float">
            <text:p>0,010238122893577</text:p>
          </table:table-cell>
          <table:table-cell table:style-name="ce2" table:formula="of:=[.C177]+[.D177]" office:value-type="float" office:value="-0.372653918432913" calcext:value-type="float">
            <text:p>-0.37</text:p>
          </table:table-cell>
          <table:table-cell table:number-columns-repeated="4"/>
        </table:table-row>
        <table:table-row table:style-name="ro1">
          <table:table-cell office:value-type="float" office:value="54.1" calcext:value-type="float">
            <text:p>54,1</text:p>
          </table:table-cell>
          <table:table-cell office:value-type="float" office:value="0" calcext:value-type="float">
            <text:p>0</text:p>
          </table:table-cell>
          <table:table-cell table:formula="of:=SIN([.A178]+[.B178])" office:value-type="float" office:value="-0.638790265192655" calcext:value-type="float">
            <text:p>-0,638790265192655</text:p>
          </table:table-cell>
          <table:table-cell table:style-name="Default" table:formula="of:=(RAND()-0.5)*[.$I$3]" office:value-type="float" office:value="0.0547959868991001" calcext:value-type="float">
            <text:p>0,0547959868991</text:p>
          </table:table-cell>
          <table:table-cell table:style-name="ce2" table:formula="of:=[.C178]+[.D178]" office:value-type="float" office:value="-0.583994278293555" calcext:value-type="float">
            <text:p>-0.58</text:p>
          </table:table-cell>
          <table:table-cell table:number-columns-repeated="4"/>
        </table:table-row>
        <table:table-row table:style-name="ro1">
          <table:table-cell office:value-type="float" office:value="54.4" calcext:value-type="float">
            <text:p>54,4</text:p>
          </table:table-cell>
          <table:table-cell office:value-type="float" office:value="0" calcext:value-type="float">
            <text:p>0</text:p>
          </table:table-cell>
          <table:table-cell table:formula="of:=SIN([.A179]+[.B179])" office:value-type="float" office:value="-0.837627257147035" calcext:value-type="float">
            <text:p>-0,837627257147035</text:p>
          </table:table-cell>
          <table:table-cell table:style-name="Default" table:formula="of:=(RAND()-0.5)*[.$I$3]" office:value-type="float" office:value="0.0272386493781628" calcext:value-type="float">
            <text:p>0,027238649378163</text:p>
          </table:table-cell>
          <table:table-cell table:style-name="ce2" table:formula="of:=[.C179]+[.D179]" office:value-type="float" office:value="-0.810388607768873" calcext:value-type="float">
            <text:p>-0.81</text:p>
          </table:table-cell>
          <table:table-cell table:number-columns-repeated="4"/>
        </table:table-row>
        <table:table-row table:style-name="ro1">
          <table:table-cell office:value-type="float" office:value="54.7" calcext:value-type="float">
            <text:p>54,7</text:p>
          </table:table-cell>
          <table:table-cell office:value-type="float" office:value="0" calcext:value-type="float">
            <text:p>0</text:p>
          </table:table-cell>
          <table:table-cell table:formula="of:=SIN([.A180]+[.B180])" office:value-type="float" office:value="-0.961641500884868" calcext:value-type="float">
            <text:p>-0,961641500884868</text:p>
          </table:table-cell>
          <table:table-cell table:style-name="Default" table:formula="of:=(RAND()-0.5)*[.$I$3]" office:value-type="float" office:value="0.0443837832857046" calcext:value-type="float">
            <text:p>0,044383783285705</text:p>
          </table:table-cell>
          <table:table-cell table:style-name="ce2" table:formula="of:=[.C180]+[.D180]" office:value-type="float" office:value="-0.917257717599164" calcext:value-type="float">
            <text:p>-0.92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SIN([.A181]+[.B181])" office:value-type="float" office:value="-0.999755173358619" calcext:value-type="float">
            <text:p>-0,999755173358619</text:p>
          </table:table-cell>
          <table:table-cell table:style-name="Default" table:formula="of:=(RAND()-0.5)*[.$I$3]" office:value-type="float" office:value="0.0348982577352265" calcext:value-type="float">
            <text:p>0,034898257735227</text:p>
          </table:table-cell>
          <table:table-cell table:style-name="ce2" table:formula="of:=[.C181]+[.D181]" office:value-type="float" office:value="-0.964856915623393" calcext:value-type="float">
            <text:p>-0.96</text:p>
          </table:table-cell>
          <table:table-cell table:number-columns-repeated="4"/>
        </table:table-row>
        <table:table-row table:style-name="ro1">
          <table:table-cell office:value-type="float" office:value="55.3" calcext:value-type="float">
            <text:p>55,3</text:p>
          </table:table-cell>
          <table:table-cell office:value-type="float" office:value="0" calcext:value-type="float">
            <text:p>0</text:p>
          </table:table-cell>
          <table:table-cell table:formula="of:=SIN([.A182]+[.B182])" office:value-type="float" office:value="-0.948563693718301" calcext:value-type="float">
            <text:p>-0,948563693718301</text:p>
          </table:table-cell>
          <table:table-cell table:style-name="Default" table:formula="of:=(RAND()-0.5)*[.$I$3]" office:value-type="float" office:value="-0.0563265984051219" calcext:value-type="float">
            <text:p>-0,056326598405122</text:p>
          </table:table-cell>
          <table:table-cell table:style-name="ce2" table:formula="of:=[.C182]+[.D182]" office:value-type="float" office:value="-1.00489029212342" calcext:value-type="float">
            <text:p>-1.00</text:p>
          </table:table-cell>
          <table:table-cell table:number-columns-repeated="4"/>
        </table:table-row>
        <table:table-row table:style-name="ro1">
          <table:table-cell office:value-type="float" office:value="55.6" calcext:value-type="float">
            <text:p>55,6</text:p>
          </table:table-cell>
          <table:table-cell office:value-type="float" office:value="0" calcext:value-type="float">
            <text:p>0</text:p>
          </table:table-cell>
          <table:table-cell table:formula="of:=SIN([.A183]+[.B183])" office:value-type="float" office:value="-0.8126398443791" calcext:value-type="float">
            <text:p>-0,8126398443791</text:p>
          </table:table-cell>
          <table:table-cell table:style-name="Default" table:formula="of:=(RAND()-0.5)*[.$I$3]" office:value-type="float" office:value="-0.0712882954458905" calcext:value-type="float">
            <text:p>-0,071288295445891</text:p>
          </table:table-cell>
          <table:table-cell table:style-name="ce2" table:formula="of:=[.C183]+[.D183]" office:value-type="float" office:value="-0.88392813982499" calcext:value-type="float">
            <text:p>-0.88</text:p>
          </table:table-cell>
          <table:table-cell table:number-columns-repeated="4"/>
        </table:table-row>
        <table:table-row table:style-name="ro1">
          <table:table-cell office:value-type="float" office:value="55.9" calcext:value-type="float">
            <text:p>55,9</text:p>
          </table:table-cell>
          <table:table-cell office:value-type="float" office:value="0" calcext:value-type="float">
            <text:p>0</text:p>
          </table:table-cell>
          <table:table-cell table:formula="of:=SIN([.A184]+[.B184])" office:value-type="float" office:value="-0.604125297987116" calcext:value-type="float">
            <text:p>-0,604125297987116</text:p>
          </table:table-cell>
          <table:table-cell table:style-name="Default" table:formula="of:=(RAND()-0.5)*[.$I$3]" office:value-type="float" office:value="0.0734456166566607" calcext:value-type="float">
            <text:p>0,073445616656661</text:p>
          </table:table-cell>
          <table:table-cell table:style-name="ce2" table:formula="of:=[.C184]+[.D184]" office:value-type="float" office:value="-0.530679681330455" calcext:value-type="float">
            <text:p>-0.53</text:p>
          </table:table-cell>
          <table:table-cell table:number-columns-repeated="4"/>
        </table:table-row>
        <table:table-row table:style-name="ro1">
          <table:table-cell office:value-type="float" office:value="56.2" calcext:value-type="float">
            <text:p>56,2</text:p>
          </table:table-cell>
          <table:table-cell office:value-type="float" office:value="0" calcext:value-type="float">
            <text:p>0</text:p>
          </table:table-cell>
          <table:table-cell table:formula="of:=SIN([.A185]+[.B185])" office:value-type="float" office:value="-0.341646037962838" calcext:value-type="float">
            <text:p>-0,341646037962838</text:p>
          </table:table-cell>
          <table:table-cell table:style-name="Default" table:formula="of:=(RAND()-0.5)*[.$I$3]" office:value-type="float" office:value="0.0673715954370781" calcext:value-type="float">
            <text:p>0,067371595437078</text:p>
          </table:table-cell>
          <table:table-cell table:style-name="ce2" table:formula="of:=[.C185]+[.D185]" office:value-type="float" office:value="-0.27427444252576" calcext:value-type="float">
            <text:p>-0.27</text:p>
          </table:table-cell>
          <table:table-cell table:number-columns-repeated="4"/>
        </table:table-row>
        <table:table-row table:style-name="ro1">
          <table:table-cell office:value-type="float" office:value="56.5" calcext:value-type="float">
            <text:p>56,5</text:p>
          </table:table-cell>
          <table:table-cell office:value-type="float" office:value="0" calcext:value-type="float">
            <text:p>0</text:p>
          </table:table-cell>
          <table:table-cell table:formula="of:=SIN([.A186]+[.B186])" office:value-type="float" office:value="-0.0486485548750731" calcext:value-type="float">
            <text:p>-0,048648554875073</text:p>
          </table:table-cell>
          <table:table-cell table:style-name="Default" table:formula="of:=(RAND()-0.5)*[.$I$3]" office:value-type="float" office:value="-0.0312215304075693" calcext:value-type="float">
            <text:p>-0,031221530407569</text:p>
          </table:table-cell>
          <table:table-cell table:style-name="ce2" table:formula="of:=[.C186]+[.D186]" office:value-type="float" office:value="-0.0798700852826424" calcext:value-type="float">
            <text:p>-0.08</text:p>
          </table:table-cell>
          <table:table-cell table:number-columns-repeated="4"/>
        </table:table-row>
        <table:table-row table:style-name="ro1">
          <table:table-cell office:value-type="float" office:value="56.8" calcext:value-type="float">
            <text:p>56,8</text:p>
          </table:table-cell>
          <table:table-cell office:value-type="float" office:value="0" calcext:value-type="float">
            <text:p>0</text:p>
          </table:table-cell>
          <table:table-cell table:formula="of:=SIN([.A187]+[.B187])" office:value-type="float" office:value="0.248694558732072" calcext:value-type="float">
            <text:p>0,248694558732072</text:p>
          </table:table-cell>
          <table:table-cell table:style-name="Default" table:formula="of:=(RAND()-0.5)*[.$I$3]" office:value-type="float" office:value="0.0396148463756858" calcext:value-type="float">
            <text:p>0,039614846375686</text:p>
          </table:table-cell>
          <table:table-cell table:style-name="ce2" table:formula="of:=[.C187]+[.D187]" office:value-type="float" office:value="0.288309405107757" calcext:value-type="float">
            <text:p>0.29</text:p>
          </table:table-cell>
          <table:table-cell table:number-columns-repeated="4"/>
        </table:table-row>
        <table:table-row table:style-name="ro1">
          <table:table-cell office:value-type="float" office:value="57.1" calcext:value-type="float">
            <text:p>57,1</text:p>
          </table:table-cell>
          <table:table-cell office:value-type="float" office:value="0" calcext:value-type="float">
            <text:p>0</text:p>
          </table:table-cell>
          <table:table-cell table:formula="of:=SIN([.A188]+[.B188])" office:value-type="float" office:value="0.523822528082545" calcext:value-type="float">
            <text:p>0,523822528082545</text:p>
          </table:table-cell>
          <table:table-cell table:style-name="Default" table:formula="of:=(RAND()-0.5)*[.$I$3]" office:value-type="float" office:value="0.0204838898929322" calcext:value-type="float">
            <text:p>0,020483889892932</text:p>
          </table:table-cell>
          <table:table-cell table:style-name="ce2" table:formula="of:=[.C188]+[.D188]" office:value-type="float" office:value="0.544306417975477" calcext:value-type="float">
            <text:p>0.54</text:p>
          </table:table-cell>
          <table:table-cell table:number-columns-repeated="4"/>
        </table:table-row>
        <table:table-row table:style-name="ro1">
          <table:table-cell office:value-type="float" office:value="57.4" calcext:value-type="float">
            <text:p>57,4</text:p>
          </table:table-cell>
          <table:table-cell office:value-type="float" office:value="0" calcext:value-type="float">
            <text:p>0</text:p>
          </table:table-cell>
          <table:table-cell table:formula="of:=SIN([.A189]+[.B189])" office:value-type="float" office:value="0.752158991074484" calcext:value-type="float">
            <text:p>0,752158991074484</text:p>
          </table:table-cell>
          <table:table-cell table:style-name="Default" table:formula="of:=(RAND()-0.5)*[.$I$3]" office:value-type="float" office:value="0.0292044168172883" calcext:value-type="float">
            <text:p>0,029204416817288</text:p>
          </table:table-cell>
          <table:table-cell table:style-name="ce2" table:formula="of:=[.C189]+[.D189]" office:value-type="float" office:value="0.781363407891772" calcext:value-type="float">
            <text:p>0.78</text:p>
          </table:table-cell>
          <table:table-cell table:number-columns-repeated="4"/>
        </table:table-row>
        <table:table-row table:style-name="ro1">
          <table:table-cell office:value-type="float" office:value="57.7" calcext:value-type="float">
            <text:p>57,7</text:p>
          </table:table-cell>
          <table:table-cell office:value-type="float" office:value="0" calcext:value-type="float">
            <text:p>0</text:p>
          </table:table-cell>
          <table:table-cell table:formula="of:=SIN([.A190]+[.B190])" office:value-type="float" office:value="0.91330733151217" calcext:value-type="float">
            <text:p>0,91330733151217</text:p>
          </table:table-cell>
          <table:table-cell table:style-name="Default" table:formula="of:=(RAND()-0.5)*[.$I$3]" office:value-type="float" office:value="-0.0317135830505698" calcext:value-type="float">
            <text:p>-0,03171358305057</text:p>
          </table:table-cell>
          <table:table-cell table:style-name="ce2" table:formula="of:=[.C190]+[.D190]" office:value-type="float" office:value="0.881593748461601" calcext:value-type="float">
            <text:p>0.8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SIN([.A191]+[.B191])" office:value-type="float" office:value="0.992872648084539" calcext:value-type="float">
            <text:p>0,992872648084539</text:p>
          </table:table-cell>
          <table:table-cell table:style-name="Default" table:formula="of:=(RAND()-0.5)*[.$I$3]" office:value-type="float" office:value="0.0655915022007055" calcext:value-type="float">
            <text:p>0,065591502200706</text:p>
          </table:table-cell>
          <table:table-cell table:style-name="ce2" table:formula="of:=[.C191]+[.D191]" office:value-type="float" office:value="1.05846415028524" calcext:value-type="float">
            <text:p>1.06</text:p>
          </table:table-cell>
          <table:table-cell table:number-columns-repeated="4"/>
        </table:table-row>
        <table:table-row table:style-name="ro1">
          <table:table-cell office:value-type="float" office:value="58.3" calcext:value-type="float">
            <text:p>58,3</text:p>
          </table:table-cell>
          <table:table-cell office:value-type="float" office:value="0" calcext:value-type="float">
            <text:p>0</text:p>
          </table:table-cell>
          <table:table-cell table:formula="of:=SIN([.A192]+[.B192])" office:value-type="float" office:value="0.983747608027683" calcext:value-type="float">
            <text:p>0,983747608027683</text:p>
          </table:table-cell>
          <table:table-cell table:style-name="Default" table:formula="of:=(RAND()-0.5)*[.$I$3]" office:value-type="float" office:value="0.0215735268631275" calcext:value-type="float">
            <text:p>0,021573526863128</text:p>
          </table:table-cell>
          <table:table-cell table:style-name="ce2" table:formula="of:=[.C192]+[.D192]" office:value-type="float" office:value="1.00532113489081" calcext:value-type="float">
            <text:p>1.01</text:p>
          </table:table-cell>
          <table:table-cell table:number-columns-repeated="4"/>
        </table:table-row>
        <table:table-row table:style-name="ro1">
          <table:table-cell office:value-type="float" office:value="58.6" calcext:value-type="float">
            <text:p>58,6</text:p>
          </table:table-cell>
          <table:table-cell office:value-type="float" office:value="0" calcext:value-type="float">
            <text:p>0</text:p>
          </table:table-cell>
          <table:table-cell table:formula="of:=SIN([.A193]+[.B193])" office:value-type="float" office:value="0.886747323993222" calcext:value-type="float">
            <text:p>0,886747323993222</text:p>
          </table:table-cell>
          <table:table-cell table:style-name="Default" table:formula="of:=(RAND()-0.5)*[.$I$3]" office:value-type="float" office:value="0.0326863071773915" calcext:value-type="float">
            <text:p>0,032686307177392</text:p>
          </table:table-cell>
          <table:table-cell table:style-name="ce2" table:formula="of:=[.C193]+[.D193]" office:value-type="float" office:value="0.919433631170613" calcext:value-type="float">
            <text:p>0.92</text:p>
          </table:table-cell>
          <table:table-cell table:number-columns-repeated="4"/>
        </table:table-row>
        <table:table-row table:style-name="ro1">
          <table:table-cell office:value-type="float" office:value="58.9" calcext:value-type="float">
            <text:p>58,9</text:p>
          </table:table-cell>
          <table:table-cell office:value-type="float" office:value="0" calcext:value-type="float">
            <text:p>0</text:p>
          </table:table-cell>
          <table:table-cell table:formula="of:=SIN([.A194]+[.B194])" office:value-type="float" office:value="0.710536542462734" calcext:value-type="float">
            <text:p>0,710536542462734</text:p>
          </table:table-cell>
          <table:table-cell table:style-name="Default" table:formula="of:=(RAND()-0.5)*[.$I$3]" office:value-type="float" office:value="-0.0390998809846818" calcext:value-type="float">
            <text:p>-0,039099880984682</text:p>
          </table:table-cell>
          <table:table-cell table:style-name="ce2" table:formula="of:=[.C194]+[.D194]" office:value-type="float" office:value="0.671436661478052" calcext:value-type="float">
            <text:p>0.67</text:p>
          </table:table-cell>
          <table:table-cell table:number-columns-repeated="4"/>
        </table:table-row>
        <table:table-row table:style-name="ro1">
          <table:table-cell office:value-type="float" office:value="59.2" calcext:value-type="float">
            <text:p>59,2</text:p>
          </table:table-cell>
          <table:table-cell office:value-type="float" office:value="0" calcext:value-type="float">
            <text:p>0</text:p>
          </table:table-cell>
          <table:table-cell table:formula="of:=SIN([.A195]+[.B195])" office:value-type="float" office:value="0.470855647750374" calcext:value-type="float">
            <text:p>0,470855647750374</text:p>
          </table:table-cell>
          <table:table-cell table:style-name="Default" table:formula="of:=(RAND()-0.5)*[.$I$3]" office:value-type="float" office:value="0.0737165628962562" calcext:value-type="float">
            <text:p>0,073716562896256</text:p>
          </table:table-cell>
          <table:table-cell table:style-name="ce2" table:formula="of:=[.C195]+[.D195]" office:value-type="float" office:value="0.54457221064663" calcext:value-type="float">
            <text:p>0.54</text:p>
          </table:table-cell>
          <table:table-cell table:number-columns-repeated="4"/>
        </table:table-row>
        <table:table-row table:style-name="ro1">
          <table:table-cell office:value-type="float" office:value="59.5" calcext:value-type="float">
            <text:p>59,5</text:p>
          </table:table-cell>
          <table:table-cell office:value-type="float" office:value="0" calcext:value-type="float">
            <text:p>0</text:p>
          </table:table-cell>
          <table:table-cell table:formula="of:=SIN([.A196]+[.B196])" office:value-type="float" office:value="0.189114620350878" calcext:value-type="float">
            <text:p>0,189114620350878</text:p>
          </table:table-cell>
          <table:table-cell table:style-name="Default" table:formula="of:=(RAND()-0.5)*[.$I$3]" office:value-type="float" office:value="0.0685441299603746" calcext:value-type="float">
            <text:p>0,068544129960375</text:p>
          </table:table-cell>
          <table:table-cell table:style-name="ce2" table:formula="of:=[.C196]+[.D196]" office:value-type="float" office:value="0.257658750311252" calcext:value-type="float">
            <text:p>0.26</text:p>
          </table:table-cell>
          <table:table-cell table:number-columns-repeated="4"/>
        </table:table-row>
        <table:table-row table:style-name="ro1">
          <table:table-cell office:value-type="float" office:value="59.8" calcext:value-type="float">
            <text:p>59,8</text:p>
          </table:table-cell>
          <table:table-cell office:value-type="float" office:value="0" calcext:value-type="float">
            <text:p>0</text:p>
          </table:table-cell>
          <table:table-cell table:formula="of:=SIN([.A197]+[.B197])" office:value-type="float" office:value="-0.109519452853722" calcext:value-type="float">
            <text:p>-0,109519452853722</text:p>
          </table:table-cell>
          <table:table-cell table:style-name="Default" table:formula="of:=(RAND()-0.5)*[.$I$3]" office:value-type="float" office:value="0.0107112871038036" calcext:value-type="float">
            <text:p>0,010711287103804</text:p>
          </table:table-cell>
          <table:table-cell table:style-name="ce2" table:formula="of:=[.C197]+[.D197]" office:value-type="float" office:value="-0.0988081657499188" calcext:value-type="float">
            <text:p>-0.10</text:p>
          </table:table-cell>
          <table:table-cell table:number-columns-repeated="4"/>
        </table:table-row>
        <table:table-row table:style-name="ro1">
          <table:table-cell office:value-type="float" office:value="60.1" calcext:value-type="float">
            <text:p>60,1</text:p>
          </table:table-cell>
          <table:table-cell office:value-type="float" office:value="0" calcext:value-type="float">
            <text:p>0</text:p>
          </table:table-cell>
          <table:table-cell table:formula="of:=SIN([.A198]+[.B198])" office:value-type="float" office:value="-0.398370479511336" calcext:value-type="float">
            <text:p>-0,398370479511336</text:p>
          </table:table-cell>
          <table:table-cell table:style-name="Default" table:formula="of:=(RAND()-0.5)*[.$I$3]" office:value-type="float" office:value="0.0376771898367786" calcext:value-type="float">
            <text:p>0,037677189836779</text:p>
          </table:table-cell>
          <table:table-cell table:style-name="ce2" table:formula="of:=[.C198]+[.D198]" office:value-type="float" office:value="-0.360693289674557" calcext:value-type="float">
            <text:p>-0.36</text:p>
          </table:table-cell>
          <table:table-cell table:number-columns-repeated="4"/>
        </table:table-row>
        <table:table-row table:style-name="ro1">
          <table:table-cell office:value-type="float" office:value="60.4" calcext:value-type="float">
            <text:p>60,4</text:p>
          </table:table-cell>
          <table:table-cell office:value-type="float" office:value="0" calcext:value-type="float">
            <text:p>0</text:p>
          </table:table-cell>
          <table:table-cell table:formula="of:=SIN([.A199]+[.B199])" office:value-type="float" office:value="-0.651636257681571" calcext:value-type="float">
            <text:p>-0,651636257681571</text:p>
          </table:table-cell>
          <table:table-cell table:style-name="Default" table:formula="of:=(RAND()-0.5)*[.$I$3]" office:value-type="float" office:value="0.00123973823733141" calcext:value-type="float">
            <text:p>0,001239738237331</text:p>
          </table:table-cell>
          <table:table-cell table:style-name="ce2" table:formula="of:=[.C199]+[.D199]" office:value-type="float" office:value="-0.65039651944424" calcext:value-type="float">
            <text:p>-0.65</text:p>
          </table:table-cell>
          <table:table-cell table:number-columns-repeated="4"/>
        </table:table-row>
        <table:table-row table:style-name="ro1">
          <table:table-cell office:value-type="float" office:value="60.7" calcext:value-type="float">
            <text:p>60,7</text:p>
          </table:table-cell>
          <table:table-cell office:value-type="float" office:value="0" calcext:value-type="float">
            <text:p>0</text:p>
          </table:table-cell>
          <table:table-cell table:formula="of:=SIN([.A200]+[.B200])" office:value-type="float" office:value="-0.84669330968958" calcext:value-type="float">
            <text:p>-0,84669330968958</text:p>
          </table:table-cell>
          <table:table-cell table:style-name="Default" table:formula="of:=(RAND()-0.5)*[.$I$3]" office:value-type="float" office:value="0.0163542108267069" calcext:value-type="float">
            <text:p>0,016354210826707</text:p>
          </table:table-cell>
          <table:table-cell table:style-name="ce2" table:formula="of:=[.C200]+[.D200]" office:value-type="float" office:value="-0.830339098862873" calcext:value-type="float">
            <text:p>-0.83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SIN([.A201]+[.B201])" office:value-type="float" office:value="-0.966117770008397" calcext:value-type="float">
            <text:p>-0,966117770008397</text:p>
          </table:table-cell>
          <table:table-cell table:style-name="Default" table:formula="of:=(RAND()-0.5)*[.$I$3]" office:value-type="float" office:value="-0.0584806486501391" calcext:value-type="float">
            <text:p>-0,058480648650139</text:p>
          </table:table-cell>
          <table:table-cell table:style-name="ce2" table:formula="of:=[.C201]+[.D201]" office:value-type="float" office:value="-1.02459841865854" calcext:value-type="float">
            <text:p>-1.02</text:p>
          </table:table-cell>
          <table:table-cell table:number-columns-repeated="4"/>
        </table:table-row>
        <table:table-row table:style-name="ro1">
          <table:table-cell office:value-type="float" office:value="61.3" calcext:value-type="float">
            <text:p>61,3</text:p>
          </table:table-cell>
          <table:table-cell office:value-type="float" office:value="0" calcext:value-type="float">
            <text:p>0</text:p>
          </table:table-cell>
          <table:table-cell table:formula="of:=SIN([.A202]+[.B202])" office:value-type="float" office:value="-0.999241807273784" calcext:value-type="float">
            <text:p>-0,999241807273784</text:p>
          </table:table-cell>
          <table:table-cell table:style-name="Default" table:formula="of:=(RAND()-0.5)*[.$I$3]" office:value-type="float" office:value="0.0310332630786423" calcext:value-type="float">
            <text:p>0,031033263078642</text:p>
          </table:table-cell>
          <table:table-cell table:style-name="ce2" table:formula="of:=[.C202]+[.D202]" office:value-type="float" office:value="-0.968208544195142" calcext:value-type="float">
            <text:p>-0.97</text:p>
          </table:table-cell>
          <table:table-cell table:number-columns-repeated="4"/>
        </table:table-row>
        <table:table-row table:style-name="ro1">
          <table:table-cell office:value-type="float" office:value="61.6" calcext:value-type="float">
            <text:p>61,6</text:p>
          </table:table-cell>
          <table:table-cell office:value-type="float" office:value="0" calcext:value-type="float">
            <text:p>0</text:p>
          </table:table-cell>
          <table:table-cell table:formula="of:=SIN([.A203]+[.B203])" office:value-type="float" office:value="-0.943106549888527" calcext:value-type="float">
            <text:p>-0,943106549888527</text:p>
          </table:table-cell>
          <table:table-cell table:style-name="Default" table:formula="of:=(RAND()-0.5)*[.$I$3]" office:value-type="float" office:value="-0.000125971372837369" calcext:value-type="float">
            <text:p>-0,000125971372837</text:p>
          </table:table-cell>
          <table:table-cell table:style-name="ce2" table:formula="of:=[.C203]+[.D203]" office:value-type="float" office:value="-0.943232521261364" calcext:value-type="float">
            <text:p>-0.94</text:p>
          </table:table-cell>
          <table:table-cell table:number-columns-repeated="4"/>
        </table:table-row>
        <table:table-row table:style-name="ro1">
          <table:table-cell office:value-type="float" office:value="61.9" calcext:value-type="float">
            <text:p>61,9</text:p>
          </table:table-cell>
          <table:table-cell office:value-type="float" office:value="0" calcext:value-type="float">
            <text:p>0</text:p>
          </table:table-cell>
          <table:table-cell table:formula="of:=SIN([.A204]+[.B204])" office:value-type="float" office:value="-0.802726393209951" calcext:value-type="float">
            <text:p>-0,802726393209951</text:p>
          </table:table-cell>
          <table:table-cell table:style-name="Default" table:formula="of:=(RAND()-0.5)*[.$I$3]" office:value-type="float" office:value="0.0670836800551768" calcext:value-type="float">
            <text:p>0,067083680055177</text:p>
          </table:table-cell>
          <table:table-cell table:style-name="ce2" table:formula="of:=[.C204]+[.D204]" office:value-type="float" office:value="-0.735642713154774" calcext:value-type="float">
            <text:p>-0.74</text:p>
          </table:table-cell>
          <table:table-cell table:number-columns-repeated="4"/>
        </table:table-row>
        <table:table-row table:style-name="ro1">
          <table:table-cell office:value-type="float" office:value="62.2" calcext:value-type="float">
            <text:p>62,2</text:p>
          </table:table-cell>
          <table:table-cell office:value-type="float" office:value="0" calcext:value-type="float">
            <text:p>0</text:p>
          </table:table-cell>
          <table:table-cell table:formula="of:=SIN([.A205]+[.B205])" office:value-type="float" office:value="-0.590641078546788" calcext:value-type="float">
            <text:p>-0,590641078546788</text:p>
          </table:table-cell>
          <table:table-cell table:style-name="Default" table:formula="of:=(RAND()-0.5)*[.$I$3]" office:value-type="float" office:value="-0.0440944430727107" calcext:value-type="float">
            <text:p>-0,044094443072711</text:p>
          </table:table-cell>
          <table:table-cell table:style-name="ce2" table:formula="of:=[.C205]+[.D205]" office:value-type="float" office:value="-0.634735521619498" calcext:value-type="float">
            <text:p>-0.63</text:p>
          </table:table-cell>
          <table:table-cell table:number-columns-repeated="4"/>
        </table:table-row>
        <table:table-row table:style-name="ro1">
          <table:table-cell office:value-type="float" office:value="62.5" calcext:value-type="float">
            <text:p>62,5</text:p>
          </table:table-cell>
          <table:table-cell office:value-type="float" office:value="0" calcext:value-type="float">
            <text:p>0</text:p>
          </table:table-cell>
          <table:table-cell table:formula="of:=SIN([.A206]+[.B206])" office:value-type="float" office:value="-0.325795555414548" calcext:value-type="float">
            <text:p>-0,325795555414548</text:p>
          </table:table-cell>
          <table:table-cell table:style-name="Default" table:formula="of:=(RAND()-0.5)*[.$I$3]" office:value-type="float" office:value="-0.068516219947395" calcext:value-type="float">
            <text:p>-0,068516219947395</text:p>
          </table:table-cell>
          <table:table-cell table:style-name="ce2" table:formula="of:=[.C206]+[.D206]" office:value-type="float" office:value="-0.394311775361943" calcext:value-type="float">
            <text:p>-0.39</text:p>
          </table:table-cell>
          <table:table-cell table:number-columns-repeated="4"/>
        </table:table-row>
        <table:table-row table:style-name="ro1">
          <table:table-cell office:value-type="float" office:value="62.8" calcext:value-type="float">
            <text:p>62,8</text:p>
          </table:table-cell>
          <table:table-cell office:value-type="float" office:value="0" calcext:value-type="float">
            <text:p>0</text:p>
          </table:table-cell>
          <table:table-cell table:formula="of:=SIN([.A207]+[.B207])" office:value-type="float" office:value="-0.0318476856181287" calcext:value-type="float">
            <text:p>-0,031847685618129</text:p>
          </table:table-cell>
          <table:table-cell table:style-name="Default" table:formula="of:=(RAND()-0.5)*[.$I$3]" office:value-type="float" office:value="-0.0341355589348258" calcext:value-type="float">
            <text:p>-0,034135558934826</text:p>
          </table:table-cell>
          <table:table-cell table:style-name="ce2" table:formula="of:=[.C207]+[.D207]" office:value-type="float" office:value="-0.0659832445529546" calcext:value-type="float">
            <text:p>-0.07</text:p>
          </table:table-cell>
          <table:table-cell table:number-columns-repeated="4"/>
        </table:table-row>
        <table:table-row table:style-name="ro1">
          <table:table-cell office:value-type="float" office:value="63.1" calcext:value-type="float">
            <text:p>63,1</text:p>
          </table:table-cell>
          <table:table-cell office:value-type="float" office:value="0" calcext:value-type="float">
            <text:p>0</text:p>
          </table:table-cell>
          <table:table-cell table:formula="of:=SIN([.A208]+[.B208])" office:value-type="float" office:value="0.264945043084143" calcext:value-type="float">
            <text:p>0,264945043084143</text:p>
          </table:table-cell>
          <table:table-cell table:style-name="Default" table:formula="of:=(RAND()-0.5)*[.$I$3]" office:value-type="float" office:value="-0.0295181561894636" calcext:value-type="float">
            <text:p>-0,029518156189464</text:p>
          </table:table-cell>
          <table:table-cell table:style-name="ce2" table:formula="of:=[.C208]+[.D208]" office:value-type="float" office:value="0.23542688689468" calcext:value-type="float">
            <text:p>0.24</text:p>
          </table:table-cell>
          <table:table-cell table:number-columns-repeated="4"/>
        </table:table-row>
        <table:table-row table:style-name="ro1">
          <table:table-cell office:value-type="float" office:value="63.4" calcext:value-type="float">
            <text:p>63,4</text:p>
          </table:table-cell>
          <table:table-cell office:value-type="float" office:value="0" calcext:value-type="float">
            <text:p>0</text:p>
          </table:table-cell>
          <table:table-cell table:formula="of:=SIN([.A209]+[.B209])" office:value-type="float" office:value="0.538071020160611" calcext:value-type="float">
            <text:p>0,538071020160611</text:p>
          </table:table-cell>
          <table:table-cell table:style-name="Default" table:formula="of:=(RAND()-0.5)*[.$I$3]" office:value-type="float" office:value="-0.0580488951337029" calcext:value-type="float">
            <text:p>-0,058048895133703</text:p>
          </table:table-cell>
          <table:table-cell table:style-name="ce2" table:formula="of:=[.C209]+[.D209]" office:value-type="float" office:value="0.480022125026908" calcext:value-type="float">
            <text:p>0.48</text:p>
          </table:table-cell>
          <table:table-cell table:number-columns-repeated="4"/>
        </table:table-row>
        <table:table-row table:style-name="ro1">
          <table:table-cell office:value-type="float" office:value="63.7" calcext:value-type="float">
            <text:p>63,7</text:p>
          </table:table-cell>
          <table:table-cell office:value-type="float" office:value="0" calcext:value-type="float">
            <text:p>0</text:p>
          </table:table-cell>
          <table:table-cell table:formula="of:=SIN([.A210]+[.B210])" office:value-type="float" office:value="0.763132715516793" calcext:value-type="float">
            <text:p>0,763132715516793</text:p>
          </table:table-cell>
          <table:table-cell table:style-name="Default" table:formula="of:=(RAND()-0.5)*[.$I$3]" office:value-type="float" office:value="0.00638169077437439" calcext:value-type="float">
            <text:p>0,006381690774374</text:p>
          </table:table-cell>
          <table:table-cell table:style-name="ce2" table:formula="of:=[.C210]+[.D210]" office:value-type="float" office:value="0.769514406291167" calcext:value-type="float">
            <text:p>0.77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SIN([.A211]+[.B211])" office:value-type="float" office:value="0.920026038196802" calcext:value-type="float">
            <text:p>0,920026038196802</text:p>
          </table:table-cell>
          <table:table-cell table:style-name="Default" table:formula="of:=(RAND()-0.5)*[.$I$3]" office:value-type="float" office:value="-0.0493471964976852" calcext:value-type="float">
            <text:p>-0,049347196497685</text:p>
          </table:table-cell>
          <table:table-cell table:style-name="ce2" table:formula="of:=[.C211]+[.D211]" office:value-type="float" office:value="0.870678841699117" calcext:value-type="float">
            <text:p>0.87</text:p>
          </table:table-cell>
          <table:table-cell table:number-columns-repeated="4"/>
        </table:table-row>
        <table:table-row table:style-name="ro1">
          <table:table-cell office:value-type="float" office:value="64.3" calcext:value-type="float">
            <text:p>64,3</text:p>
          </table:table-cell>
          <table:table-cell office:value-type="float" office:value="0" calcext:value-type="float">
            <text:p>0</text:p>
          </table:table-cell>
          <table:table-cell table:formula="of:=SIN([.A212]+[.B212])" office:value-type="float" office:value="0.994736174953346" calcext:value-type="float">
            <text:p>0,994736174953346</text:p>
          </table:table-cell>
          <table:table-cell table:style-name="Default" table:formula="of:=(RAND()-0.5)*[.$I$3]" office:value-type="float" office:value="0.0419380062246568" calcext:value-type="float">
            <text:p>0,041938006224657</text:p>
          </table:table-cell>
          <table:table-cell table:style-name="ce2" table:formula="of:=[.C212]+[.D212]" office:value-type="float" office:value="1.036674181178" calcext:value-type="float">
            <text:p>1.04</text:p>
          </table:table-cell>
          <table:table-cell table:number-columns-repeated="4"/>
        </table:table-row>
        <table:table-row table:style-name="ro1">
          <table:table-cell office:value-type="float" office:value="64.6" calcext:value-type="float">
            <text:p>64,6</text:p>
          </table:table-cell>
          <table:table-cell office:value-type="float" office:value="0" calcext:value-type="float">
            <text:p>0</text:p>
          </table:table-cell>
          <table:table-cell table:formula="of:=SIN([.A213]+[.B213])" office:value-type="float" office:value="0.980589491775528" calcext:value-type="float">
            <text:p>0,980589491775528</text:p>
          </table:table-cell>
          <table:table-cell table:style-name="Default" table:formula="of:=(RAND()-0.5)*[.$I$3]" office:value-type="float" office:value="0.0192856647984327" calcext:value-type="float">
            <text:p>0,019285664798433</text:p>
          </table:table-cell>
          <table:table-cell table:style-name="ce2" table:formula="of:=[.C213]+[.D213]" office:value-type="float" office:value="0.999875156573961" calcext:value-type="float">
            <text:p>1.00</text:p>
          </table:table-cell>
          <table:table-cell table:number-columns-repeated="4"/>
        </table:table-row>
        <table:table-row table:style-name="ro1">
          <table:table-cell office:value-type="float" office:value="64.9" calcext:value-type="float">
            <text:p>64,9</text:p>
          </table:table-cell>
          <table:table-cell office:value-type="float" office:value="0" calcext:value-type="float">
            <text:p>0</text:p>
          </table:table-cell>
          <table:table-cell table:formula="of:=SIN([.A214]+[.B214])" office:value-type="float" office:value="0.878849669739247" calcext:value-type="float">
            <text:p>0,878849669739247</text:p>
          </table:table-cell>
          <table:table-cell table:style-name="Default" table:formula="of:=(RAND()-0.5)*[.$I$3]" office:value-type="float" office:value="0.0163610163814985" calcext:value-type="float">
            <text:p>0,016361016381499</text:p>
          </table:table-cell>
          <table:table-cell table:style-name="ce2" table:formula="of:=[.C214]+[.D214]" office:value-type="float" office:value="0.895210686120745" calcext:value-type="float">
            <text:p>0.90</text:p>
          </table:table-cell>
          <table:table-cell table:number-columns-repeated="4"/>
        </table:table-row>
        <table:table-row table:style-name="ro1">
          <table:table-cell office:value-type="float" office:value="65.2" calcext:value-type="float">
            <text:p>65,2</text:p>
          </table:table-cell>
          <table:table-cell office:value-type="float" office:value="0" calcext:value-type="float">
            <text:p>0</text:p>
          </table:table-cell>
          <table:table-cell table:formula="of:=SIN([.A215]+[.B215])" office:value-type="float" office:value="0.698604824140254" calcext:value-type="float">
            <text:p>0,698604824140254</text:p>
          </table:table-cell>
          <table:table-cell table:style-name="Default" table:formula="of:=(RAND()-0.5)*[.$I$3]" office:value-type="float" office:value="-0.0315459718381402" calcext:value-type="float">
            <text:p>-0,03154597183814</text:p>
          </table:table-cell>
          <table:table-cell table:style-name="ce2" table:formula="of:=[.C215]+[.D215]" office:value-type="float" office:value="0.667058852302113" calcext:value-type="float">
            <text:p>0.67</text:p>
          </table:table-cell>
          <table:table-cell table:number-columns-repeated="4"/>
        </table:table-row>
        <table:table-row table:style-name="ro1">
          <table:table-cell office:value-type="float" office:value="65.5" calcext:value-type="float">
            <text:p>65,5</text:p>
          </table:table-cell>
          <table:table-cell office:value-type="float" office:value="0" calcext:value-type="float">
            <text:p>0</text:p>
          </table:table-cell>
          <table:table-cell table:formula="of:=SIN([.A216]+[.B216])" office:value-type="float" office:value="0.455955690221477" calcext:value-type="float">
            <text:p>0,455955690221477</text:p>
          </table:table-cell>
          <table:table-cell table:style-name="Default" table:formula="of:=(RAND()-0.5)*[.$I$3]" office:value-type="float" office:value="-0.0530137860560788" calcext:value-type="float">
            <text:p>-0,053013786056079</text:p>
          </table:table-cell>
          <table:table-cell table:style-name="ce2" table:formula="of:=[.C216]+[.D216]" office:value-type="float" office:value="0.402941904165399" calcext:value-type="float">
            <text:p>0.40</text:p>
          </table:table-cell>
          <table:table-cell table:number-columns-repeated="4"/>
        </table:table-row>
        <table:table-row table:style-name="ro1">
          <table:table-cell office:value-type="float" office:value="65.8" calcext:value-type="float">
            <text:p>65,8</text:p>
          </table:table-cell>
          <table:table-cell office:value-type="float" office:value="0" calcext:value-type="float">
            <text:p>0</text:p>
          </table:table-cell>
          <table:table-cell table:formula="of:=SIN([.A217]+[.B217])" office:value-type="float" office:value="0.17257739244579" calcext:value-type="float">
            <text:p>0,17257739244579</text:p>
          </table:table-cell>
          <table:table-cell table:style-name="Default" table:formula="of:=(RAND()-0.5)*[.$I$3]" office:value-type="float" office:value="0.0120714113642467" calcext:value-type="float">
            <text:p>0,012071411364247</text:p>
          </table:table-cell>
          <table:table-cell table:style-name="ce2" table:formula="of:=[.C217]+[.D217]" office:value-type="float" office:value="0.184648803810037" calcext:value-type="float">
            <text:p>0.18</text:p>
          </table:table-cell>
          <table:table-cell table:number-columns-repeated="4"/>
        </table:table-row>
        <table:table-row table:style-name="ro1">
          <table:table-cell office:value-type="float" office:value="66.1" calcext:value-type="float">
            <text:p>66,1</text:p>
          </table:table-cell>
          <table:table-cell office:value-type="float" office:value="0" calcext:value-type="float">
            <text:p>0</text:p>
          </table:table-cell>
          <table:table-cell table:formula="of:=SIN([.A218]+[.B218])" office:value-type="float" office:value="-0.126216729818238" calcext:value-type="float">
            <text:p>-0,126216729818238</text:p>
          </table:table-cell>
          <table:table-cell table:style-name="Default" table:formula="of:=(RAND()-0.5)*[.$I$3]" office:value-type="float" office:value="-0.00829315579942858" calcext:value-type="float">
            <text:p>-0,008293155799429</text:p>
          </table:table-cell>
          <table:table-cell table:style-name="ce2" table:formula="of:=[.C218]+[.D218]" office:value-type="float" office:value="-0.134509885617667" calcext:value-type="float">
            <text:p>-0.13</text:p>
          </table:table-cell>
          <table:table-cell table:number-columns-repeated="4"/>
        </table:table-row>
        <table:table-row table:style-name="ro1">
          <table:table-cell office:value-type="float" office:value="66.4" calcext:value-type="float">
            <text:p>66,4</text:p>
          </table:table-cell>
          <table:table-cell office:value-type="float" office:value="0" calcext:value-type="float">
            <text:p>0</text:p>
          </table:table-cell>
          <table:table-cell table:formula="of:=SIN([.A219]+[.B219])" office:value-type="float" office:value="-0.413736287512732" calcext:value-type="float">
            <text:p>-0,413736287512732</text:p>
          </table:table-cell>
          <table:table-cell table:style-name="Default" table:formula="of:=(RAND()-0.5)*[.$I$3]" office:value-type="float" office:value="0.0102682788369568" calcext:value-type="float">
            <text:p>0,010268278836957</text:p>
          </table:table-cell>
          <table:table-cell table:style-name="ce2" table:formula="of:=[.C219]+[.D219]" office:value-type="float" office:value="-0.403468008675776" calcext:value-type="float">
            <text:p>-0.40</text:p>
          </table:table-cell>
          <table:table-cell table:number-columns-repeated="4"/>
        </table:table-row>
        <table:table-row table:style-name="ro1">
          <table:table-cell office:value-type="float" office:value="66.7" calcext:value-type="float">
            <text:p>66,7</text:p>
          </table:table-cell>
          <table:table-cell office:value-type="float" office:value="0" calcext:value-type="float">
            <text:p>0</text:p>
          </table:table-cell>
          <table:table-cell table:formula="of:=SIN([.A220]+[.B220])" office:value-type="float" office:value="-0.664298014854314" calcext:value-type="float">
            <text:p>-0,664298014854314</text:p>
          </table:table-cell>
          <table:table-cell table:style-name="Default" table:formula="of:=(RAND()-0.5)*[.$I$3]" office:value-type="float" office:value="0.0284183247677136" calcext:value-type="float">
            <text:p>0,028418324767714</text:p>
          </table:table-cell>
          <table:table-cell table:style-name="ce2" table:formula="of:=[.C220]+[.D220]" office:value-type="float" office:value="-0.635879690086601" calcext:value-type="float">
            <text:p>-0.64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SIN([.A221]+[.B221])" office:value-type="float" office:value="-0.85551997897533" calcext:value-type="float">
            <text:p>-0,85551997897533</text:p>
          </table:table-cell>
          <table:table-cell table:style-name="Default" table:formula="of:=(RAND()-0.5)*[.$I$3]" office:value-type="float" office:value="0.0577276792825459" calcext:value-type="float">
            <text:p>0,057727679282546</text:p>
          </table:table-cell>
          <table:table-cell table:style-name="ce2" table:formula="of:=[.C221]+[.D221]" office:value-type="float" office:value="-0.797792299692784" calcext:value-type="float">
            <text:p>-0.80</text:p>
          </table:table-cell>
          <table:table-cell table:number-columns-repeated="4"/>
        </table:table-row>
        <table:table-row table:style-name="ro1">
          <table:table-cell office:value-type="float" office:value="67.3" calcext:value-type="float">
            <text:p>67,3</text:p>
          </table:table-cell>
          <table:table-cell office:value-type="float" office:value="0" calcext:value-type="float">
            <text:p>0</text:p>
          </table:table-cell>
          <table:table-cell table:formula="of:=SIN([.A222]+[.B222])" office:value-type="float" office:value="-0.970320891327898" calcext:value-type="float">
            <text:p>-0,970320891327898</text:p>
          </table:table-cell>
          <table:table-cell table:style-name="Default" table:formula="of:=(RAND()-0.5)*[.$I$3]" office:value-type="float" office:value="-0.0310060655745501" calcext:value-type="float">
            <text:p>-0,03100606557455</text:p>
          </table:table-cell>
          <table:table-cell table:style-name="ce2" table:formula="of:=[.C222]+[.D222]" office:value-type="float" office:value="-1.00132695690245" calcext:value-type="float">
            <text:p>-1.00</text:p>
          </table:table-cell>
          <table:table-cell table:number-columns-repeated="4"/>
        </table:table-row>
        <table:table-row table:style-name="ro1">
          <table:table-cell office:value-type="float" office:value="67.6" calcext:value-type="float">
            <text:p>67,6</text:p>
          </table:table-cell>
          <table:table-cell office:value-type="float" office:value="0" calcext:value-type="float">
            <text:p>0</text:p>
          </table:table-cell>
          <table:table-cell table:formula="of:=SIN([.A223]+[.B223])" office:value-type="float" office:value="-0.99844592831751" calcext:value-type="float">
            <text:p>-0,99844592831751</text:p>
          </table:table-cell>
          <table:table-cell table:style-name="Default" table:formula="of:=(RAND()-0.5)*[.$I$3]" office:value-type="float" office:value="-0.0298759446134528" calcext:value-type="float">
            <text:p>-0,029875944613453</text:p>
          </table:table-cell>
          <table:table-cell table:style-name="ce2" table:formula="of:=[.C223]+[.D223]" office:value-type="float" office:value="-1.02832187293096" calcext:value-type="float">
            <text:p>-1.03</text:p>
          </table:table-cell>
          <table:table-cell table:number-columns-repeated="4"/>
        </table:table-row>
        <table:table-row table:style-name="ro1">
          <table:table-cell office:value-type="float" office:value="67.9" calcext:value-type="float">
            <text:p>67,9</text:p>
          </table:table-cell>
          <table:table-cell office:value-type="float" office:value="0" calcext:value-type="float">
            <text:p>0</text:p>
          </table:table-cell>
          <table:table-cell table:formula="of:=SIN([.A224]+[.B224])" office:value-type="float" office:value="-0.937382764153317" calcext:value-type="float">
            <text:p>-0,937382764153317</text:p>
          </table:table-cell>
          <table:table-cell table:style-name="Default" table:formula="of:=(RAND()-0.5)*[.$I$3]" office:value-type="float" office:value="0.00837370192238636" calcext:value-type="float">
            <text:p>0,008373701922386</text:p>
          </table:table-cell>
          <table:table-cell table:style-name="ce2" table:formula="of:=[.C224]+[.D224]" office:value-type="float" office:value="-0.92900906223093" calcext:value-type="float">
            <text:p>-0.93</text:p>
          </table:table-cell>
          <table:table-cell table:number-columns-repeated="4"/>
        </table:table-row>
        <table:table-row table:style-name="ro1">
          <table:table-cell office:value-type="float" office:value="68.2" calcext:value-type="float">
            <text:p>68,2</text:p>
          </table:table-cell>
          <table:table-cell office:value-type="float" office:value="0" calcext:value-type="float">
            <text:p>0</text:p>
          </table:table-cell>
          <table:table-cell table:formula="of:=SIN([.A225]+[.B225])" office:value-type="float" office:value="-0.792585989428662" calcext:value-type="float">
            <text:p>-0,792585989428662</text:p>
          </table:table-cell>
          <table:table-cell table:style-name="Default" table:formula="of:=(RAND()-0.5)*[.$I$3]" office:value-type="float" office:value="-0.0416252033538339" calcext:value-type="float">
            <text:p>-0,041625203353834</text:p>
          </table:table-cell>
          <table:table-cell table:style-name="ce2" table:formula="of:=[.C225]+[.D225]" office:value-type="float" office:value="-0.834211192782496" calcext:value-type="float">
            <text:p>-0.83</text:p>
          </table:table-cell>
          <table:table-cell table:number-columns-repeated="4"/>
        </table:table-row>
        <table:table-row table:style-name="ro1">
          <table:table-cell office:value-type="float" office:value="68.5" calcext:value-type="float">
            <text:p>68,5</text:p>
          </table:table-cell>
          <table:table-cell office:value-type="float" office:value="0" calcext:value-type="float">
            <text:p>0</text:p>
          </table:table-cell>
          <table:table-cell table:formula="of:=SIN([.A226]+[.B226])" office:value-type="float" office:value="-0.576989868788531" calcext:value-type="float">
            <text:p>-0,576989868788531</text:p>
          </table:table-cell>
          <table:table-cell table:style-name="Default" table:formula="of:=(RAND()-0.5)*[.$I$3]" office:value-type="float" office:value="0.0417236624205588" calcext:value-type="float">
            <text:p>0,041723662420559</text:p>
          </table:table-cell>
          <table:table-cell table:style-name="ce2" table:formula="of:=[.C226]+[.D226]" office:value-type="float" office:value="-0.535266206367972" calcext:value-type="float">
            <text:p>-0.54</text:p>
          </table:table-cell>
          <table:table-cell table:number-columns-repeated="4"/>
        </table:table-row>
        <table:table-row table:style-name="ro1">
          <table:table-cell office:value-type="float" office:value="68.8" calcext:value-type="float">
            <text:p>68,8</text:p>
          </table:table-cell>
          <table:table-cell office:value-type="float" office:value="0" calcext:value-type="float">
            <text:p>0</text:p>
          </table:table-cell>
          <table:table-cell table:formula="of:=SIN([.A227]+[.B227])" office:value-type="float" office:value="-0.309852961590284" calcext:value-type="float">
            <text:p>-0,309852961590284</text:p>
          </table:table-cell>
          <table:table-cell table:style-name="Default" table:formula="of:=(RAND()-0.5)*[.$I$3]" office:value-type="float" office:value="0.039052253033886" calcext:value-type="float">
            <text:p>0,039052253033886</text:p>
          </table:table-cell>
          <table:table-cell table:style-name="ce2" table:formula="of:=[.C227]+[.D227]" office:value-type="float" office:value="-0.270800708556398" calcext:value-type="float">
            <text:p>-0.27</text:p>
          </table:table-cell>
          <table:table-cell table:number-columns-repeated="4"/>
        </table:table-row>
        <table:table-row table:style-name="ro1">
          <table:table-cell office:value-type="float" office:value="69.1" calcext:value-type="float">
            <text:p>69,1</text:p>
          </table:table-cell>
          <table:table-cell office:value-type="float" office:value="0" calcext:value-type="float">
            <text:p>0</text:p>
          </table:table-cell>
          <table:table-cell table:formula="of:=SIN([.A228]+[.B228])" office:value-type="float" office:value="-0.0150378121531467" calcext:value-type="float">
            <text:p>-0,015037812153147</text:p>
          </table:table-cell>
          <table:table-cell table:style-name="Default" table:formula="of:=(RAND()-0.5)*[.$I$3]" office:value-type="float" office:value="0.0158215543457155" calcext:value-type="float">
            <text:p>0,015821554345716</text:p>
          </table:table-cell>
          <table:table-cell table:style-name="ce2" table:formula="of:=[.C228]+[.D228]" office:value-type="float" office:value="0.000783742192568772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float" office:value="69.4" calcext:value-type="float">
            <text:p>69,4</text:p>
          </table:table-cell>
          <table:table-cell office:value-type="float" office:value="0" calcext:value-type="float">
            <text:p>0</text:p>
          </table:table-cell>
          <table:table-cell table:formula="of:=SIN([.A229]+[.B229])" office:value-type="float" office:value="0.281120620257248" calcext:value-type="float">
            <text:p>0,281120620257248</text:p>
          </table:table-cell>
          <table:table-cell table:style-name="Default" table:formula="of:=(RAND()-0.5)*[.$I$3]" office:value-type="float" office:value="-0.0594973928885502" calcext:value-type="float">
            <text:p>-0,05949739288855</text:p>
          </table:table-cell>
          <table:table-cell table:style-name="ce2" table:formula="of:=[.C229]+[.D229]" office:value-type="float" office:value="0.221623227368698" calcext:value-type="float">
            <text:p>0.22</text:p>
          </table:table-cell>
          <table:table-cell table:number-columns-repeated="4"/>
        </table:table-row>
        <table:table-row table:style-name="ro1">
          <table:table-cell office:value-type="float" office:value="69.7" calcext:value-type="float">
            <text:p>69,7</text:p>
          </table:table-cell>
          <table:table-cell office:value-type="float" office:value="0" calcext:value-type="float">
            <text:p>0</text:p>
          </table:table-cell>
          <table:table-cell table:formula="of:=SIN([.A230]+[.B230])" office:value-type="float" office:value="0.552167384907892" calcext:value-type="float">
            <text:p>0,552167384907892</text:p>
          </table:table-cell>
          <table:table-cell table:style-name="Default" table:formula="of:=(RAND()-0.5)*[.$I$3]" office:value-type="float" office:value="0.0203373704097659" calcext:value-type="float">
            <text:p>0,020337370409766</text:p>
          </table:table-cell>
          <table:table-cell table:style-name="ce2" table:formula="of:=[.C230]+[.D230]" office:value-type="float" office:value="0.572504755317658" calcext:value-type="float">
            <text:p>0.5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SIN([.A231]+[.B231])" office:value-type="float" office:value="0.773890681557898" calcext:value-type="float">
            <text:p>0,773890681557898</text:p>
          </table:table-cell>
          <table:table-cell table:style-name="Default" table:formula="of:=(RAND()-0.5)*[.$I$3]" office:value-type="float" office:value="0.015820353040006" calcext:value-type="float">
            <text:p>0,015820353040006</text:p>
          </table:table-cell>
          <table:table-cell table:style-name="ce2" table:formula="of:=[.C231]+[.D231]" office:value-type="float" office:value="0.789711034597904" calcext:value-type="float">
            <text:p>0.79</text:p>
          </table:table-cell>
          <table:table-cell table:number-columns-repeated="4"/>
        </table:table-row>
        <table:table-row table:style-name="ro1">
          <table:table-cell office:value-type="float" office:value="70.3" calcext:value-type="float">
            <text:p>70,3</text:p>
          </table:table-cell>
          <table:table-cell office:value-type="float" office:value="0" calcext:value-type="float">
            <text:p>0</text:p>
          </table:table-cell>
          <table:table-cell table:formula="of:=SIN([.A232]+[.B232])" office:value-type="float" office:value="0.926484628465204" calcext:value-type="float">
            <text:p>0,926484628465204</text:p>
          </table:table-cell>
          <table:table-cell table:style-name="Default" table:formula="of:=(RAND()-0.5)*[.$I$3]" office:value-type="float" office:value="-0.0383931957401147" calcext:value-type="float">
            <text:p>-0,038393195740115</text:p>
          </table:table-cell>
          <table:table-cell table:style-name="ce2" table:formula="of:=[.C232]+[.D232]" office:value-type="float" office:value="0.888091432725089" calcext:value-type="float">
            <text:p>0.89</text:p>
          </table:table-cell>
          <table:table-cell table:number-columns-repeated="4"/>
        </table:table-row>
        <table:table-row table:style-name="ro1">
          <table:table-cell office:value-type="float" office:value="70.6" calcext:value-type="float">
            <text:p>70,6</text:p>
          </table:table-cell>
          <table:table-cell office:value-type="float" office:value="0" calcext:value-type="float">
            <text:p>0</text:p>
          </table:table-cell>
          <table:table-cell table:formula="of:=SIN([.A233]+[.B233])" office:value-type="float" office:value="0.996318462815673" calcext:value-type="float">
            <text:p>0,996318462815673</text:p>
          </table:table-cell>
          <table:table-cell table:style-name="Default" table:formula="of:=(RAND()-0.5)*[.$I$3]" office:value-type="float" office:value="0.00419088829304196" calcext:value-type="float">
            <text:p>0,004190888293042</text:p>
          </table:table-cell>
          <table:table-cell table:style-name="ce2" table:formula="of:=[.C233]+[.D233]" office:value-type="float" office:value="1.00050935110872" calcext:value-type="float">
            <text:p>1.00</text:p>
          </table:table-cell>
          <table:table-cell table:number-columns-repeated="4"/>
        </table:table-row>
        <table:table-row table:style-name="ro1">
          <table:table-cell office:value-type="float" office:value="70.9" calcext:value-type="float">
            <text:p>70,9</text:p>
          </table:table-cell>
          <table:table-cell office:value-type="float" office:value="0" calcext:value-type="float">
            <text:p>0</text:p>
          </table:table-cell>
          <table:table-cell table:formula="of:=SIN([.A234]+[.B234])" office:value-type="float" office:value="0.97715413616949" calcext:value-type="float">
            <text:p>0,97715413616949</text:p>
          </table:table-cell>
          <table:table-cell table:style-name="Default" table:formula="of:=(RAND()-0.5)*[.$I$3]" office:value-type="float" office:value="-0.0579815790077857" calcext:value-type="float">
            <text:p>-0,057981579007786</text:p>
          </table:table-cell>
          <table:table-cell table:style-name="ce2" table:formula="of:=[.C234]+[.D234]" office:value-type="float" office:value="0.919172557161704" calcext:value-type="float">
            <text:p>0.92</text:p>
          </table:table-cell>
          <table:table-cell table:number-columns-repeated="4"/>
        </table:table-row>
        <table:table-row table:style-name="ro1">
          <table:table-cell office:value-type="float" office:value="71.2" calcext:value-type="float">
            <text:p>71,2</text:p>
          </table:table-cell>
          <table:table-cell office:value-type="float" office:value="0" calcext:value-type="float">
            <text:p>0</text:p>
          </table:table-cell>
          <table:table-cell table:formula="of:=SIN([.A235]+[.B235])" office:value-type="float" office:value="0.870703540749778" calcext:value-type="float">
            <text:p>0,870703540749778</text:p>
          </table:table-cell>
          <table:table-cell table:style-name="Default" table:formula="of:=(RAND()-0.5)*[.$I$3]" office:value-type="float" office:value="-0.0129259316219575" calcext:value-type="float">
            <text:p>-0,012925931621958</text:p>
          </table:table-cell>
          <table:table-cell table:style-name="ce2" table:formula="of:=[.C235]+[.D235]" office:value-type="float" office:value="0.85777760912782" calcext:value-type="float">
            <text:p>0.86</text:p>
          </table:table-cell>
          <table:table-cell table:number-columns-repeated="4"/>
        </table:table-row>
        <table:table-row table:style-name="ro1">
          <table:table-cell office:value-type="float" office:value="71.5" calcext:value-type="float">
            <text:p>71,5</text:p>
          </table:table-cell>
          <table:table-cell office:value-type="float" office:value="0" calcext:value-type="float">
            <text:p>0</text:p>
          </table:table-cell>
          <table:table-cell table:formula="of:=SIN([.A236]+[.B236])" office:value-type="float" office:value="0.686475591208765" calcext:value-type="float">
            <text:p>0,686475591208765</text:p>
          </table:table-cell>
          <table:table-cell table:style-name="Default" table:formula="of:=(RAND()-0.5)*[.$I$3]" office:value-type="float" office:value="0.026690092095891" calcext:value-type="float">
            <text:p>0,026690092095891</text:p>
          </table:table-cell>
          <table:table-cell table:style-name="ce2" table:formula="of:=[.C236]+[.D236]" office:value-type="float" office:value="0.713165683304656" calcext:value-type="float">
            <text:p>0.71</text:p>
          </table:table-cell>
          <table:table-cell table:number-columns-repeated="4"/>
        </table:table-row>
        <table:table-row table:style-name="ro1">
          <table:table-cell office:value-type="float" office:value="71.8" calcext:value-type="float">
            <text:p>71,8</text:p>
          </table:table-cell>
          <table:table-cell office:value-type="float" office:value="0" calcext:value-type="float">
            <text:p>0</text:p>
          </table:table-cell>
          <table:table-cell table:formula="of:=SIN([.A237]+[.B237])" office:value-type="float" office:value="0.440926821601823" calcext:value-type="float">
            <text:p>0,440926821601823</text:p>
          </table:table-cell>
          <table:table-cell table:style-name="Default" table:formula="of:=(RAND()-0.5)*[.$I$3]" office:value-type="float" office:value="-0.0023313353866348" calcext:value-type="float">
            <text:p>-0,002331335386635</text:p>
          </table:table-cell>
          <table:table-cell table:style-name="ce2" table:formula="of:=[.C237]+[.D237]" office:value-type="float" office:value="0.438595486215189" calcext:value-type="float">
            <text:p>0.44</text:p>
          </table:table-cell>
          <table:table-cell table:number-columns-repeated="4"/>
        </table:table-row>
        <table:table-row table:style-name="ro1">
          <table:table-cell office:value-type="float" office:value="72.1" calcext:value-type="float">
            <text:p>72,1</text:p>
          </table:table-cell>
          <table:table-cell office:value-type="float" office:value="0" calcext:value-type="float">
            <text:p>0</text:p>
          </table:table-cell>
          <table:table-cell table:formula="of:=SIN([.A238]+[.B238])" office:value-type="float" office:value="0.155991372212043" calcext:value-type="float">
            <text:p>0,155991372212043</text:p>
          </table:table-cell>
          <table:table-cell table:style-name="Default" table:formula="of:=(RAND()-0.5)*[.$I$3]" office:value-type="float" office:value="0.0395485197229951" calcext:value-type="float">
            <text:p>0,039548519722995</text:p>
          </table:table-cell>
          <table:table-cell table:style-name="ce2" table:formula="of:=[.C238]+[.D238]" office:value-type="float" office:value="0.195539891935038" calcext:value-type="float">
            <text:p>0.20</text:p>
          </table:table-cell>
          <table:table-cell table:number-columns-repeated="4"/>
        </table:table-row>
        <table:table-row table:style-name="ro1">
          <table:table-cell office:value-type="float" office:value="72.4" calcext:value-type="float">
            <text:p>72,4</text:p>
          </table:table-cell>
          <table:table-cell office:value-type="float" office:value="0" calcext:value-type="float">
            <text:p>0</text:p>
          </table:table-cell>
          <table:table-cell table:formula="of:=SIN([.A239]+[.B239])" office:value-type="float" office:value="-0.142878321875946" calcext:value-type="float">
            <text:p>-0,142878321875946</text:p>
          </table:table-cell>
          <table:table-cell table:style-name="Default" table:formula="of:=(RAND()-0.5)*[.$I$3]" office:value-type="float" office:value="0.0492762150292223" calcext:value-type="float">
            <text:p>0,049276215029222</text:p>
          </table:table-cell>
          <table:table-cell table:style-name="ce2" table:formula="of:=[.C239]+[.D239]" office:value-type="float" office:value="-0.0936021068467237" calcext:value-type="float">
            <text:p>-0.09</text:p>
          </table:table-cell>
          <table:table-cell table:number-columns-repeated="4"/>
        </table:table-row>
        <table:table-row table:style-name="ro1">
          <table:table-cell office:value-type="float" office:value="72.7" calcext:value-type="float">
            <text:p>72,7</text:p>
          </table:table-cell>
          <table:table-cell office:value-type="float" office:value="0" calcext:value-type="float">
            <text:p>0</text:p>
          </table:table-cell>
          <table:table-cell table:formula="of:=SIN([.A240]+[.B240])" office:value-type="float" office:value="-0.428985120998292" calcext:value-type="float">
            <text:p>-0,428985120998292</text:p>
          </table:table-cell>
          <table:table-cell table:style-name="Default" table:formula="of:=(RAND()-0.5)*[.$I$3]" office:value-type="float" office:value="0.0408438851784498" calcext:value-type="float">
            <text:p>0,04084388517845</text:p>
          </table:table-cell>
          <table:table-cell table:style-name="ce2" table:formula="of:=[.C240]+[.D240]" office:value-type="float" office:value="-0.388141235819842" calcext:value-type="float">
            <text:p>-0.3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SIN([.A241]+[.B241])" office:value-type="float" office:value="-0.676771956887318" calcext:value-type="float">
            <text:p>-0,676771956887318</text:p>
          </table:table-cell>
          <table:table-cell table:style-name="Default" table:formula="of:=(RAND()-0.5)*[.$I$3]" office:value-type="float" office:value="0.0365423320960632" calcext:value-type="float">
            <text:p>0,036542332096063</text:p>
          </table:table-cell>
          <table:table-cell table:style-name="ce2" table:formula="of:=[.C241]+[.D241]" office:value-type="float" office:value="-0.640229624791255" calcext:value-type="float">
            <text:p>-0.64</text:p>
          </table:table-cell>
          <table:table-cell table:number-columns-repeated="4"/>
        </table:table-row>
        <table:table-row table:style-name="ro1">
          <table:table-cell office:value-type="float" office:value="73.3" calcext:value-type="float">
            <text:p>73,3</text:p>
          </table:table-cell>
          <table:table-cell office:value-type="float" office:value="0" calcext:value-type="float">
            <text:p>0</text:p>
          </table:table-cell>
          <table:table-cell table:formula="of:=SIN([.A242]+[.B242])" office:value-type="float" office:value="-0.864104769464509" calcext:value-type="float">
            <text:p>-0,864104769464509</text:p>
          </table:table-cell>
          <table:table-cell table:style-name="Default" table:formula="of:=(RAND()-0.5)*[.$I$3]" office:value-type="float" office:value="0.0264513847082282" calcext:value-type="float">
            <text:p>0,026451384708228</text:p>
          </table:table-cell>
          <table:table-cell table:style-name="ce2" table:formula="of:=[.C242]+[.D242]" office:value-type="float" office:value="-0.837653384756281" calcext:value-type="float">
            <text:p>-0.84</text:p>
          </table:table-cell>
          <table:table-cell table:number-columns-repeated="4"/>
        </table:table-row>
        <table:table-row table:style-name="ro1">
          <table:table-cell office:value-type="float" office:value="73.6" calcext:value-type="float">
            <text:p>73,6</text:p>
          </table:table-cell>
          <table:table-cell office:value-type="float" office:value="0" calcext:value-type="float">
            <text:p>0</text:p>
          </table:table-cell>
          <table:table-cell table:formula="of:=SIN([.A243]+[.B243])" office:value-type="float" office:value="-0.974249676506503" calcext:value-type="float">
            <text:p>-0,974249676506503</text:p>
          </table:table-cell>
          <table:table-cell table:style-name="Default" table:formula="of:=(RAND()-0.5)*[.$I$3]" office:value-type="float" office:value="0.0301819573953215" calcext:value-type="float">
            <text:p>0,030181957395322</text:p>
          </table:table-cell>
          <table:table-cell table:style-name="ce2" table:formula="of:=[.C243]+[.D243]" office:value-type="float" office:value="-0.944067719111182" calcext:value-type="float">
            <text:p>-0.94</text:p>
          </table:table-cell>
          <table:table-cell table:number-columns-repeated="4"/>
        </table:table-row>
        <table:table-row table:style-name="ro1">
          <table:table-cell office:value-type="float" office:value="73.9" calcext:value-type="float">
            <text:p>73,9</text:p>
          </table:table-cell>
          <table:table-cell office:value-type="float" office:value="0" calcext:value-type="float">
            <text:p>0</text:p>
          </table:table-cell>
          <table:table-cell table:formula="of:=SIN([.A244]+[.B244])" office:value-type="float" office:value="-0.997367761506454" calcext:value-type="float">
            <text:p>-0,997367761506454</text:p>
          </table:table-cell>
          <table:table-cell table:style-name="Default" table:formula="of:=(RAND()-0.5)*[.$I$3]" office:value-type="float" office:value="0.00171411214858111" calcext:value-type="float">
            <text:p>0,001714112148581</text:p>
          </table:table-cell>
          <table:table-cell table:style-name="ce2" table:formula="of:=[.C244]+[.D244]" office:value-type="float" office:value="-0.995653649357872" calcext:value-type="float">
            <text:p>-1.00</text:p>
          </table:table-cell>
          <table:table-cell table:number-columns-repeated="4"/>
        </table:table-row>
        <table:table-row table:style-name="ro1">
          <table:table-cell office:value-type="float" office:value="74.2" calcext:value-type="float">
            <text:p>74,2</text:p>
          </table:table-cell>
          <table:table-cell office:value-type="float" office:value="0" calcext:value-type="float">
            <text:p>0</text:p>
          </table:table-cell>
          <table:table-cell table:formula="of:=SIN([.A245]+[.B245])" office:value-type="float" office:value="-0.931393954782778" calcext:value-type="float">
            <text:p>-0,931393954782778</text:p>
          </table:table-cell>
          <table:table-cell table:style-name="Default" table:formula="of:=(RAND()-0.5)*[.$I$3]" office:value-type="float" office:value="-0.00286936939245261" calcext:value-type="float">
            <text:p>-0,002869369392453</text:p>
          </table:table-cell>
          <table:table-cell table:style-name="ce2" table:formula="of:=[.C245]+[.D245]" office:value-type="float" office:value="-0.934263324175231" calcext:value-type="float">
            <text:p>-0.93</text:p>
          </table:table-cell>
          <table:table-cell table:number-columns-repeated="4"/>
        </table:table-row>
        <table:table-row table:style-name="ro1">
          <table:table-cell office:value-type="float" office:value="74.5" calcext:value-type="float">
            <text:p>74,5</text:p>
          </table:table-cell>
          <table:table-cell office:value-type="float" office:value="0" calcext:value-type="float">
            <text:p>0</text:p>
          </table:table-cell>
          <table:table-cell table:formula="of:=SIN([.A246]+[.B246])" office:value-type="float" office:value="-0.782221500003525" calcext:value-type="float">
            <text:p>-0,782221500003525</text:p>
          </table:table-cell>
          <table:table-cell table:style-name="Default" table:formula="of:=(RAND()-0.5)*[.$I$3]" office:value-type="float" office:value="0.0621771330847613" calcext:value-type="float">
            <text:p>0,062177133084761</text:p>
          </table:table-cell>
          <table:table-cell table:style-name="ce2" table:formula="of:=[.C246]+[.D246]" office:value-type="float" office:value="-0.720044366918763" calcext:value-type="float">
            <text:p>-0.72</text:p>
          </table:table-cell>
          <table:table-cell table:number-columns-repeated="4"/>
        </table:table-row>
        <table:table-row table:style-name="ro1">
          <table:table-cell office:value-type="float" office:value="74.8" calcext:value-type="float">
            <text:p>74,8</text:p>
          </table:table-cell>
          <table:table-cell office:value-type="float" office:value="0" calcext:value-type="float">
            <text:p>0</text:p>
          </table:table-cell>
          <table:table-cell table:formula="of:=SIN([.A247]+[.B247])" office:value-type="float" office:value="-0.563175528281093" calcext:value-type="float">
            <text:p>-0,563175528281093</text:p>
          </table:table-cell>
          <table:table-cell table:style-name="Default" table:formula="of:=(RAND()-0.5)*[.$I$3]" office:value-type="float" office:value="-0.0190644183305398" calcext:value-type="float">
            <text:p>-0,01906441833054</text:p>
          </table:table-cell>
          <table:table-cell table:style-name="ce2" table:formula="of:=[.C247]+[.D247]" office:value-type="float" office:value="-0.582239946611633" calcext:value-type="float">
            <text:p>-0.58</text:p>
          </table:table-cell>
          <table:table-cell table:number-columns-repeated="4"/>
        </table:table-row>
        <table:table-row table:style-name="ro1">
          <table:table-cell office:value-type="float" office:value="75.1" calcext:value-type="float">
            <text:p>75,1</text:p>
          </table:table-cell>
          <table:table-cell office:value-type="float" office:value="0" calcext:value-type="float">
            <text:p>0</text:p>
          </table:table-cell>
          <table:table-cell table:formula="of:=SIN([.A248]+[.B248])" office:value-type="float" office:value="-0.293822763895513" calcext:value-type="float">
            <text:p>-0,293822763895513</text:p>
          </table:table-cell>
          <table:table-cell table:style-name="Default" table:formula="of:=(RAND()-0.5)*[.$I$3]" office:value-type="float" office:value="0.0236642412996184" calcext:value-type="float">
            <text:p>0,023664241299618</text:p>
          </table:table-cell>
          <table:table-cell table:style-name="ce2" table:formula="of:=[.C248]+[.D248]" office:value-type="float" office:value="-0.270158522595894" calcext:value-type="float">
            <text:p>-0.27</text:p>
          </table:table-cell>
          <table:table-cell table:number-columns-repeated="4"/>
        </table:table-row>
        <table:table-row table:style-name="ro1">
          <table:table-cell office:value-type="float" office:value="75.4" calcext:value-type="float">
            <text:p>75,4</text:p>
          </table:table-cell>
          <table:table-cell office:value-type="float" office:value="0" calcext:value-type="float">
            <text:p>0</text:p>
          </table:table-cell>
          <table:table-cell table:formula="of:=SIN([.A249]+[.B249])" office:value-type="float" office:value="0.00177631291085117" calcext:value-type="float">
            <text:p>0,001776312910851</text:p>
          </table:table-cell>
          <table:table-cell table:style-name="Default" table:formula="of:=(RAND()-0.5)*[.$I$3]" office:value-type="float" office:value="-0.0388544114257454" calcext:value-type="float">
            <text:p>-0,038854411425745</text:p>
          </table:table-cell>
          <table:table-cell table:style-name="ce2" table:formula="of:=[.C249]+[.D249]" office:value-type="float" office:value="-0.0370780985148942" calcext:value-type="float">
            <text:p>-0.04</text:p>
          </table:table-cell>
          <table:table-cell table:number-columns-repeated="4"/>
        </table:table-row>
        <table:table-row table:style-name="ro1">
          <table:table-cell office:value-type="float" office:value="75.7" calcext:value-type="float">
            <text:p>75,7</text:p>
          </table:table-cell>
          <table:table-cell office:value-type="float" office:value="0" calcext:value-type="float">
            <text:p>0</text:p>
          </table:table-cell>
          <table:table-cell table:formula="of:=SIN([.A250]+[.B250])" office:value-type="float" office:value="0.297216716975195" calcext:value-type="float">
            <text:p>0,297216716975195</text:p>
          </table:table-cell>
          <table:table-cell table:style-name="Default" table:formula="of:=(RAND()-0.5)*[.$I$3]" office:value-type="float" office:value="0.0492111753359322" calcext:value-type="float">
            <text:p>0,049211175335932</text:p>
          </table:table-cell>
          <table:table-cell table:style-name="ce2" table:formula="of:=[.C250]+[.D250]" office:value-type="float" office:value="0.346427892311127" calcext:value-type="float">
            <text:p>0.3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SIN([.A251]+[.B251])" office:value-type="float" office:value="0.566107636898204" calcext:value-type="float">
            <text:p>0,566107636898204</text:p>
          </table:table-cell>
          <table:table-cell table:style-name="Default" table:formula="of:=(RAND()-0.5)*[.$I$3]" office:value-type="float" office:value="-0.0225310860370737" calcext:value-type="float">
            <text:p>-0,022531086037074</text:p>
          </table:table-cell>
          <table:table-cell table:style-name="ce2" table:formula="of:=[.C251]+[.D251]" office:value-type="float" office:value="0.54357655086113" calcext:value-type="float">
            <text:p>0.54</text:p>
          </table:table-cell>
          <table:table-cell table:number-columns-repeated="4"/>
        </table:table-row>
        <table:table-row table:style-name="ro1">
          <table:table-cell office:value-type="float" office:value="76.3" calcext:value-type="float">
            <text:p>76,3</text:p>
          </table:table-cell>
          <table:table-cell office:value-type="float" office:value="0" calcext:value-type="float">
            <text:p>0</text:p>
          </table:table-cell>
          <table:table-cell table:formula="of:=SIN([.A252]+[.B252])" office:value-type="float" office:value="0.784429847627839" calcext:value-type="float">
            <text:p>0,784429847627839</text:p>
          </table:table-cell>
          <table:table-cell table:style-name="Default" table:formula="of:=(RAND()-0.5)*[.$I$3]" office:value-type="float" office:value="-0.0113367464633667" calcext:value-type="float">
            <text:p>-0,011336746463367</text:p>
          </table:table-cell>
          <table:table-cell table:style-name="ce2" table:formula="of:=[.C252]+[.D252]" office:value-type="float" office:value="0.773093101164473" calcext:value-type="float">
            <text:p>0.77</text:p>
          </table:table-cell>
          <table:table-cell table:number-columns-repeated="4"/>
        </table:table-row>
        <table:table-row table:style-name="ro1">
          <table:table-cell office:value-type="float" office:value="76.6" calcext:value-type="float">
            <text:p>76,6</text:p>
          </table:table-cell>
          <table:table-cell office:value-type="float" office:value="0" calcext:value-type="float">
            <text:p>0</text:p>
          </table:table-cell>
          <table:table-cell table:formula="of:=SIN([.A253]+[.B253])" office:value-type="float" office:value="0.932681276298026" calcext:value-type="float">
            <text:p>0,932681276298026</text:p>
          </table:table-cell>
          <table:table-cell table:style-name="Default" table:formula="of:=(RAND()-0.5)*[.$I$3]" office:value-type="float" office:value="-0.0134202534211245" calcext:value-type="float">
            <text:p>-0,013420253421125</text:p>
          </table:table-cell>
          <table:table-cell table:style-name="ce2" table:formula="of:=[.C253]+[.D253]" office:value-type="float" office:value="0.919261022876901" calcext:value-type="float">
            <text:p>0.92</text:p>
          </table:table-cell>
          <table:table-cell table:number-columns-repeated="4"/>
        </table:table-row>
        <table:table-row table:style-name="ro1">
          <table:table-cell office:value-type="float" office:value="76.9" calcext:value-type="float">
            <text:p>76,9</text:p>
          </table:table-cell>
          <table:table-cell office:value-type="float" office:value="0" calcext:value-type="float">
            <text:p>0</text:p>
          </table:table-cell>
          <table:table-cell table:formula="of:=SIN([.A254]+[.B254])" office:value-type="float" office:value="0.997619064315653" calcext:value-type="float">
            <text:p>0,997619064315653</text:p>
          </table:table-cell>
          <table:table-cell table:style-name="Default" table:formula="of:=(RAND()-0.5)*[.$I$3]" office:value-type="float" office:value="-0.0184909258093613" calcext:value-type="float">
            <text:p>-0,018490925809361</text:p>
          </table:table-cell>
          <table:table-cell table:style-name="ce2" table:formula="of:=[.C254]+[.D254]" office:value-type="float" office:value="0.979128138506292" calcext:value-type="float">
            <text:p>0.98</text:p>
          </table:table-cell>
          <table:table-cell table:number-columns-repeated="4"/>
        </table:table-row>
        <table:table-row table:style-name="ro1">
          <table:table-cell office:value-type="float" office:value="77.2" calcext:value-type="float">
            <text:p>77,2</text:p>
          </table:table-cell>
          <table:table-cell office:value-type="float" office:value="0" calcext:value-type="float">
            <text:p>0</text:p>
          </table:table-cell>
          <table:table-cell table:formula="of:=SIN([.A255]+[.B255])" office:value-type="float" office:value="0.973442512478152" calcext:value-type="float">
            <text:p>0,973442512478152</text:p>
          </table:table-cell>
          <table:table-cell table:style-name="Default" table:formula="of:=(RAND()-0.5)*[.$I$3]" office:value-type="float" office:value="-0.0190733008068662" calcext:value-type="float">
            <text:p>-0,019073300806866</text:p>
          </table:table-cell>
          <table:table-cell table:style-name="ce2" table:formula="of:=[.C255]+[.D255]" office:value-type="float" office:value="0.954369211671286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float" office:value="77.5" calcext:value-type="float">
            <text:p>77,5</text:p>
          </table:table-cell>
          <table:table-cell office:value-type="float" office:value="0" calcext:value-type="float">
            <text:p>0</text:p>
          </table:table-cell>
          <table:table-cell table:formula="of:=SIN([.A256]+[.B256])" office:value-type="float" office:value="0.862311240157315" calcext:value-type="float">
            <text:p>0,862311240157315</text:p>
          </table:table-cell>
          <table:table-cell table:style-name="Default" table:formula="of:=(RAND()-0.5)*[.$I$3]" office:value-type="float" office:value="-0.0715172303912896" calcext:value-type="float">
            <text:p>-0,07151723039129</text:p>
          </table:table-cell>
          <table:table-cell table:style-name="ce2" table:formula="of:=[.C256]+[.D256]" office:value-type="float" office:value="0.790794009766025" calcext:value-type="float">
            <text:p>0.79</text:p>
          </table:table-cell>
          <table:table-cell table:number-columns-repeated="4"/>
        </table:table-row>
        <table:table-row table:style-name="ro1">
          <table:table-cell office:value-type="float" office:value="77.8" calcext:value-type="float">
            <text:p>77,8</text:p>
          </table:table-cell>
          <table:table-cell office:value-type="float" office:value="0" calcext:value-type="float">
            <text:p>0</text:p>
          </table:table-cell>
          <table:table-cell table:formula="of:=SIN([.A257]+[.B257])" office:value-type="float" office:value="0.674152272932725" calcext:value-type="float">
            <text:p>0,674152272932725</text:p>
          </table:table-cell>
          <table:table-cell table:style-name="Default" table:formula="of:=(RAND()-0.5)*[.$I$3]" office:value-type="float" office:value="0.00310719686223635" calcext:value-type="float">
            <text:p>0,003107196862236</text:p>
          </table:table-cell>
          <table:table-cell table:style-name="ce2" table:formula="of:=[.C257]+[.D257]" office:value-type="float" office:value="0.677259469794962" calcext:value-type="float">
            <text:p>0.68</text:p>
          </table:table-cell>
          <table:table-cell table:number-columns-repeated="4"/>
        </table:table-row>
        <table:table-row table:style-name="ro1">
          <table:table-cell office:value-type="float" office:value="78.1" calcext:value-type="float">
            <text:p>78,1</text:p>
          </table:table-cell>
          <table:table-cell office:value-type="float" office:value="0" calcext:value-type="float">
            <text:p>0</text:p>
          </table:table-cell>
          <table:table-cell table:formula="of:=SIN([.A258]+[.B258])" office:value-type="float" office:value="0.425773290961881" calcext:value-type="float">
            <text:p>0,425773290961881</text:p>
          </table:table-cell>
          <table:table-cell table:style-name="Default" table:formula="of:=(RAND()-0.5)*[.$I$3]" office:value-type="float" office:value="0.0698447988356826" calcext:value-type="float">
            <text:p>0,069844798835683</text:p>
          </table:table-cell>
          <table:table-cell table:style-name="ce2" table:formula="of:=[.C258]+[.D258]" office:value-type="float" office:value="0.495618089797563" calcext:value-type="float">
            <text:p>0.50</text:p>
          </table:table-cell>
          <table:table-cell table:number-columns-repeated="4"/>
        </table:table-row>
        <table:table-row table:style-name="ro1">
          <table:table-cell office:value-type="float" office:value="78.4" calcext:value-type="float">
            <text:p>78,4</text:p>
          </table:table-cell>
          <table:table-cell office:value-type="float" office:value="0" calcext:value-type="float">
            <text:p>0</text:p>
          </table:table-cell>
          <table:table-cell table:formula="of:=SIN([.A259]+[.B259])" office:value-type="float" office:value="0.139361248969232" calcext:value-type="float">
            <text:p>0,139361248969232</text:p>
          </table:table-cell>
          <table:table-cell table:style-name="Default" table:formula="of:=(RAND()-0.5)*[.$I$3]" office:value-type="float" office:value="-0.038411267394675" calcext:value-type="float">
            <text:p>-0,038411267394675</text:p>
          </table:table-cell>
          <table:table-cell table:style-name="ce2" table:formula="of:=[.C259]+[.D259]" office:value-type="float" office:value="0.100949981574557" calcext:value-type="float">
            <text:p>0.10</text:p>
          </table:table-cell>
          <table:table-cell table:number-columns-repeated="4"/>
        </table:table-row>
        <table:table-row table:style-name="ro1">
          <table:table-cell office:value-type="float" office:value="78.7" calcext:value-type="float">
            <text:p>78,7</text:p>
          </table:table-cell>
          <table:table-cell office:value-type="float" office:value="0" calcext:value-type="float">
            <text:p>0</text:p>
          </table:table-cell>
          <table:table-cell table:formula="of:=SIN([.A260]+[.B260])" office:value-type="float" office:value="-0.15949951834103" calcext:value-type="float">
            <text:p>-0,15949951834103</text:p>
          </table:table-cell>
          <table:table-cell table:style-name="Default" table:formula="of:=(RAND()-0.5)*[.$I$3]" office:value-type="float" office:value="0.0304898906000402" calcext:value-type="float">
            <text:p>0,03048989060004</text:p>
          </table:table-cell>
          <table:table-cell table:style-name="ce2" table:formula="of:=[.C260]+[.D260]" office:value-type="float" office:value="-0.12900962774099" calcext:value-type="float">
            <text:p>-0.13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IN([.A261]+[.B261])" office:value-type="float" office:value="-0.444112668707534" calcext:value-type="float">
            <text:p>-0,444112668707534</text:p>
          </table:table-cell>
          <table:table-cell table:style-name="Default" table:formula="of:=(RAND()-0.5)*[.$I$3]" office:value-type="float" office:value="-0.0376984580816185" calcext:value-type="float">
            <text:p>-0,037698458081619</text:p>
          </table:table-cell>
          <table:table-cell table:style-name="ce2" table:formula="of:=[.C261]+[.D261]" office:value-type="float" office:value="-0.481811126789152" calcext:value-type="float">
            <text:p>-0.48</text:p>
          </table:table-cell>
          <table:table-cell table:number-columns-repeated="4"/>
        </table:table-row>
        <table:table-row table:style-name="ro1">
          <table:table-cell office:value-type="float" office:value="79.3" calcext:value-type="float">
            <text:p>79,3</text:p>
          </table:table-cell>
          <table:table-cell office:value-type="float" office:value="0" calcext:value-type="float">
            <text:p>0</text:p>
          </table:table-cell>
          <table:table-cell table:formula="of:=SIN([.A262]+[.B262])" office:value-type="float" office:value="-0.689054557057475" calcext:value-type="float">
            <text:p>-0,689054557057475</text:p>
          </table:table-cell>
          <table:table-cell table:style-name="Default" table:formula="of:=(RAND()-0.5)*[.$I$3]" office:value-type="float" office:value="-0.0488932067222097" calcext:value-type="float">
            <text:p>-0,04889320672221</text:p>
          </table:table-cell>
          <table:table-cell table:style-name="ce2" table:formula="of:=[.C262]+[.D262]" office:value-type="float" office:value="-0.737947763779684" calcext:value-type="float">
            <text:p>-0.74</text:p>
          </table:table-cell>
          <table:table-cell table:number-columns-repeated="4"/>
        </table:table-row>
        <table:table-row table:style-name="ro1">
          <table:table-cell office:value-type="float" office:value="79.6" calcext:value-type="float">
            <text:p>79,6</text:p>
          </table:table-cell>
          <table:table-cell office:value-type="float" office:value="0" calcext:value-type="float">
            <text:p>0</text:p>
          </table:table-cell>
          <table:table-cell table:formula="of:=SIN([.A263]+[.B263])" office:value-type="float" office:value="-0.872445254003042" calcext:value-type="float">
            <text:p>-0,872445254003042</text:p>
          </table:table-cell>
          <table:table-cell table:style-name="Default" table:formula="of:=(RAND()-0.5)*[.$I$3]" office:value-type="float" office:value="-0.0562683117133267" calcext:value-type="float">
            <text:p>-0,056268311713327</text:p>
          </table:table-cell>
          <table:table-cell table:style-name="ce2" table:formula="of:=[.C263]+[.D263]" office:value-type="float" office:value="-0.928713565716368" calcext:value-type="float">
            <text:p>-0.93</text:p>
          </table:table-cell>
          <table:table-cell table:number-columns-repeated="4"/>
        </table:table-row>
        <table:table-row table:style-name="ro1">
          <table:table-cell office:value-type="float" office:value="79.9" calcext:value-type="float">
            <text:p>79,9</text:p>
          </table:table-cell>
          <table:table-cell office:value-type="float" office:value="0" calcext:value-type="float">
            <text:p>0</text:p>
          </table:table-cell>
          <table:table-cell table:formula="of:=SIN([.A264]+[.B264])" office:value-type="float" office:value="-0.977903014769654" calcext:value-type="float">
            <text:p>-0,977903014769654</text:p>
          </table:table-cell>
          <table:table-cell table:style-name="Default" table:formula="of:=(RAND()-0.5)*[.$I$3]" office:value-type="float" office:value="-0.0272877724391226" calcext:value-type="float">
            <text:p>-0,027287772439123</text:p>
          </table:table-cell>
          <table:table-cell table:style-name="ce2" table:formula="of:=[.C264]+[.D264]" office:value-type="float" office:value="-1.00519078720878" calcext:value-type="float">
            <text:p>-1.01</text:p>
          </table:table-cell>
          <table:table-cell table:number-columns-repeated="4"/>
        </table:table-row>
        <table:table-row table:style-name="ro1" table:number-rows-repeated="104831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0:20:15.277434806</meta:creation-date>
    <dc:date>2018-01-07T21:07:52.523257115</dc:date>
    <meta:editing-duration>PT5M34S</meta:editing-duration>
    <meta:editing-cycles>1</meta:editing-cycles>
    <meta:document-statistic meta:table-count="1" meta:cell-count="1322" meta:object-count="1"/>
    <meta:generator>LibreOffice/5.2.7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2" number:language="en" number:country="GB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E1:Sheet1.E264" svg:x="0.32cm" svg:y="0.18cm" svg:width="12.508cm" svg:height="8.64cm">
          <chartooo:coordinate-region svg:x="1.338cm" svg:y="0.379cm" svg:width="11.48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:Sheet1.E264" chart:class="chart:line">
            <chart:data-point chart:repeated="2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2275326580955">
                <text:p>0.882275326580955</text:p>
                <draw:g>
                  <svg:desc>Sheet1.E1:Sheet1.E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437860334382">
                <text:p>0.95437860334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460916422473">
                <text:p>1.02460916422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0667666709832">
                <text:p>0.980667666709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3308515861144">
                <text:p>0.763308515861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28531713280842">
                <text:p>0.528531713280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5169564411299">
                <text:p>0.2751695644112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86647946985422">
                <text:p>0.01866479469854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19046218938993">
                <text:p>-0.3190462189389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568312492003016">
                <text:p>-0.568312492003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796819569274242">
                <text:p>-0.7968195692742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53494663153545">
                <text:p>-0.853494663153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923734072172539">
                <text:p>-0.9237340721725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29818427635754">
                <text:p>-0.9298184276357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35606791054124">
                <text:p>-0.8356067910541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654568419540355">
                <text:p>-0.6545684195403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487410682553326">
                <text:p>-0.4874106825533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9171597555138">
                <text:p>-0.19171597555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6973097397169">
                <text:p>0.1769730973971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3692254971561">
                <text:p>0.403692254971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09985586884683">
                <text:p>0.709985586884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20110452139342">
                <text:p>0.9201104521393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19005194614558">
                <text:p>0.9190051946145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718281691346">
                <text:p>1.017182816913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76585112487003">
                <text:p>0.9765851124870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56120791625496">
                <text:p>0.8561207916254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9282301502">
                <text:p>0.5992823015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6792508599583">
                <text:p>0.3067925085995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37925297059191">
                <text:p>0.09379252970591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41865903278139">
                <text:p>-0.3418659032781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543625525835714">
                <text:p>-0.5436255258357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776238627229365">
                <text:p>-0.7762386272293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885183417264264">
                <text:p>-0.8851834172642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964934443736169">
                <text:p>-0.9649344437361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03023242151839">
                <text:p>-1.030232421518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864195721588059">
                <text:p>-0.8641957215880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51842921980462">
                <text:p>-0.751842921980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400166572337247">
                <text:p>-0.4001665723372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86706018036154">
                <text:p>-0.186706018036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03061499779676">
                <text:p>0.2030614997796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57503624392618">
                <text:p>0.3575036243926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1272512193051">
                <text:p>0.712725121930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3932160462678">
                <text:p>0.9239321604626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05741683045167">
                <text:p>0.9057416830451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0705999981051">
                <text:p>1.007059999810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61103274559163">
                <text:p>0.9611032745591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12259952852758">
                <text:p>0.8122599528527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64186768799966">
                <text:p>0.5641867687999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0590697824188">
                <text:p>0.3205906978241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32477967707419">
                <text:p>0.01324779677074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281924171621235">
                <text:p>-0.2819241716212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548311244316712">
                <text:p>-0.5483112443167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840710200806952">
                <text:p>-0.8407102008069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994146904106543">
                <text:p>-0.9941469041065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969921303781545">
                <text:p>-0.9699213037815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971391140868386">
                <text:p>-0.9713911408683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806031678593087">
                <text:p>-0.8060316785930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640620574486228">
                <text:p>-0.6406205744862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51801410891903">
                <text:p>-0.4518014108919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989363669973204">
                <text:p>-0.0989363669973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0791764588641">
                <text:p>0.1107917645886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7264572241545">
                <text:p>0.4872645722415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76352176352172">
                <text:p>0.6763521763521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53530315622421">
                <text:p>0.8535303156224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473208504197">
                <text:p>1.04732085041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56601562261925">
                <text:p>0.9566015622619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97409333247672">
                <text:p>0.8974093332476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66931610943963">
                <text:p>0.7669316109439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73357248639379">
                <text:p>0.5733572486393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55853345147364">
                <text:p>0.2558533451473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731907514496237">
                <text:p>-0.007319075144962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30623249709182">
                <text:p>-0.2306232497091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584435485047884">
                <text:p>-0.5844354850478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731341952144986">
                <text:p>-0.7313419521449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889462439465887">
                <text:p>-0.8894624394658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65041961574154">
                <text:p>-0.9650419615741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04262856057608">
                <text:p>-1.042628560576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854514742591311">
                <text:p>-0.8545147425913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680580334692588">
                <text:p>-0.6805803346925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457216572572772">
                <text:p>-0.4572165725727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21001346630302">
                <text:p>-0.1210013466303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4838082661558">
                <text:p>0.1048380826615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24713409854048">
                <text:p>0.5247134098540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45151340131013">
                <text:p>0.6451513401310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44755461630176">
                <text:p>0.9447554616301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2153120718513">
                <text:p>1.021531207185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3597763404538">
                <text:p>0.9735977634045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821222115352">
                <text:p>0.938212221153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24836374359571">
                <text:p>0.7248363743595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14316374318045">
                <text:p>0.6143163743180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8591574820904">
                <text:p>0.285915748209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311090510665302">
                <text:p>-0.03110905106653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290609626585203">
                <text:p>-0.2906096265852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645811967598005">
                <text:p>-0.6458119675980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950567398591868">
                <text:p>-0.9505673985918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82518342147771">
                <text:p>-0.825183421477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524027635193752">
                <text:p>-0.5240276351937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37219352879973">
                <text:p>-0.372193528799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68228423803637">
                <text:p>-0.01682284238036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10540297448983">
                <text:p>0.2105402974489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49043536328492">
                <text:p>0.5490435363284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6274219436712">
                <text:p>0.762742194367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76336676241838">
                <text:p>0.9763366762418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0697395311583">
                <text:p>1.006973953115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4747249871803">
                <text:p>0.947472498718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21103112948202">
                <text:p>0.9211031129482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30343291854274">
                <text:p>0.7303432918542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01693706690663">
                <text:p>0.5016937066906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75058271212316">
                <text:p>0.1750582712123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20419214883163">
                <text:p>-0.1204192148831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368244672795734">
                <text:p>-0.3682446727957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695609415406461">
                <text:p>-0.6956094154064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890648557535067">
                <text:p>-0.8906485575350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939196077175289">
                <text:p>-0.93919607717528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538195646493856">
                <text:p>-0.5381956464938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775655443958661">
                <text:p>-0.7756554439586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01544490524787">
                <text:p>-1.015444905247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06011594514853">
                <text:p>-1.060115945148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01590704400547">
                <text:p>-1.015907044005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837148143031287">
                <text:p>-0.8371481430312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703639797161419">
                <text:p>-0.7036397971614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375068174440134">
                <text:p>-0.3750681744401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73222703469669">
                <text:p>-0.1732227034696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468906637715">
                <text:p>0.234689066377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64917983886687">
                <text:p>0.4649179838866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81365685215026">
                <text:p>0.7813656852150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75070566802969">
                <text:p>0.8750705668029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14950127538307">
                <text:p>0.9149501275383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3111656917209">
                <text:p>1.031116569172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882807492674644">
                <text:p>0.8828074926746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22230453137444">
                <text:p>0.7222304531374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86797013383444">
                <text:p>0.5867970133834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38527458135692">
                <text:p>0.2385274581356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334796580198306">
                <text:p>-0.03347965801983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358720205693737">
                <text:p>-0.35872020569373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552522184206484">
                <text:p>-0.5525221842064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866265642557257">
                <text:p>-0.8662656425572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919505531373661">
                <text:p>-0.9195055313736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9494233545089">
                <text:p>-0.94942335450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971490112041822">
                <text:p>-0.9714901120418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886650265300673">
                <text:p>-0.8866502653006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670309851531979">
                <text:p>-0.6703098515319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416045570983858">
                <text:p>-0.4160455709838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828437102957578">
                <text:p>-0.08284371029575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63776240435544">
                <text:p>0.1637762404355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740302812554">
                <text:p>0.457403028125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96919545692418">
                <text:p>0.7969195456924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18854865358256">
                <text:p>0.9188548653582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0005729075806">
                <text:p>1.000057290758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5049447132221">
                <text:p>1.050494471322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9845460435785">
                <text:p>0.898454604357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705557135045043">
                <text:p>0.7055571350450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94745075303536">
                <text:p>0.4947450753035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60680263070719">
                <text:p>0.1606802630707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971543354226407">
                <text:p>-0.09715433542264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376499928471504">
                <text:p>-0.3764999284715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694098816413756">
                <text:p>-0.6940988164137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759410439046539">
                <text:p>-0.7594104390465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951905077847488">
                <text:p>-0.9519050778474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949295498397249">
                <text:p>-0.9492954983972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898621894825005">
                <text:p>-0.8986218948250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784454852474375">
                <text:p>-0.7844548524743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566879520110687">
                <text:p>-0.5668795201106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366416244788404">
                <text:p>-0.3664162447884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103993591434469">
                <text:p>-0.1039935914344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15255780361585">
                <text:p>0.2152557803615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88536133538336">
                <text:p>0.4885361335383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80188362370287">
                <text:p>0.801883623702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54122847761989">
                <text:p>0.9541228477619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49379283475445">
                <text:p>0.94937928347544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96129293177699">
                <text:p>0.9961292931776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40288048527809">
                <text:p>0.9402880485278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31015016993255">
                <text:p>0.7310150169932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81558980345165">
                <text:p>0.4815589803451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99115195535812">
                <text:p>0.1991151955358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424559093742834">
                <text:p>-0.04245590937428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372653918432913">
                <text:p>-0.3726539184329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583994278293555">
                <text:p>-0.5839942782935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810388607768873">
                <text:p>-0.8103886077688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917257717599164">
                <text:p>-0.9172577175991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964856915623393">
                <text:p>-0.9648569156233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00489029212342">
                <text:p>-1.004890292123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88392813982499">
                <text:p>-0.883928139824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530679681330455">
                <text:p>-0.5306796813304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27427444252576">
                <text:p>-0.274274442525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798700852826424">
                <text:p>-0.07987008528264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88309405107757">
                <text:p>0.2883094051077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44306417975477">
                <text:p>0.5443064179754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81363407891772">
                <text:p>0.78136340789177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81593748461601">
                <text:p>0.8815937484616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05846415028524">
                <text:p>1.058464150285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00532113489081">
                <text:p>1.005321134890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19433631170613">
                <text:p>0.9194336311706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71436661478052">
                <text:p>0.6714366614780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4457221064663">
                <text:p>0.544572210646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57658750311252">
                <text:p>0.2576587503112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988081657499188">
                <text:p>-0.09880816574991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360693289674557">
                <text:p>-0.3606932896745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65039651944424">
                <text:p>-0.650396519444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830339098862873">
                <text:p>-0.8303390988628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02459841865854">
                <text:p>-1.024598418658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968208544195142">
                <text:p>-0.9682085441951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943232521261364">
                <text:p>-0.9432325212613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735642713154774">
                <text:p>-0.7356427131547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634735521619498">
                <text:p>-0.6347355216194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394311775361943">
                <text:p>-0.3943117753619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659832445529546">
                <text:p>-0.06598324455295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3542688689468">
                <text:p>0.235426886894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80022125026908">
                <text:p>0.48002212502690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69514406291167">
                <text:p>0.7695144062911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70678841699117">
                <text:p>0.8706788416991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036674181178">
                <text:p>1.03667418117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99875156573961">
                <text:p>0.9998751565739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95210686120745">
                <text:p>0.8952106861207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67058852302113">
                <text:p>0.6670588523021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02941904165399">
                <text:p>0.4029419041653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84648803810037">
                <text:p>0.1846488038100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134509885617667">
                <text:p>-0.134509885617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403468008675776">
                <text:p>-0.4034680086757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635879690086601">
                <text:p>-0.6358796900866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797792299692784">
                <text:p>-0.7977922996927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00132695690245">
                <text:p>-1.001326956902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.02832187293096">
                <text:p>-1.028321872930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92900906223093">
                <text:p>-0.929009062230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834211192782496">
                <text:p>-0.8342111927824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535266206367972">
                <text:p>-0.5352662063679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270800708556398">
                <text:p>-0.2708007085563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783742192568772">
                <text:p>0.0007837421925687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21623227368698">
                <text:p>0.2216232273686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72504755317658">
                <text:p>0.5725047553176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89711034597904">
                <text:p>0.7897110345979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888091432725089">
                <text:p>0.8880914327250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00050935110872">
                <text:p>1.000509351108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19172557161704">
                <text:p>0.9191725571617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5777760912782">
                <text:p>0.857777609127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713165683304656">
                <text:p>0.7131656833046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38595486215189">
                <text:p>0.4385954862151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95539891935038">
                <text:p>0.19553989193503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936021068467237">
                <text:p>-0.09360210684672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388141235819842">
                <text:p>-0.3881412358198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640229624791255">
                <text:p>-0.6402296247912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837653384756281">
                <text:p>-0.8376533847562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944067719111182">
                <text:p>-0.94406771911118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995653649357872">
                <text:p>-0.9956536493578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934263324175231">
                <text:p>-0.9342633241752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720044366918763">
                <text:p>-0.7200443669187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582239946611633">
                <text:p>-0.58223994661163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270158522595894">
                <text:p>-0.2701585225958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370780985148942">
                <text:p>-0.037078098514894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46427892311127">
                <text:p>0.34642789231112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4357655086113">
                <text:p>0.543576550861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773093101164473">
                <text:p>0.77309310116447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19261022876901">
                <text:p>0.9192610228769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79128138506292">
                <text:p>0.9791281385062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54369211671286">
                <text:p>0.9543692116712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790794009766025">
                <text:p>0.7907940097660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77259469794962">
                <text:p>0.6772594697949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95618089797563">
                <text:p>0.4956180897975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00949981574557">
                <text:p>0.1009499815745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12900962774099">
                <text:p>-0.129009627740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481811126789152">
                <text:p>-0.48181112678915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737947763779684">
                <text:p>-0.7379477637796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928713565716368">
                <text:p>-0.9287135657163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.00519078720878">
                <text:p>-1.005190787208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